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2" svg:font-family="Calibri"/>
    <style:font-face style:name="Courier New2" svg:font-family="'Courier New'"/>
    <style:font-face style:name="Georgia1" svg:font-family="Georgia"/>
    <style:font-face style:name="Liberation Serif1" svg:font-family="'Liberation Serif'"/>
    <style:font-face style:name="UD Digi Kyokasho NK-R" svg:font-family="'UD Digi Kyokasho NK-R'"/>
    <style:font-face style:name="Arial1" svg:font-family="Arial" style:font-family-generic="swiss"/>
    <style:font-face style:name="Calibri" svg:font-family="Calibri" style:font-family-generic="swiss"/>
    <style:font-face style:name="Courier New1" svg:font-family="'Courier New'" style:font-family-generic="swiss"/>
    <style:font-face style:name="Georgia" svg:font-family="Georgia" style:font-family-generic="swiss"/>
    <style:font-face style:name="JetBrains Mono" svg:font-family="'JetBrains Mono'" style:font-family-generic="swiss"/>
    <style:font-face style:name="Liberation Serif" svg:font-family="'Liberation Serif'" style:font-family-generic="swiss"/>
    <style:font-face style:name="Courier New" svg:font-family="'Courier New'" style:font-family-generic="modern" style:font-pitch="fixed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Calibri3" svg:font-family="Calibri" style:font-family-generic="system" style:font-pitch="variable"/>
    <style:font-face style:name="Courier New3" svg:font-family="'Courier New'" style:font-family-generic="system" style:font-pitch="variable"/>
    <style:font-face style:name="Georgia2" svg:font-family="Georgia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P1" style:family="paragraph" style:parent-style-name="normal">
      <style:paragraph-properties fo:line-height="130%"/>
      <style:text-properties style:font-name="Calibri" fo:language="en" fo:country="US" style:font-name-asian="Calibri2" style:font-name-complex="Calibri3"/>
    </style:style>
    <style:style style:name="P2" style:family="paragraph" style:parent-style-name="normal">
      <style:paragraph-properties fo:line-height="130%"/>
      <style:text-properties style:font-name="Calibri" fo:language="en" fo:country="US" officeooo:paragraph-rsid="028fa416" style:font-name-asian="Calibri2" style:font-name-complex="Calibri3"/>
    </style:style>
    <style:style style:name="P3" style:family="paragraph" style:parent-style-name="normal">
      <style:paragraph-properties fo:line-height="130%"/>
      <style:text-properties style:font-name="Calibri" fo:language="en" fo:country="US" officeooo:paragraph-rsid="0018eb84" style:font-name-asian="Calibri2" style:font-name-complex="Calibri3"/>
    </style:style>
    <style:style style:name="P4" style:family="paragraph" style:parent-style-name="normal">
      <style:paragraph-properties fo:line-height="130%"/>
      <style:text-properties style:font-name="Calibri" fo:language="en" fo:country="US" officeooo:paragraph-rsid="0027a8eb" style:font-name-asian="Calibri2" style:font-name-complex="Calibri3"/>
    </style:style>
    <style:style style:name="P5" style:family="paragraph" style:parent-style-name="normal">
      <style:paragraph-properties fo:line-height="130%"/>
      <style:text-properties style:font-name="Calibri" fo:language="en" fo:country="US" officeooo:paragraph-rsid="029b489f" style:font-name-asian="Calibri2" style:font-name-complex="Calibri3"/>
    </style:style>
    <style:style style:name="P6" style:family="paragraph" style:parent-style-name="normal">
      <style:paragraph-properties fo:line-height="130%"/>
      <style:text-properties style:font-name="Calibri" fo:language="en" fo:country="US" officeooo:paragraph-rsid="042f274e" style:font-name-asian="Calibri2" style:font-name-complex="Calibri3"/>
    </style:style>
    <style:style style:name="P7" style:family="paragraph" style:parent-style-name="normal">
      <style:paragraph-properties fo:line-height="130%"/>
      <style:text-properties style:font-name="Calibri" fo:language="en" fo:country="US" officeooo:paragraph-rsid="0436c582" style:font-name-asian="Calibri2" style:font-name-complex="Calibri3"/>
    </style:style>
    <style:style style:name="P8" style:family="paragraph" style:parent-style-name="normal">
      <style:paragraph-properties fo:line-height="130%"/>
      <style:text-properties style:font-name="Calibri" fo:language="en" fo:country="US" officeooo:paragraph-rsid="0492e68d" style:font-name-asian="Calibri2" style:font-name-complex="Calibri3"/>
    </style:style>
    <style:style style:name="P9" style:family="paragraph" style:parent-style-name="normal">
      <style:paragraph-properties fo:line-height="130%"/>
      <style:text-properties style:font-name="Calibri" fo:language="en" fo:country="US" officeooo:paragraph-rsid="04ee8026" style:font-name-asian="Calibri2" style:font-name-complex="Calibri3"/>
    </style:style>
    <style:style style:name="P10" style:family="paragraph" style:parent-style-name="normal">
      <style:paragraph-properties fo:line-height="130%"/>
      <style:text-properties style:font-name="Calibri" fo:language="en" fo:country="US" officeooo:paragraph-rsid="0514b676" style:font-name-asian="Calibri2" style:font-name-complex="Calibri3"/>
    </style:style>
    <style:style style:name="P11" style:family="paragraph" style:parent-style-name="normal">
      <style:paragraph-properties fo:line-height="130%"/>
      <style:text-properties style:font-name="Calibri" fo:language="en" fo:country="US" officeooo:paragraph-rsid="05166573" style:font-name-asian="Calibri2" style:font-name-complex="Calibri3"/>
    </style:style>
    <style:style style:name="P12" style:family="paragraph" style:parent-style-name="normal">
      <style:paragraph-properties fo:line-height="130%"/>
      <style:text-properties style:font-name="Calibri" fo:language="en" fo:country="US" officeooo:paragraph-rsid="05177e9d" style:font-name-asian="Calibri2" style:font-name-complex="Calibri3"/>
    </style:style>
    <style:style style:name="P13" style:family="paragraph" style:parent-style-name="normal">
      <style:paragraph-properties fo:line-height="130%"/>
      <style:text-properties style:font-name="Calibri" fo:language="en" fo:country="US" officeooo:paragraph-rsid="0432fedb" style:font-name-asian="Calibri2" style:font-name-complex="Calibri3"/>
    </style:style>
    <style:style style:name="P14" style:family="paragraph" style:parent-style-name="normal">
      <style:paragraph-properties fo:line-height="130%"/>
      <style:text-properties style:font-name="Calibri" fo:language="en" fo:country="US" officeooo:paragraph-rsid="051e51e0" style:font-name-asian="Calibri2" style:font-name-complex="Calibri3"/>
    </style:style>
    <style:style style:name="P15" style:family="paragraph" style:parent-style-name="normal">
      <style:paragraph-properties fo:line-height="130%"/>
      <style:text-properties style:font-name="Calibri" fo:language="en" fo:country="US" officeooo:paragraph-rsid="0523d4de" style:font-name-asian="Calibri2" style:font-name-complex="Calibri3"/>
    </style:style>
    <style:style style:name="P16" style:family="paragraph" style:parent-style-name="normal">
      <style:paragraph-properties fo:line-height="130%"/>
      <style:text-properties style:font-name="Calibri" fo:language="en" fo:country="US" officeooo:paragraph-rsid="052874b9" style:font-name-asian="Calibri2" style:font-name-complex="Calibri3"/>
    </style:style>
    <style:style style:name="P17" style:family="paragraph" style:parent-style-name="normal">
      <style:paragraph-properties fo:line-height="130%"/>
      <style:text-properties style:font-name="Calibri" fo:language="en" fo:country="US" officeooo:paragraph-rsid="053df99e" style:font-name-asian="Calibri2" style:font-name-complex="Calibri3"/>
    </style:style>
    <style:style style:name="P18" style:family="paragraph" style:parent-style-name="normal">
      <style:paragraph-properties fo:line-height="130%"/>
      <style:text-properties style:font-name="Calibri" fo:language="en" fo:country="US" officeooo:paragraph-rsid="053fd87f" style:font-name-asian="Calibri2" style:font-name-complex="Calibri3"/>
    </style:style>
    <style:style style:name="P19" style:family="paragraph" style:parent-style-name="normal">
      <style:paragraph-properties fo:line-height="130%"/>
      <style:text-properties style:font-name="Calibri" fo:language="en" fo:country="US" officeooo:paragraph-rsid="0560f090" style:font-name-asian="Calibri2" style:font-name-complex="Calibri3"/>
    </style:style>
    <style:style style:name="P20" style:family="paragraph" style:parent-style-name="normal">
      <style:paragraph-properties fo:line-height="130%"/>
      <style:text-properties style:font-name="Calibri" fo:language="en" fo:country="US" officeooo:rsid="0119f688" officeooo:paragraph-rsid="028fa416" style:font-name-asian="Calibri2" style:font-name-complex="Calibri3"/>
    </style:style>
    <style:style style:name="P21" style:family="paragraph" style:parent-style-name="normal">
      <style:paragraph-properties fo:line-height="130%"/>
      <style:text-properties style:font-name="Calibri" fo:language="en" fo:country="US" officeooo:rsid="04db763e" style:font-name-asian="Calibri2" style:font-name-complex="Calibri3"/>
    </style:style>
    <style:style style:name="P22" style:family="paragraph" style:parent-style-name="normal">
      <style:paragraph-properties fo:line-height="130%"/>
      <style:text-properties style:font-name="Calibri" fo:language="en" fo:country="US" officeooo:rsid="0432fedb" officeooo:paragraph-rsid="0432fedb" style:font-name-asian="Calibri2" style:font-name-complex="Calibri3"/>
    </style:style>
    <style:style style:name="P23" style:family="paragraph" style:parent-style-name="normal">
      <style:paragraph-properties fo:line-height="130%"/>
      <style:text-properties style:font-name="Calibri" fo:language="en" fo:country="US" officeooo:rsid="028dd671" officeooo:paragraph-rsid="028dd671" style:font-name-asian="Calibri2" style:font-name-complex="Calibri3"/>
    </style:style>
    <style:style style:name="P24" style:family="paragraph" style:parent-style-name="normal">
      <style:paragraph-properties fo:line-height="130%"/>
      <style:text-properties style:font-name="Calibri" fo:language="en" fo:country="US" style:text-underline-style="none" fo:font-weight="normal" style:font-name-asian="Calibri2" style:font-weight-asian="normal" style:font-name-complex="Calibri3"/>
    </style:style>
    <style:style style:name="P25" style:family="paragraph" style:parent-style-name="normal">
      <style:paragraph-properties fo:line-height="130%"/>
      <style:text-properties style:font-name="Calibri" fo:language="en" fo:country="US" style:text-underline-style="none" fo:font-weight="normal" officeooo:paragraph-rsid="0027a8eb" style:font-name-asian="Calibri2" style:font-weight-asian="normal" style:font-name-complex="Calibri3"/>
    </style:style>
    <style:style style:name="P26" style:family="paragraph" style:parent-style-name="normal">
      <style:paragraph-properties fo:line-height="130%"/>
      <style:text-properties style:font-name="Calibri" fo:language="en" fo:country="US" style:text-underline-style="none" fo:font-weight="normal" officeooo:paragraph-rsid="0268ec0e" style:font-name-asian="Calibri2" style:font-weight-asian="normal" style:font-name-complex="Calibri3"/>
    </style:style>
    <style:style style:name="P27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0c8b2d7" style:font-name-asian="Calibri2" style:font-weight-asian="normal" style:font-name-complex="Calibri3" style:font-weight-complex="normal"/>
    </style:style>
    <style:style style:name="P28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0c8b2d7" officeooo:paragraph-rsid="00c8b2d7" style:font-name-asian="Calibri2" style:font-weight-asian="normal" style:font-name-complex="Calibri3" style:font-weight-complex="normal"/>
    </style:style>
    <style:style style:name="P29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0c8b2d7" officeooo:paragraph-rsid="0523d4de" style:font-name-asian="Calibri2" style:font-weight-asian="normal" style:font-name-complex="Calibri3" style:font-weight-complex="normal"/>
    </style:style>
    <style:style style:name="P30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236d935" officeooo:paragraph-rsid="0236d935" style:font-name-asian="Calibri2" style:font-weight-asian="normal" style:font-name-complex="Calibri3" style:font-weight-complex="normal"/>
    </style:style>
    <style:style style:name="P31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238ee50" officeooo:paragraph-rsid="0238ee50" style:font-name-asian="Calibri2" style:font-weight-asian="normal" style:font-name-complex="Calibri3" style:font-weight-complex="normal"/>
    </style:style>
    <style:style style:name="P32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2e9ca93" officeooo:paragraph-rsid="02e73ed4" style:font-name-asian="Calibri2" style:font-weight-asian="normal" style:font-name-complex="Calibri3" style:font-weight-complex="normal"/>
    </style:style>
    <style:style style:name="P33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272d292" officeooo:paragraph-rsid="0272d292" style:font-name-asian="Calibri2" style:font-weight-asian="normal" style:font-name-complex="Calibri3" style:font-weight-complex="normal"/>
    </style:style>
    <style:style style:name="P34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272d292" officeooo:paragraph-rsid="05135aa5" style:font-name-asian="Calibri2" style:font-weight-asian="normal" style:font-name-complex="Calibri3" style:font-weight-complex="normal"/>
    </style:style>
    <style:style style:name="P35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272d292" officeooo:paragraph-rsid="05271747" style:font-name-asian="Calibri2" style:font-weight-asian="normal" style:font-name-complex="Calibri3" style:font-weight-complex="normal"/>
    </style:style>
    <style:style style:name="P36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272d292" officeooo:paragraph-rsid="053fca52" style:font-name-asian="Calibri2" style:font-weight-asian="normal" style:font-name-complex="Calibri3" style:font-weight-complex="normal"/>
    </style:style>
    <style:style style:name="P37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1bb4f29" officeooo:paragraph-rsid="004792df" style:font-name-asian="Calibri2" style:font-weight-asian="normal" style:font-name-complex="Calibri3" style:font-weight-complex="normal"/>
    </style:style>
    <style:style style:name="P38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1bb5e40" officeooo:paragraph-rsid="01bb5e40" style:font-name-asian="Calibri2" style:font-weight-asian="normal" style:font-name-complex="Calibri3" style:font-weight-complex="normal"/>
    </style:style>
    <style:style style:name="P39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1bb5e40" officeooo:paragraph-rsid="04493a34" style:font-name-asian="Calibri2" style:font-weight-asian="normal" style:font-name-complex="Calibri3" style:font-weight-complex="normal"/>
    </style:style>
    <style:style style:name="P40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1bfdc52" officeooo:paragraph-rsid="01bfdc52" style:font-name-asian="Calibri2" style:font-weight-asian="normal" style:font-name-complex="Calibri3" style:font-weight-complex="normal"/>
    </style:style>
    <style:style style:name="P41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034bf59" officeooo:paragraph-rsid="0111580f" style:font-name-asian="Calibri2" style:font-weight-asian="normal" style:font-name-complex="Calibri3" style:font-weight-complex="normal"/>
    </style:style>
    <style:style style:name="P42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164b7bd" officeooo:paragraph-rsid="02ab6c99" style:font-name-asian="Calibri2" style:font-weight-asian="normal" style:font-name-complex="Calibri3" style:font-weight-complex="normal"/>
    </style:style>
    <style:style style:name="P43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164b7bd" officeooo:paragraph-rsid="0164b7bd" style:font-name-asian="Calibri2" style:font-weight-asian="normal" style:font-name-complex="Calibri3" style:font-weight-complex="normal"/>
    </style:style>
    <style:style style:name="P44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1658329" officeooo:paragraph-rsid="01658329" style:font-name-asian="Calibri2" style:font-weight-asian="normal" style:font-name-complex="Calibri3" style:font-weight-complex="normal"/>
    </style:style>
    <style:style style:name="P45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1665646" officeooo:paragraph-rsid="01665646" style:font-name-asian="Calibri2" style:font-weight-asian="normal" style:font-name-complex="Calibri3" style:font-weight-complex="normal"/>
    </style:style>
    <style:style style:name="P46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16f0fb2" officeooo:paragraph-rsid="016f0fb2" style:font-name-asian="Calibri2" style:font-weight-asian="normal" style:font-name-complex="Calibri3" style:font-weight-complex="normal"/>
    </style:style>
    <style:style style:name="P47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17b6f61" officeooo:paragraph-rsid="02b1c74d" style:font-name-asian="Calibri2" style:font-weight-asian="normal" style:font-name-complex="Calibri3" style:font-weight-complex="normal"/>
    </style:style>
    <style:style style:name="P48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36c3d36" officeooo:paragraph-rsid="036c3d36" style:font-name-asian="Calibri2" style:font-weight-asian="normal" style:font-name-complex="Calibri3" style:font-weight-complex="normal"/>
    </style:style>
    <style:style style:name="P49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374c369" officeooo:paragraph-rsid="0374c369" style:font-name-asian="Calibri2" style:font-weight-asian="normal" style:font-name-complex="Calibri3" style:font-weight-complex="normal"/>
    </style:style>
    <style:style style:name="P50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38db03e" officeooo:paragraph-rsid="038db03e" style:font-name-asian="Calibri2" style:font-weight-asian="normal" style:font-name-complex="Calibri3" style:font-weight-complex="normal"/>
    </style:style>
    <style:style style:name="P51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3e0d68f" officeooo:paragraph-rsid="03cb21d5" style:font-name-asian="Calibri2" style:font-weight-asian="normal" style:font-name-complex="Calibri3" style:font-weight-complex="normal"/>
    </style:style>
    <style:style style:name="P52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3e0d68f" officeooo:paragraph-rsid="0523d4de" style:font-name-asian="Calibri2" style:font-weight-asian="normal" style:font-name-complex="Calibri3" style:font-weight-complex="normal"/>
    </style:style>
    <style:style style:name="P53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3fb9b4f" officeooo:paragraph-rsid="03fb9b4f" style:font-name-asian="Calibri2" style:font-weight-asian="normal" style:font-name-complex="Calibri3" style:font-weight-complex="normal"/>
    </style:style>
    <style:style style:name="P54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268ec0e" officeooo:paragraph-rsid="0268ec0e" style:font-name-asian="Calibri2" style:font-weight-asian="normal" style:font-name-complex="Calibri3" style:font-weight-complex="normal"/>
    </style:style>
    <style:style style:name="P55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46c2910" officeooo:paragraph-rsid="004792df" style:font-name-asian="Calibri2" style:font-weight-asian="normal" style:font-name-complex="Calibri3" style:font-weight-complex="normal"/>
    </style:style>
    <style:style style:name="P56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46c2910" officeooo:paragraph-rsid="0540e039" style:font-name-asian="Calibri2" style:font-weight-asian="normal" style:font-name-complex="Calibri3" style:font-weight-complex="normal"/>
    </style:style>
    <style:style style:name="P57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44fe739" officeooo:paragraph-rsid="0479d308" style:font-name-asian="Calibri2" style:font-weight-asian="normal" style:font-name-complex="Calibri3" style:font-weight-complex="normal"/>
    </style:style>
    <style:style style:name="P58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0d4922d" officeooo:paragraph-rsid="001fbf5a" style:font-name-asian="Calibri2" style:font-weight-asian="normal" style:font-name-complex="Calibri3" style:font-weight-complex="normal"/>
    </style:style>
    <style:style style:name="P59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0d4922d" officeooo:paragraph-rsid="05177e9d" style:font-name-asian="Calibri2" style:font-weight-asian="normal" style:font-name-complex="Calibri3" style:font-weight-complex="normal"/>
    </style:style>
    <style:style style:name="P60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14edccc" officeooo:paragraph-rsid="015b0741" style:font-name-asian="Calibri2" style:font-weight-asian="normal" style:font-name-complex="Calibri3" style:font-weight-complex="normal"/>
    </style:style>
    <style:style style:name="P61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14edccc" officeooo:paragraph-rsid="05177e9d" style:font-name-asian="Calibri2" style:font-weight-asian="normal" style:font-name-complex="Calibri3" style:font-weight-complex="normal"/>
    </style:style>
    <style:style style:name="P62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15b0741" officeooo:paragraph-rsid="051dc1e5" style:font-name-asian="Calibri2" style:font-weight-asian="normal" style:font-name-complex="Calibri3" style:font-weight-complex="normal"/>
    </style:style>
    <style:style style:name="P63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04f47cb" officeooo:paragraph-rsid="05177e9d" style:font-name-asian="Calibri2" style:font-weight-asian="normal" style:font-name-complex="Calibri3" style:font-weight-complex="normal"/>
    </style:style>
    <style:style style:name="P64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400a155" officeooo:paragraph-rsid="0523d4de" style:font-name-asian="Calibri2" style:font-weight-asian="normal" style:font-name-complex="Calibri3" style:font-weight-complex="normal"/>
    </style:style>
    <style:style style:name="P65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4b43613" officeooo:paragraph-rsid="051e51e0" style:font-name-asian="Calibri2" style:font-weight-asian="normal" style:font-name-complex="Calibri3" style:font-weight-complex="normal"/>
    </style:style>
    <style:style style:name="P66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27835cb" officeooo:paragraph-rsid="05391c36" style:font-name-asian="Calibri2" style:font-weight-asian="normal" style:font-name-complex="Calibri3" style:font-weight-complex="normal"/>
    </style:style>
    <style:style style:name="P67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45209d1" officeooo:paragraph-rsid="053fd87f" style:font-name-asian="Calibri2" style:font-weight-asian="normal" style:font-name-complex="Calibri3" style:font-weight-complex="normal"/>
    </style:style>
    <style:style style:name="P68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543aa4a" officeooo:paragraph-rsid="0543aa4a" style:font-name-asian="Calibri2" style:font-weight-asian="normal" style:font-name-complex="Calibri3" style:font-weight-complex="normal"/>
    </style:style>
    <style:style style:name="P69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18253fd" officeooo:paragraph-rsid="017b6f61" style:font-name-asian="Calibri2" style:font-weight-asian="normal" style:font-name-complex="Calibri3" style:font-weight-complex="normal"/>
    </style:style>
    <style:style style:name="P70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5579d9a" officeooo:paragraph-rsid="0568a123" style:font-name-asian="Calibri2" style:font-weight-asian="normal" style:font-name-complex="Calibri3" style:font-weight-complex="normal"/>
    </style:style>
    <style:style style:name="P71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56a8f40" officeooo:paragraph-rsid="0568a123" style:font-name-asian="Calibri2" style:font-weight-asian="normal" style:font-name-complex="Calibri3" style:font-weight-complex="normal"/>
    </style:style>
    <style:style style:name="P72" style:family="paragraph" style:parent-style-name="normal">
      <style:paragraph-properties fo:line-height="130%"/>
      <style:text-properties style:font-name="Calibri" fo:language="en" fo:country="US" style:text-underline-style="none" fo:font-weight="normal" officeooo:rsid="056dd0c3" officeooo:paragraph-rsid="056dd0c3" style:font-name-asian="Calibri2" style:font-weight-asian="normal" style:font-name-complex="Calibri3" style:font-weight-complex="normal"/>
    </style:style>
    <style:style style:name="P73" style:family="paragraph" style:parent-style-name="normal">
      <style:paragraph-properties fo:line-height="130%"/>
      <style:text-properties style:font-name="Calibri" fo:language="en" fo:country="US" style:text-underline-style="none" fo:font-weight="bold" officeooo:rsid="0236d935" officeooo:paragraph-rsid="0236d935" style:font-name-asian="Calibri2" style:font-weight-asian="bold" style:font-name-complex="Calibri3" style:font-weight-complex="bold"/>
    </style:style>
    <style:style style:name="P74" style:family="paragraph" style:parent-style-name="normal">
      <style:paragraph-properties fo:line-height="130%"/>
      <style:text-properties style:font-name="Calibri" fo:language="en" fo:country="US" style:text-underline-style="none" fo:font-weight="bold" officeooo:rsid="0236d935" officeooo:paragraph-rsid="030d3ae9" style:font-name-asian="Calibri2" style:font-weight-asian="bold" style:font-name-complex="Calibri3" style:font-weight-complex="bold"/>
    </style:style>
    <style:style style:name="P75" style:family="paragraph" style:parent-style-name="normal">
      <style:paragraph-properties fo:line-height="130%"/>
      <style:text-properties style:font-name="Calibri" fo:language="en" fo:country="US" style:text-underline-style="none" fo:font-weight="bold" officeooo:rsid="0238ee50" officeooo:paragraph-rsid="0238ee50" style:font-name-asian="Calibri2" style:font-weight-asian="bold" style:font-name-complex="Calibri3" style:font-weight-complex="bold"/>
    </style:style>
    <style:style style:name="P76" style:family="paragraph" style:parent-style-name="normal">
      <style:paragraph-properties fo:line-height="130%"/>
      <style:text-properties style:font-name="Calibri" fo:language="en" fo:country="US" style:text-underline-style="none" fo:font-weight="bold" officeooo:rsid="02e4b3ac" officeooo:paragraph-rsid="02e4b3ac" style:font-name-asian="Calibri2" style:font-weight-asian="bold" style:font-name-complex="Calibri3" style:font-weight-complex="bold"/>
    </style:style>
    <style:style style:name="P77" style:family="paragraph" style:parent-style-name="normal">
      <style:paragraph-properties fo:line-height="130%"/>
      <style:text-properties style:font-name="Calibri" fo:language="en" fo:country="US" style:text-underline-style="none" fo:font-weight="bold" officeooo:rsid="0268ec0e" officeooo:paragraph-rsid="0268ec0e" style:font-name-asian="Calibri2" style:font-weight-asian="bold" style:font-name-complex="Calibri3" style:font-weight-complex="bold"/>
    </style:style>
    <style:style style:name="P78" style:family="paragraph" style:parent-style-name="normal">
      <style:paragraph-properties fo:line-height="130%"/>
      <style:text-properties style:font-name="Calibri" fo:language="en" fo:country="US" style:text-underline-style="none" fo:font-weight="bold" officeooo:rsid="02699463" officeooo:paragraph-rsid="02699463" style:font-name-asian="Calibri2" style:font-weight-asian="bold" style:font-name-complex="Calibri3" style:font-weight-complex="bold"/>
    </style:style>
    <style:style style:name="P79" style:family="paragraph" style:parent-style-name="normal">
      <style:paragraph-properties fo:line-height="130%"/>
      <style:text-properties style:font-name="Calibri" fo:language="en" fo:country="US" style:text-underline-style="none" fo:font-weight="bold" officeooo:rsid="02699463" officeooo:paragraph-rsid="026e320f" style:font-name-asian="Calibri2" style:font-weight-asian="bold" style:font-name-complex="Calibri3" style:font-weight-complex="bold"/>
    </style:style>
    <style:style style:name="P80" style:family="paragraph" style:parent-style-name="normal">
      <style:paragraph-properties fo:line-height="130%"/>
      <style:text-properties style:font-name="Calibri" fo:language="en" fo:country="US" style:text-underline-style="none" fo:font-weight="bold" officeooo:rsid="02720616" officeooo:paragraph-rsid="02720616" style:font-name-asian="Calibri2" style:font-weight-asian="bold" style:font-name-complex="Calibri3" style:font-weight-complex="bold"/>
    </style:style>
    <style:style style:name="P81" style:family="paragraph" style:parent-style-name="normal">
      <style:paragraph-properties fo:line-height="130%"/>
      <style:text-properties style:font-name="Calibri" fo:language="en" fo:country="US" style:text-underline-style="none" fo:font-weight="bold" officeooo:rsid="027835cb" officeooo:paragraph-rsid="027835cb" style:font-name-asian="Calibri2" style:font-weight-asian="bold" style:font-name-complex="Calibri3" style:font-weight-complex="bold"/>
    </style:style>
    <style:style style:name="P82" style:family="paragraph" style:parent-style-name="normal">
      <style:paragraph-properties fo:line-height="130%"/>
      <style:text-properties style:font-name="Calibri" fo:language="en" fo:country="US" style:text-underline-style="none" fo:font-weight="bold" officeooo:rsid="01c06b66" officeooo:paragraph-rsid="01c06b66" style:font-name-asian="Calibri2" style:font-weight-asian="bold" style:font-name-complex="Calibri3" style:font-weight-complex="bold"/>
    </style:style>
    <style:style style:name="P83" style:family="paragraph" style:parent-style-name="normal">
      <style:paragraph-properties fo:line-height="130%"/>
      <style:text-properties style:font-name="Calibri" fo:language="en" fo:country="US" style:text-underline-style="none" fo:font-weight="bold" officeooo:rsid="015b0741" officeooo:paragraph-rsid="015b0741" style:font-name-asian="Calibri2" style:font-weight-asian="bold" style:font-name-complex="Calibri3" style:font-weight-complex="bold"/>
    </style:style>
    <style:style style:name="P84" style:family="paragraph" style:parent-style-name="normal">
      <style:paragraph-properties fo:line-height="130%"/>
      <style:text-properties style:font-name="Calibri" fo:language="en" fo:country="US" style:text-underline-style="none" fo:font-weight="bold" officeooo:rsid="01672aa0" officeooo:paragraph-rsid="01672aa0" style:font-name-asian="Calibri2" style:font-weight-asian="bold" style:font-name-complex="Calibri3" style:font-weight-complex="bold"/>
    </style:style>
    <style:style style:name="P85" style:family="paragraph" style:parent-style-name="normal">
      <style:paragraph-properties fo:line-height="130%"/>
      <style:text-properties style:font-name="Calibri" fo:language="en" fo:country="US" style:text-underline-style="none" fo:font-weight="bold" officeooo:rsid="016da366" officeooo:paragraph-rsid="016da366" style:font-name-asian="Calibri2" style:font-weight-asian="bold" style:font-name-complex="Calibri3" style:font-weight-complex="bold"/>
    </style:style>
    <style:style style:name="P86" style:family="paragraph" style:parent-style-name="normal">
      <style:paragraph-properties fo:line-height="130%"/>
      <style:text-properties style:font-name="Calibri" fo:language="en" fo:country="US" style:text-underline-style="none" fo:font-weight="bold" officeooo:rsid="0359ad36" officeooo:paragraph-rsid="0359ad36" style:font-name-asian="Calibri2" style:font-weight-asian="bold" style:font-name-complex="Calibri3" style:font-weight-complex="bold"/>
    </style:style>
    <style:style style:name="P87" style:family="paragraph" style:parent-style-name="normal">
      <style:paragraph-properties fo:line-height="130%"/>
      <style:text-properties style:font-name="Calibri" fo:language="en" fo:country="US" style:text-underline-style="none" fo:font-weight="bold" officeooo:rsid="0374c369" officeooo:paragraph-rsid="0374c369" style:font-name-asian="Calibri2" style:font-weight-asian="bold" style:font-name-complex="Calibri3" style:font-weight-complex="bold"/>
    </style:style>
    <style:style style:name="P88" style:family="paragraph" style:parent-style-name="normal">
      <style:paragraph-properties fo:line-height="130%"/>
      <style:text-properties style:font-name="Calibri" fo:language="en" fo:country="US" style:text-underline-style="none" fo:font-weight="bold" officeooo:rsid="0375c7ec" officeooo:paragraph-rsid="0375c7ec" style:font-name-asian="Calibri2" style:font-weight-asian="bold" style:font-name-complex="Calibri3" style:font-weight-complex="bold"/>
    </style:style>
    <style:style style:name="P89" style:family="paragraph" style:parent-style-name="normal">
      <style:paragraph-properties fo:line-height="130%"/>
      <style:text-properties style:font-name="Calibri" fo:language="en" fo:country="US" style:text-underline-style="none" fo:font-weight="bold" officeooo:rsid="01bfdc52" officeooo:paragraph-rsid="044a231a" style:font-name-asian="Calibri2" style:font-weight-asian="bold" style:font-name-complex="Calibri3" style:font-weight-complex="bold"/>
    </style:style>
    <style:style style:name="P90" style:family="paragraph" style:parent-style-name="normal">
      <style:paragraph-properties fo:line-height="130%"/>
      <style:text-properties style:font-name="Calibri" fo:language="en" fo:country="US" style:text-underline-style="none" fo:font-weight="bold" officeooo:rsid="054fa80a" officeooo:paragraph-rsid="054fa80a" style:font-name-asian="Calibri2" style:font-weight-asian="bold" style:font-name-complex="Calibri3" style:font-weight-complex="bold"/>
    </style:style>
    <style:style style:name="P91" style:family="paragraph" style:parent-style-name="normal">
      <style:paragraph-properties fo:line-height="130%"/>
      <style:text-properties style:font-name="Calibri" fo:language="en" fo:country="US" style:text-underline-style="none" fo:font-weight="bold" officeooo:rsid="05536a85" officeooo:paragraph-rsid="055dcae1" style:font-name-asian="Calibri2" style:font-weight-asian="bold" style:font-name-complex="Calibri3" style:font-weight-complex="bold"/>
    </style:style>
    <style:style style:name="P92" style:family="paragraph" style:parent-style-name="normal">
      <style:paragraph-properties fo:line-height="130%"/>
      <style:text-properties style:font-name="Calibri" fo:language="en" fo:country="US" style:text-underline-style="none" fo:font-weight="bold" officeooo:rsid="05536a85" officeooo:paragraph-rsid="055f529e" style:font-name-asian="Calibri2" style:font-weight-asian="bold" style:font-name-complex="Calibri3" style:font-weight-complex="bold"/>
    </style:style>
    <style:style style:name="P93" style:family="paragraph" style:parent-style-name="normal">
      <style:paragraph-properties fo:line-height="130%"/>
      <style:text-properties style:font-name="Calibri" fo:language="en" fo:country="US" style:text-underline-style="none" officeooo:rsid="00bde650" officeooo:paragraph-rsid="051dc1e5" style:font-name-asian="Calibri2" style:font-name-complex="Calibri3"/>
    </style:style>
    <style:style style:name="P94" style:family="paragraph" style:parent-style-name="normal">
      <style:paragraph-properties fo:line-height="130%"/>
      <style:text-properties style:font-name="Calibri" fo:language="en" fo:country="US" fo:font-weight="normal" style:font-name-asian="Calibri2" style:font-weight-asian="normal" style:font-name-complex="Calibri3"/>
    </style:style>
    <style:style style:name="P95" style:family="paragraph" style:parent-style-name="normal">
      <style:paragraph-properties fo:line-height="130%"/>
      <style:text-properties style:font-name="Calibri" fo:language="en" fo:country="US" fo:font-weight="normal" officeooo:rsid="04ee8026" officeooo:paragraph-rsid="04ee8026" style:font-name-asian="Calibri2" style:font-weight-asian="normal" style:font-name-complex="Calibri3" style:font-weight-complex="normal"/>
    </style:style>
    <style:style style:name="P96" style:family="paragraph" style:parent-style-name="normal">
      <style:paragraph-properties fo:line-height="130%"/>
      <style:text-properties style:font-name="Calibri" fo:language="en" fo:country="US" fo:font-weight="normal" officeooo:rsid="04eb590e" officeooo:paragraph-rsid="04eb590e" style:font-name-asian="Calibri2" style:font-weight-asian="normal" style:font-name-complex="Calibri3" style:font-weight-complex="normal"/>
    </style:style>
    <style:style style:name="P97" style:family="paragraph" style:parent-style-name="normal">
      <style:paragraph-properties fo:line-height="130%"/>
      <style:text-properties style:font-name="Calibri" fo:language="en" fo:country="US" fo:font-weight="normal" officeooo:rsid="0500b81c" officeooo:paragraph-rsid="0500b81c" style:font-name-asian="Calibri2" style:font-weight-asian="normal" style:font-name-complex="Calibri3" style:font-weight-complex="normal"/>
    </style:style>
    <style:style style:name="P98" style:family="paragraph" style:parent-style-name="normal">
      <style:paragraph-properties fo:line-height="130%"/>
      <style:text-properties style:font-name="Calibri" fo:language="en" fo:country="US" fo:font-weight="normal" officeooo:rsid="0500b81c" officeooo:paragraph-rsid="05047c9a" style:font-name-asian="Calibri2" style:font-weight-asian="normal" style:font-name-complex="Calibri3" style:font-weight-complex="normal"/>
    </style:style>
    <style:style style:name="P99" style:family="paragraph" style:parent-style-name="normal">
      <style:paragraph-properties fo:line-height="130%"/>
      <style:text-properties style:font-name="Calibri" fo:language="en" fo:country="US" fo:font-weight="normal" officeooo:rsid="004f47cb" style:font-name-asian="Calibri2" style:font-weight-asian="normal" style:font-name-complex="Calibri3" style:font-weight-complex="normal"/>
    </style:style>
    <style:style style:name="P100" style:family="paragraph" style:parent-style-name="normal">
      <style:paragraph-properties fo:line-height="130%"/>
      <style:text-properties style:font-name="Calibri" fo:language="en" fo:country="US" style:text-underline-style="solid" style:text-underline-width="auto" style:text-underline-color="font-color" fo:font-weight="bold" officeooo:rsid="00d543cd" officeooo:paragraph-rsid="00d543cd" style:font-name-asian="Calibri2" style:font-weight-asian="bold" style:font-name-complex="Calibri3" style:font-weight-complex="bold"/>
    </style:style>
    <style:style style:name="P101" style:family="paragraph" style:parent-style-name="normal">
      <style:paragraph-properties fo:line-height="130%"/>
      <style:text-properties style:font-name="Calibri" fo:language="en" fo:country="US" style:text-underline-style="solid" style:text-underline-width="auto" style:text-underline-color="font-color" officeooo:rsid="00bde650" officeooo:paragraph-rsid="05177e9d" style:font-name-asian="Calibri2" style:font-name-complex="Calibri3"/>
    </style:style>
    <style:style style:name="P102" style:family="paragraph" style:parent-style-name="normal">
      <style:paragraph-properties fo:line-height="130%"/>
      <style:text-properties style:font-name="Calibri" fo:language="en" fo:country="US" fo:font-weight="bold" officeooo:rsid="04eb590e" officeooo:paragraph-rsid="04eb590e" style:font-name-asian="Calibri2" style:font-weight-asian="bold" style:font-name-complex="Calibri3" style:font-weight-complex="bold"/>
    </style:style>
    <style:style style:name="P103" style:family="paragraph" style:parent-style-name="normal">
      <style:paragraph-properties fo:line-height="130%"/>
      <style:text-properties style:font-name="Calibri" fo:language="en" fo:country="US" fo:font-weight="bold" officeooo:rsid="04ec9638" officeooo:paragraph-rsid="04ec9638" style:font-name-asian="Calibri2" style:font-weight-asian="bold" style:font-name-complex="Calibri3" style:font-weight-complex="bold"/>
    </style:style>
    <style:style style:name="P104" style:family="paragraph" style:parent-style-name="normal">
      <style:paragraph-properties fo:line-height="130%"/>
      <style:text-properties style:font-name="Calibri" fo:language="en" fo:country="US" fo:font-weight="bold" officeooo:rsid="04eea6b0" officeooo:paragraph-rsid="04eea6b0" style:font-name-asian="Calibri2" style:font-weight-asian="bold" style:font-name-complex="Calibri3" style:font-weight-complex="bold"/>
    </style:style>
    <style:style style:name="P105" style:family="paragraph" style:parent-style-name="normal">
      <style:paragraph-properties fo:line-height="130%"/>
      <style:text-properties style:font-name="Calibri" fo:language="en" fo:country="US" fo:font-weight="bold" officeooo:rsid="0500b81c" officeooo:paragraph-rsid="0500b81c" style:font-name-asian="Calibri2" style:font-weight-asian="bold" style:font-name-complex="Calibri3" style:font-weight-complex="bold"/>
    </style:style>
    <style:style style:name="P106" style:family="paragraph" style:parent-style-name="normal">
      <style:paragraph-properties fo:line-height="130%"/>
      <style:text-properties style:font-name="Calibri" fo:language="en" fo:country="US" fo:font-weight="bold" officeooo:rsid="0500b81c" officeooo:paragraph-rsid="05047c9a" style:font-name-asian="Calibri2" style:font-weight-asian="bold" style:font-name-complex="Calibri3" style:font-weight-complex="bold"/>
    </style:style>
    <style:style style:name="P107" style:family="paragraph" style:parent-style-name="normal">
      <style:paragraph-properties fo:line-height="130%"/>
      <style:text-properties style:font-name="Calibri" fo:language="en" fo:country="US" fo:font-weight="bold" officeooo:rsid="05885979" officeooo:paragraph-rsid="05885979" style:font-name-asian="Calibri2" style:font-weight-asian="bold" style:font-name-complex="Calibri3" style:font-weight-complex="bold"/>
    </style:style>
    <style:style style:name="P108" style:family="paragraph" style:parent-style-name="normal">
      <style:paragraph-properties fo:line-height="130%"/>
      <style:text-properties style:font-name="Calibri" fo:language="en" fo:country="US" fo:font-weight="bold" officeooo:rsid="058cf31a" officeooo:paragraph-rsid="058cf31a" style:font-name-asian="Calibri2" style:font-weight-asian="bold" style:font-name-complex="Calibri3" style:font-weight-complex="bold"/>
    </style:style>
    <style:style style:name="P109" style:family="paragraph" style:parent-style-name="normal">
      <style:paragraph-properties fo:line-height="130%"/>
      <style:text-properties style:font-name="Calibri" fo:language="en" fo:country="US" fo:font-weight="bold" officeooo:rsid="058da8ea" officeooo:paragraph-rsid="058da8ea" style:font-name-asian="Calibri2" style:font-weight-asian="bold" style:font-name-complex="Calibri3" style:font-weight-complex="bold"/>
    </style:style>
    <style:style style:name="P110" style:family="paragraph" style:parent-style-name="normal">
      <style:paragraph-properties fo:line-height="130%"/>
      <style:text-properties style:font-name="Calibri" fo:language="en" fo:country="US" fo:font-weight="bold" style:font-name-asian="Calibri2" style:font-weight-asian="bold" style:font-name-complex="Calibri3"/>
    </style:style>
    <style:style style:name="P111" style:family="paragraph" style:parent-style-name="normal">
      <style:paragraph-properties fo:line-height="130%"/>
      <style:text-properties style:font-name="Calibri" fo:font-size="12pt" fo:language="en" fo:country="US" style:font-name-asian="Calibri2" style:font-size-asian="12pt" style:font-name-complex="Calibri3" style:font-size-complex="12pt"/>
    </style:style>
    <style:style style:name="P112" style:family="paragraph" style:parent-style-name="normal">
      <style:paragraph-properties fo:line-height="130%" fo:text-align="start" style:justify-single-word="false"/>
      <style:text-properties fo:color="#f10d0c" loext:opacity="100%" style:font-name="Calibri" fo:font-size="12pt" fo:language="en" fo:country="US" style:text-underline-style="none" fo:font-weight="normal" style:font-name-asian="Calibri2" style:font-size-asian="12pt" style:font-weight-asian="normal" style:font-name-complex="Calibri3" style:font-size-complex="12pt"/>
    </style:style>
    <style:style style:name="P113" style:family="paragraph" style:parent-style-name="normal">
      <style:paragraph-properties fo:line-height="130%"/>
      <style:text-properties fo:color="#f10d0c" loext:opacity="100%" style:font-name="Calibri" fo:language="en" fo:country="US" style:text-underline-style="solid" style:text-underline-width="auto" style:text-underline-color="font-color" fo:font-weight="bold" officeooo:rsid="0053cd77" officeooo:paragraph-rsid="0053cd77" style:font-name-asian="Calibri2" style:font-weight-asian="bold" style:font-name-complex="Calibri3" style:font-weight-complex="bold"/>
    </style:style>
    <style:style style:name="P114" style:family="paragraph" style:parent-style-name="normal">
      <style:paragraph-properties fo:line-height="130%" fo:text-align="start" style:justify-single-word="false"/>
      <style:text-properties fo:color="#3465a4" loext:opacity="100%" style:font-name="Calibri" fo:font-size="12pt" fo:language="en" fo:country="US" style:text-underline-style="solid" style:text-underline-width="auto" style:text-underline-color="font-color" fo:font-weight="bold" style:font-name-asian="Calibri2" style:font-size-asian="12pt" style:font-weight-asian="bold" style:font-name-complex="Calibri3" style:font-size-complex="12pt"/>
    </style:style>
    <style:style style:name="P115" style:family="paragraph" style:parent-style-name="normal">
      <style:paragraph-properties fo:line-height="130%" fo:text-align="start" style:justify-single-word="false"/>
      <style:text-properties fo:color="#3465a4" loext:opacity="100%" style:font-name="Calibri1" fo:font-size="12pt" fo:language="en" fo:country="US" style:text-underline-style="solid" style:text-underline-width="auto" style:text-underline-color="font-color" fo:font-weight="bold" style:font-name-asian="Calibri2" style:font-size-asian="12pt" style:font-weight-asian="bold" style:font-name-complex="Calibri3" style:font-size-complex="12pt"/>
    </style:style>
    <style:style style:name="P116" style:family="paragraph" style:parent-style-name="normal">
      <style:paragraph-properties fo:line-height="130%" fo:text-align="start" style:justify-single-word="false"/>
      <style:text-properties fo:color="#000000" loext:opacity="100%" style:font-name="Calibri" fo:font-size="12pt" fo:language="en" fo:country="US" style:text-underline-style="none" fo:font-weight="normal" officeooo:rsid="0218495c" officeooo:paragraph-rsid="0218495c" style:font-name-asian="Calibri2" style:font-size-asian="12pt" style:font-weight-asian="normal" style:font-name-complex="Calibri3" style:font-size-complex="12pt"/>
    </style:style>
    <style:style style:name="P117" style:family="paragraph" style:parent-style-name="normal">
      <style:paragraph-properties fo:line-height="130%" fo:text-align="start" style:justify-single-word="false"/>
      <style:text-properties fo:color="#000000" loext:opacity="100%" style:font-name="Calibri" fo:font-size="12pt" fo:language="en" fo:country="US" style:text-underline-style="none" fo:font-weight="normal" style:font-name-asian="Calibri2" style:font-size-asian="12pt" style:font-weight-asian="normal" style:font-name-complex="Calibri3" style:font-size-complex="12pt"/>
    </style:style>
    <style:style style:name="P118" style:family="paragraph" style:parent-style-name="normal">
      <style:paragraph-properties fo:line-height="130%" fo:text-align="start" style:justify-single-word="false"/>
      <style:text-properties fo:color="#000000" loext:opacity="100%" style:font-name="Calibri" fo:font-size="12pt" fo:language="en" fo:country="US" style:text-underline-style="none" fo:font-weight="normal" officeooo:rsid="0055c0bd" officeooo:paragraph-rsid="0055c0bd" style:font-name-asian="Calibri2" style:font-size-asian="12pt" style:font-weight-asian="normal" style:font-name-complex="Calibri3" style:font-size-complex="12pt" style:font-weight-complex="normal"/>
    </style:style>
    <style:style style:name="P119" style:family="paragraph" style:parent-style-name="normal">
      <style:paragraph-properties fo:line-height="130%" fo:text-align="start" style:justify-single-word="false"/>
      <style:text-properties fo:color="#000000" loext:opacity="100%" style:font-name="Calibri" fo:font-size="12pt" fo:language="en" fo:country="US" style:text-underline-style="none" fo:font-weight="bold" officeooo:rsid="01a791fd" officeooo:paragraph-rsid="01a791fd" style:font-name-asian="Calibri2" style:font-size-asian="12pt" style:font-weight-asian="bold" style:font-name-complex="Calibri3" style:font-size-complex="12pt" style:font-weight-complex="bold"/>
    </style:style>
    <style:style style:name="P120" style:family="paragraph" style:parent-style-name="normal">
      <style:paragraph-properties fo:line-height="130%" fo:text-align="start" style:justify-single-word="false"/>
      <style:text-properties fo:color="#000000" loext:opacity="100%" style:font-name="Calibri" fo:font-size="12pt" fo:language="en" fo:country="US" style:text-underline-style="none" fo:font-weight="bold" officeooo:rsid="0055c0bd" officeooo:paragraph-rsid="0055c0bd" style:font-name-asian="Calibri2" style:font-size-asian="12pt" style:font-weight-asian="bold" style:font-name-complex="Calibri3" style:font-size-complex="12pt" style:font-weight-complex="bold"/>
    </style:style>
    <style:style style:name="P121" style:family="paragraph" style:parent-style-name="normal">
      <style:paragraph-properties fo:line-height="130%" fo:text-align="start" style:justify-single-word="false"/>
      <style:text-properties fo:color="#000000" loext:opacity="100%" style:font-name="Calibri1" fo:font-size="12pt" fo:language="en" fo:country="US" style:text-underline-style="none" fo:font-weight="normal" style:font-name-asian="Calibri2" style:font-size-asian="12pt" style:font-weight-asian="normal" style:font-name-complex="Calibri3" style:font-size-complex="12pt"/>
    </style:style>
    <style:style style:name="P122" style:family="paragraph" style:parent-style-name="normal">
      <style:paragraph-properties fo:line-height="130%" fo:text-align="start" style:justify-single-word="false"/>
      <style:text-properties fo:color="#000000" loext:opacity="100%" style:font-name="Calibri1" fo:font-size="12pt" fo:language="en" fo:country="US" style:text-underline-style="none" fo:font-weight="normal" officeooo:rsid="045350be" officeooo:paragraph-rsid="045350be" style:font-name-asian="Calibri2" style:font-size-asian="12pt" style:font-weight-asian="normal" style:font-name-complex="Calibri3" style:font-size-complex="12pt" style:font-weight-complex="normal"/>
    </style:style>
    <style:style style:name="P123" style:family="paragraph" style:parent-style-name="normal">
      <style:paragraph-properties fo:line-height="130%" fo:text-align="start" style:justify-single-word="false"/>
      <style:text-properties fo:color="#000000" loext:opacity="100%" style:font-name="Calibri1" fo:font-size="12pt" fo:language="en" fo:country="US" style:text-underline-style="none" fo:font-weight="bold" officeooo:rsid="045350be" officeooo:paragraph-rsid="045350be" style:font-name-asian="Calibri2" style:font-size-asian="12pt" style:font-weight-asian="bold" style:font-name-complex="Calibri3" style:font-size-complex="12pt" style:font-weight-complex="bold"/>
    </style:style>
    <style:style style:name="P124" style:family="paragraph" style:parent-style-name="normal">
      <style:paragraph-properties fo:line-height="130%"/>
      <style:text-properties fo:language="en" fo:country="US"/>
    </style:style>
    <style:style style:name="P125" style:family="paragraph" style:parent-style-name="normal">
      <style:paragraph-properties fo:line-height="130%" fo:text-align="start" style:justify-single-word="false"/>
      <style:text-properties fo:language="en" fo:country="US"/>
    </style:style>
    <style:style style:name="P126" style:family="paragraph" style:parent-style-name="normal">
      <style:paragraph-properties fo:line-height="130%" fo:text-align="start" style:justify-single-word="false"/>
      <style:text-properties fo:language="en" fo:country="US" officeooo:paragraph-rsid="00eaae15"/>
    </style:style>
    <style:style style:name="P127" style:family="paragraph" style:parent-style-name="normal">
      <style:paragraph-properties fo:line-height="130%" fo:text-align="start" style:justify-single-word="false"/>
      <style:text-properties fo:language="en" fo:country="US" officeooo:paragraph-rsid="03bd48d5"/>
    </style:style>
    <style:style style:name="P128" style:family="paragraph" style:parent-style-name="normal">
      <style:paragraph-properties fo:line-height="130%" fo:text-align="start" style:justify-single-word="false"/>
      <style:text-properties fo:language="en" fo:country="US" officeooo:paragraph-rsid="01a791fd"/>
    </style:style>
    <style:style style:name="P129" style:family="paragraph" style:parent-style-name="normal">
      <style:paragraph-properties fo:line-height="130%"/>
      <style:text-properties fo:language="en" fo:country="US" officeooo:paragraph-rsid="01221004"/>
    </style:style>
    <style:style style:name="P130" style:family="paragraph" style:parent-style-name="normal">
      <style:paragraph-properties fo:line-height="130%"/>
      <style:text-properties fo:language="en" fo:country="US" officeooo:paragraph-rsid="026ae79c"/>
    </style:style>
    <style:style style:name="P131" style:family="paragraph" style:parent-style-name="normal">
      <style:paragraph-properties fo:line-height="130%"/>
      <style:text-properties fo:language="en" fo:country="US" officeooo:paragraph-rsid="01bcef74"/>
    </style:style>
    <style:style style:name="P132" style:family="paragraph" style:parent-style-name="normal">
      <style:paragraph-properties fo:line-height="130%"/>
      <style:text-properties fo:language="en" fo:country="US" officeooo:paragraph-rsid="01bfdc52"/>
    </style:style>
    <style:style style:name="P133" style:family="paragraph" style:parent-style-name="normal">
      <style:paragraph-properties fo:line-height="130%"/>
      <style:text-properties fo:language="en" fo:country="US" officeooo:paragraph-rsid="028fa416"/>
    </style:style>
    <style:style style:name="P134" style:family="paragraph" style:parent-style-name="normal">
      <style:paragraph-properties fo:line-height="130%"/>
      <style:text-properties fo:language="en" fo:country="US" officeooo:paragraph-rsid="00855ba4"/>
    </style:style>
    <style:style style:name="P135" style:family="paragraph" style:parent-style-name="normal">
      <style:paragraph-properties fo:line-height="130%"/>
      <style:text-properties fo:language="en" fo:country="US" officeooo:paragraph-rsid="00842a8d"/>
    </style:style>
    <style:style style:name="P136" style:family="paragraph" style:parent-style-name="normal">
      <style:paragraph-properties fo:line-height="130%"/>
      <style:text-properties fo:language="en" fo:country="US" officeooo:paragraph-rsid="0167dcd2"/>
    </style:style>
    <style:style style:name="P137" style:family="paragraph" style:parent-style-name="normal">
      <style:paragraph-properties fo:line-height="130%"/>
      <style:text-properties fo:language="en" fo:country="US" officeooo:paragraph-rsid="01665646"/>
    </style:style>
    <style:style style:name="P138" style:family="paragraph" style:parent-style-name="normal">
      <style:paragraph-properties fo:line-height="130%"/>
      <style:text-properties fo:language="en" fo:country="US" officeooo:paragraph-rsid="0018eb84"/>
    </style:style>
    <style:style style:name="P139" style:family="paragraph" style:parent-style-name="normal">
      <style:paragraph-properties fo:line-height="130%"/>
      <style:text-properties fo:language="en" fo:country="US" officeooo:paragraph-rsid="0027a8eb"/>
    </style:style>
    <style:style style:name="P140" style:family="paragraph" style:parent-style-name="normal">
      <style:paragraph-properties fo:line-height="130%"/>
      <style:text-properties fo:language="en" fo:country="US" officeooo:paragraph-rsid="042f274e"/>
    </style:style>
    <style:style style:name="P141" style:family="paragraph" style:parent-style-name="normal">
      <style:paragraph-properties fo:line-height="130%"/>
      <style:text-properties fo:language="en" fo:country="US" officeooo:paragraph-rsid="02e55927"/>
    </style:style>
    <style:style style:name="P142" style:family="paragraph" style:parent-style-name="normal">
      <style:paragraph-properties fo:line-height="130%"/>
      <style:text-properties fo:language="en" fo:country="US" officeooo:paragraph-rsid="05094c9a"/>
    </style:style>
    <style:style style:name="P143" style:family="paragraph" style:parent-style-name="normal">
      <style:paragraph-properties fo:line-height="130%"/>
      <style:text-properties fo:language="en" fo:country="US" officeooo:paragraph-rsid="0514b676"/>
    </style:style>
    <style:style style:name="P144" style:family="paragraph" style:parent-style-name="normal">
      <style:paragraph-properties fo:line-height="130%"/>
      <style:text-properties fo:language="en" fo:country="US" officeooo:paragraph-rsid="05166573"/>
    </style:style>
    <style:style style:name="P145" style:family="paragraph" style:parent-style-name="normal">
      <style:paragraph-properties fo:line-height="130%"/>
      <style:text-properties fo:language="en" fo:country="US" officeooo:paragraph-rsid="05177e9d"/>
    </style:style>
    <style:style style:name="P146" style:family="paragraph" style:parent-style-name="normal">
      <style:paragraph-properties fo:line-height="130%"/>
      <style:text-properties fo:language="en" fo:country="US" officeooo:paragraph-rsid="051e51e0"/>
    </style:style>
    <style:style style:name="P147" style:family="paragraph" style:parent-style-name="normal">
      <style:paragraph-properties fo:line-height="130%"/>
      <style:text-properties fo:language="en" fo:country="US" officeooo:paragraph-rsid="0523d4de"/>
    </style:style>
    <style:style style:name="P148" style:family="paragraph" style:parent-style-name="normal">
      <style:paragraph-properties fo:line-height="130%"/>
      <style:text-properties fo:language="en" fo:country="US" officeooo:paragraph-rsid="052874b9"/>
    </style:style>
    <style:style style:name="P149" style:family="paragraph" style:parent-style-name="normal">
      <style:paragraph-properties fo:line-height="130%"/>
      <style:text-properties fo:language="en" fo:country="US" officeooo:paragraph-rsid="053c5365"/>
    </style:style>
    <style:style style:name="P150" style:family="paragraph" style:parent-style-name="normal">
      <style:paragraph-properties fo:line-height="130%"/>
      <style:text-properties fo:language="en" fo:country="US" officeooo:paragraph-rsid="030e29d4"/>
    </style:style>
    <style:style style:name="P151" style:family="paragraph" style:parent-style-name="normal">
      <style:paragraph-properties fo:line-height="130%"/>
      <style:text-properties fo:language="en" fo:country="US" officeooo:paragraph-rsid="0344b47c"/>
    </style:style>
    <style:style style:name="P152" style:family="paragraph" style:parent-style-name="normal">
      <style:paragraph-properties fo:line-height="130%"/>
      <style:text-properties fo:language="en" fo:country="US" officeooo:paragraph-rsid="0375c7ec"/>
    </style:style>
    <style:style style:name="P153" style:family="paragraph" style:parent-style-name="normal">
      <style:paragraph-properties fo:line-height="130%"/>
      <style:text-properties fo:language="en" fo:country="US" officeooo:paragraph-rsid="04ba965d"/>
    </style:style>
    <style:style style:name="P154" style:family="paragraph" style:parent-style-name="normal">
      <style:paragraph-properties fo:line-height="130%"/>
      <style:text-properties fo:language="en" fo:country="US" officeooo:paragraph-rsid="053525c4"/>
    </style:style>
    <style:style style:name="P155" style:family="paragraph" style:parent-style-name="normal">
      <style:paragraph-properties fo:line-height="130%"/>
      <style:text-properties fo:language="en" fo:country="US" officeooo:paragraph-rsid="05379166"/>
    </style:style>
    <style:style style:name="P156" style:family="paragraph" style:parent-style-name="normal">
      <style:paragraph-properties fo:line-height="130%"/>
      <style:text-properties fo:language="en" fo:country="US" officeooo:paragraph-rsid="026e320f"/>
    </style:style>
    <style:style style:name="P157" style:family="paragraph" style:parent-style-name="normal">
      <style:paragraph-properties fo:line-height="130%"/>
      <style:text-properties fo:language="en" fo:country="US" officeooo:paragraph-rsid="05271747"/>
    </style:style>
    <style:style style:name="P158" style:family="paragraph" style:parent-style-name="normal">
      <style:paragraph-properties fo:line-height="130%"/>
      <style:text-properties fo:language="en" fo:country="US" officeooo:paragraph-rsid="043d9268"/>
    </style:style>
    <style:style style:name="P159" style:family="paragraph" style:parent-style-name="normal">
      <style:paragraph-properties fo:line-height="130%"/>
      <style:text-properties fo:language="en" fo:country="US" officeooo:paragraph-rsid="00f71941"/>
    </style:style>
    <style:style style:name="P160" style:family="paragraph" style:parent-style-name="normal">
      <style:paragraph-properties fo:line-height="130%"/>
      <style:text-properties fo:language="en" fo:country="US" officeooo:paragraph-rsid="0382c00e"/>
    </style:style>
    <style:style style:name="P161" style:family="paragraph" style:parent-style-name="normal">
      <style:paragraph-properties fo:line-height="130%"/>
      <style:text-properties fo:language="en" fo:country="US" officeooo:paragraph-rsid="049e720f"/>
    </style:style>
    <style:style style:name="P162" style:family="paragraph" style:parent-style-name="normal">
      <style:paragraph-properties fo:line-height="130%"/>
      <style:text-properties fo:language="en" fo:country="US" officeooo:paragraph-rsid="051ef5b3"/>
    </style:style>
    <style:style style:name="P163" style:family="paragraph" style:parent-style-name="normal">
      <style:paragraph-properties fo:line-height="130%"/>
      <style:text-properties fo:language="en" fo:country="US" officeooo:paragraph-rsid="05202ff5"/>
    </style:style>
    <style:style style:name="P164" style:family="paragraph" style:parent-style-name="normal">
      <style:paragraph-properties fo:line-height="130%"/>
      <style:text-properties fo:language="en" fo:country="US" officeooo:paragraph-rsid="00d543cd"/>
    </style:style>
    <style:style style:name="P165" style:family="paragraph" style:parent-style-name="normal">
      <style:paragraph-properties fo:line-height="130%"/>
      <style:text-properties fo:language="en" fo:country="US" officeooo:paragraph-rsid="053df99e"/>
    </style:style>
    <style:style style:name="P166" style:family="paragraph" style:parent-style-name="normal">
      <style:paragraph-properties fo:line-height="130%"/>
      <style:text-properties fo:language="en" fo:country="US" officeooo:paragraph-rsid="053fca52"/>
    </style:style>
    <style:style style:name="P167" style:family="paragraph" style:parent-style-name="normal">
      <style:paragraph-properties fo:line-height="130%"/>
      <style:text-properties fo:language="en" fo:country="US" officeooo:paragraph-rsid="0050a08b"/>
    </style:style>
    <style:style style:name="P168" style:family="paragraph" style:parent-style-name="normal">
      <style:paragraph-properties fo:line-height="130%"/>
      <style:text-properties fo:language="en" fo:country="US" officeooo:paragraph-rsid="0568a123"/>
    </style:style>
    <style:style style:name="P169" style:family="paragraph" style:parent-style-name="normal">
      <style:paragraph-properties fo:line-height="130%"/>
      <style:text-properties fo:language="en" fo:country="US" officeooo:paragraph-rsid="001fbf5a"/>
    </style:style>
    <style:style style:name="P170" style:family="paragraph" style:parent-style-name="normal">
      <style:paragraph-properties fo:line-height="130%"/>
      <style:text-properties fo:language="en" fo:country="US" officeooo:paragraph-rsid="046f46cb"/>
    </style:style>
    <style:style style:name="P171" style:family="paragraph" style:parent-style-name="normal">
      <style:paragraph-properties fo:line-height="130%"/>
      <style:text-properties fo:language="en" fo:country="US" style:text-underline-style="solid" style:text-underline-width="auto" style:text-underline-color="font-color" officeooo:rsid="00c8b2d7" officeooo:paragraph-rsid="00c8b2d7"/>
    </style:style>
    <style:style style:name="P172" style:family="paragraph" style:parent-style-name="normal">
      <style:paragraph-properties fo:line-height="130%"/>
      <style:text-properties fo:language="en" fo:country="US" style:text-underline-style="solid" style:text-underline-width="auto" style:text-underline-color="font-color" officeooo:rsid="02ff75df" officeooo:paragraph-rsid="02ff75df"/>
    </style:style>
    <style:style style:name="P173" style:family="paragraph" style:parent-style-name="normal">
      <style:paragraph-properties fo:line-height="130%"/>
      <style:text-properties fo:language="en" fo:country="US" fo:font-weight="bold" officeooo:rsid="0398ebae" officeooo:paragraph-rsid="0398ebae" style:font-weight-asian="bold" style:font-weight-complex="bold"/>
    </style:style>
    <style:style style:name="P174" style:family="paragraph" style:parent-style-name="normal">
      <style:paragraph-properties fo:line-height="130%"/>
      <style:text-properties fo:language="en" fo:country="US" fo:font-weight="bold" officeooo:rsid="046f46cb" officeooo:paragraph-rsid="046f46cb" style:font-weight-asian="bold" style:font-weight-complex="bold"/>
    </style:style>
    <style:style style:name="P175" style:family="paragraph" style:parent-style-name="normal">
      <style:paragraph-properties fo:line-height="130%"/>
      <style:text-properties fo:language="en" fo:country="US" fo:font-weight="bold" officeooo:rsid="0451d90f" officeooo:paragraph-rsid="049e720f" style:font-weight-asian="bold" style:font-weight-complex="bold"/>
    </style:style>
    <style:style style:name="P176" style:family="paragraph" style:parent-style-name="normal">
      <style:paragraph-properties fo:line-height="130%"/>
      <style:text-properties fo:language="en" fo:country="US" fo:font-weight="bold" officeooo:rsid="0543aa4a" officeooo:paragraph-rsid="0543aa4a" style:font-weight-asian="bold" style:font-weight-complex="bold"/>
    </style:style>
    <style:style style:name="P177" style:family="paragraph" style:parent-style-name="normal">
      <style:paragraph-properties fo:line-height="130%"/>
      <style:text-properties fo:language="en" fo:country="US" officeooo:rsid="0398ebae" officeooo:paragraph-rsid="039d6f8e"/>
    </style:style>
    <style:style style:name="P178" style:family="paragraph" style:parent-style-name="normal">
      <style:paragraph-properties fo:line-height="130%"/>
      <style:text-properties fo:language="en" fo:country="US" officeooo:rsid="0483bf8f" officeooo:paragraph-rsid="0483bf8f"/>
    </style:style>
    <style:style style:name="P179" style:family="paragraph" style:parent-style-name="normal">
      <style:paragraph-properties fo:line-height="130%"/>
      <style:text-properties style:font-name="Calibri1" fo:language="en" fo:country="US"/>
    </style:style>
    <style:style style:name="P180" style:family="paragraph" style:parent-style-name="normal">
      <style:paragraph-properties fo:line-height="130%" fo:text-align="start" style:justify-single-word="false"/>
      <style:text-properties style:font-name="Calibri1" fo:language="en" fo:country="US"/>
    </style:style>
    <style:style style:name="P181" style:family="paragraph" style:parent-style-name="normal">
      <style:paragraph-properties fo:line-height="130%"/>
      <style:text-properties style:font-name="Calibri1" fo:language="en" fo:country="US" style:font-name-asian="Calibri2" style:font-name-complex="Calibri3"/>
    </style:style>
    <style:style style:name="P182" style:family="paragraph" style:parent-style-name="normal">
      <style:paragraph-properties fo:line-height="130%" fo:text-align="start" style:justify-single-word="false"/>
      <style:text-properties style:font-name="Calibri1" fo:language="en" fo:country="US" style:font-name-asian="Calibri2" style:font-name-complex="Calibri3"/>
    </style:style>
    <style:style style:name="P183" style:family="paragraph" style:parent-style-name="normal">
      <style:paragraph-properties fo:line-height="130%" fo:text-align="start" style:justify-single-word="false"/>
      <style:text-properties style:font-name="Calibri1" fo:language="en" fo:country="US" officeooo:rsid="01c7bb64" officeooo:paragraph-rsid="01c7bb64" style:font-name-asian="Calibri2" style:font-name-complex="Calibri3"/>
    </style:style>
    <style:style style:name="P184" style:family="paragraph" style:parent-style-name="normal">
      <style:paragraph-properties fo:line-height="130%"/>
      <style:text-properties style:font-name="Calibri1" fo:language="en" fo:country="US" officeooo:rsid="055c1a0f" officeooo:paragraph-rsid="0560f090" style:font-name-asian="Calibri2" style:font-name-complex="Calibri3"/>
    </style:style>
    <style:style style:name="P185" style:family="paragraph" style:parent-style-name="normal">
      <style:paragraph-properties fo:line-height="130%" fo:text-align="start" style:justify-single-word="false"/>
      <style:text-properties style:font-name="Calibri1" fo:language="en" fo:country="US" fo:font-weight="bold" officeooo:rsid="03ef36af" officeooo:paragraph-rsid="03ef36af" style:font-name-asian="Calibri2" style:font-weight-asian="bold" style:font-name-complex="Calibri3" style:font-weight-complex="bold"/>
    </style:style>
    <style:style style:name="P186" style:family="paragraph" style:parent-style-name="normal">
      <style:paragraph-properties fo:line-height="130%" fo:text-align="start" style:justify-single-word="false"/>
      <style:text-properties style:font-name="Calibri1" fo:language="en" fo:country="US" fo:font-weight="normal" officeooo:rsid="03ef36af" officeooo:paragraph-rsid="04541f2a" style:font-name-asian="Calibri2" style:font-weight-asian="normal" style:font-name-complex="Calibri3" style:font-weight-complex="normal"/>
    </style:style>
    <style:style style:name="P187" style:family="paragraph" style:parent-style-name="normal">
      <style:paragraph-properties fo:line-height="130%"/>
      <style:text-properties style:font-name="Calibri1" fo:language="en" fo:country="US" style:text-underline-style="none" fo:font-weight="normal" officeooo:rsid="055c1a0f" officeooo:paragraph-rsid="017b6f61" style:font-name-asian="Calibri2" style:font-weight-asian="normal" style:font-name-complex="Calibri3" style:font-weight-complex="normal"/>
    </style:style>
    <style:style style:name="P188" style:family="paragraph" style:parent-style-name="normal">
      <style:paragraph-properties fo:line-height="130%" fo:text-align="center" style:justify-single-word="false"/>
      <style:text-properties fo:color="#999999" loext:opacity="100%" style:font-name="Courier New1" fo:font-size="24pt" fo:language="en" fo:country="US" style:text-underline-style="solid" style:text-underline-width="auto" style:text-underline-color="font-color" fo:font-weight="bold" officeooo:paragraph-rsid="0018eb84" style:font-name-asian="Courier New2" style:font-size-asian="24pt" style:font-weight-asian="bold" style:font-name-complex="Courier New3" style:font-size-complex="24pt"/>
    </style:style>
    <style:style style:name="P189" style:family="paragraph" style:parent-style-name="normal">
      <style:paragraph-properties fo:line-height="130%" fo:text-align="center" style:justify-single-word="false"/>
      <style:text-properties fo:color="#999999" loext:opacity="100%" style:font-name="Courier New1" fo:font-size="24pt" fo:language="en" fo:country="US" style:text-underline-style="solid" style:text-underline-width="auto" style:text-underline-color="font-color" fo:font-weight="bold" officeooo:paragraph-rsid="0027a8eb" style:font-name-asian="Courier New2" style:font-size-asian="24pt" style:font-weight-asian="bold" style:font-name-complex="Courier New3" style:font-size-complex="24pt"/>
    </style:style>
    <style:style style:name="P190" style:family="paragraph" style:parent-style-name="normal">
      <style:paragraph-properties fo:line-height="130%" fo:text-align="start" style:justify-single-word="false"/>
      <style:text-properties fo:color="#999999" loext:opacity="100%" style:font-name="Calibri" fo:font-size="12pt" fo:language="en" fo:country="US" style:text-underline-style="solid" style:text-underline-width="auto" style:text-underline-color="font-color" fo:font-weight="bold" officeooo:rsid="00bed2c5" officeooo:paragraph-rsid="00bed2c5" style:font-name-asian="Calibri2" style:font-size-asian="12pt" style:font-weight-asian="bold" style:font-name-complex="Calibri3" style:font-size-complex="12pt" style:font-weight-complex="bold"/>
    </style:style>
    <style:style style:name="P191" style:family="paragraph" style:parent-style-name="normal">
      <style:paragraph-properties fo:line-height="130%" fo:text-align="start" style:justify-single-word="false"/>
      <style:text-properties style:use-window-font-color="true" loext:opacity="0%" style:font-name="Calibri" fo:font-size="12pt" fo:language="en" fo:country="US" style:text-underline-style="none" fo:font-weight="normal" officeooo:paragraph-rsid="0027a8eb" style:font-name-asian="Calibri2" style:font-size-asian="12pt" style:font-weight-asian="normal" style:font-name-complex="Calibri3" style:font-size-complex="12pt" style:font-weight-complex="normal"/>
    </style:style>
    <style:style style:name="P192" style:family="paragraph" style:parent-style-name="normal">
      <style:paragraph-properties fo:line-height="130%" fo:text-align="start" style:justify-single-word="false"/>
      <style:text-properties style:use-window-font-color="true" loext:opacity="0%" style:font-name="Calibri" fo:font-size="12pt" fo:language="en" fo:country="US" style:text-underline-style="none" fo:font-weight="normal" officeooo:rsid="0027a8eb" officeooo:paragraph-rsid="0027a8eb" style:font-name-asian="Calibri2" style:font-size-asian="12pt" style:font-weight-asian="normal" style:font-name-complex="Calibri3" style:font-size-complex="12pt" style:font-weight-complex="normal"/>
    </style:style>
    <style:style style:name="P193" style:family="paragraph" style:parent-style-name="normal">
      <style:paragraph-properties fo:line-height="130%" fo:text-align="start" style:justify-single-word="false"/>
      <style:text-properties style:use-window-font-color="true" loext:opacity="0%" style:font-name="Calibri" fo:font-size="12pt" fo:language="en" fo:country="US" style:text-underline-style="none" fo:font-weight="normal" officeooo:rsid="0027a8eb" officeooo:paragraph-rsid="035466ea" style:font-name-asian="Calibri2" style:font-size-asian="12pt" style:font-weight-asian="normal" style:font-name-complex="Calibri3" style:font-size-complex="12pt" style:font-weight-complex="normal"/>
    </style:style>
    <style:style style:name="P194" style:family="paragraph" style:parent-style-name="normal">
      <style:paragraph-properties fo:line-height="130%" fo:text-align="start" style:justify-single-word="false"/>
      <style:text-properties style:use-window-font-color="true" loext:opacity="0%" style:font-name="Calibri" fo:font-size="12pt" fo:language="en" fo:country="US" style:text-underline-style="none" fo:font-weight="normal" officeooo:rsid="0229b2c4" officeooo:paragraph-rsid="0229b2c4" style:font-name-asian="Calibri2" style:font-size-asian="12pt" style:font-weight-asian="normal" style:font-name-complex="Calibri3" style:font-size-complex="12pt" style:font-weight-complex="normal"/>
    </style:style>
    <style:style style:name="P195" style:family="paragraph" style:parent-style-name="normal">
      <style:paragraph-properties fo:line-height="130%" fo:text-align="start" style:justify-single-word="false"/>
      <style:text-properties style:use-window-font-color="true" loext:opacity="0%" style:font-name="Calibri" fo:font-size="12pt" fo:language="en" fo:country="US" style:text-underline-style="none" fo:font-weight="normal" officeooo:rsid="0229b2c4" officeooo:paragraph-rsid="02c6a4a0" style:font-name-asian="Calibri2" style:font-size-asian="12pt" style:font-weight-asian="normal" style:font-name-complex="Calibri3" style:font-size-complex="12pt" style:font-weight-complex="normal"/>
    </style:style>
    <style:style style:name="P196" style:family="paragraph" style:parent-style-name="normal">
      <style:paragraph-properties fo:line-height="130%" fo:text-align="start" style:justify-single-word="false"/>
      <style:text-properties style:use-window-font-color="true" loext:opacity="0%" style:font-name="Calibri" fo:font-size="12pt" fo:language="en" fo:country="US" style:text-underline-style="none" fo:font-weight="normal" officeooo:rsid="0229b2c4" officeooo:paragraph-rsid="0028d99f" style:font-name-asian="Calibri2" style:font-size-asian="12pt" style:font-weight-asian="normal" style:font-name-complex="Calibri3" style:font-size-complex="12pt" style:font-weight-complex="normal"/>
    </style:style>
    <style:style style:name="P197" style:family="paragraph" style:parent-style-name="normal">
      <style:paragraph-properties fo:line-height="130%" fo:text-align="start" style:justify-single-word="false"/>
      <style:text-properties style:use-window-font-color="true" loext:opacity="0%" style:font-name="Calibri" fo:font-size="12pt" fo:language="en" fo:country="US" style:text-underline-style="none" fo:font-weight="normal" officeooo:rsid="022a94d5" officeooo:paragraph-rsid="022a94d5" style:font-name-asian="Calibri2" style:font-size-asian="12pt" style:font-weight-asian="normal" style:font-name-complex="Calibri3" style:font-size-complex="12pt" style:font-weight-complex="normal"/>
    </style:style>
    <style:style style:name="P198" style:family="paragraph" style:parent-style-name="normal">
      <style:paragraph-properties fo:line-height="130%" fo:text-align="start" style:justify-single-word="false"/>
      <style:text-properties style:use-window-font-color="true" loext:opacity="0%" style:font-name="Calibri" fo:font-size="12pt" fo:language="en" fo:country="US" style:text-underline-style="none" fo:font-weight="normal" officeooo:rsid="00bed2c5" officeooo:paragraph-rsid="02c5ed2c" style:font-name-asian="Calibri2" style:font-size-asian="12pt" style:font-weight-asian="normal" style:font-name-complex="Calibri3" style:font-size-complex="12pt" style:font-weight-complex="normal"/>
    </style:style>
    <style:style style:name="P199" style:family="paragraph" style:parent-style-name="normal">
      <style:paragraph-properties fo:line-height="130%" fo:text-align="start" style:justify-single-word="false"/>
      <style:text-properties style:use-window-font-color="true" loext:opacity="0%" style:font-name="Calibri" fo:font-size="12pt" fo:language="en" fo:country="US" style:text-underline-style="none" fo:font-weight="normal" officeooo:rsid="00bed2c5" officeooo:paragraph-rsid="00bed2c5" style:font-name-asian="Calibri2" style:font-size-asian="12pt" style:font-weight-asian="normal" style:font-name-complex="Calibri3" style:font-size-complex="12pt" style:font-weight-complex="normal"/>
    </style:style>
    <style:style style:name="P200" style:family="paragraph" style:parent-style-name="normal">
      <style:paragraph-properties fo:line-height="130%" fo:text-align="start" style:justify-single-word="false"/>
      <style:text-properties style:use-window-font-color="true" loext:opacity="0%" style:font-name="Calibri" fo:font-size="12pt" fo:language="en" fo:country="US" style:text-underline-style="none" fo:font-weight="normal" officeooo:rsid="035466ea" officeooo:paragraph-rsid="035466ea" style:font-name-asian="Calibri2" style:font-size-asian="12pt" style:font-weight-asian="normal" style:font-name-complex="Calibri3" style:font-size-complex="12pt" style:font-weight-complex="normal"/>
    </style:style>
    <style:style style:name="P201" style:family="paragraph" style:parent-style-name="normal">
      <style:paragraph-properties fo:line-height="130%"/>
      <style:text-properties style:use-window-font-color="true" loext:opacity="0%" style:font-name="Calibri" fo:font-size="12pt" fo:language="en" fo:country="US" style:text-underline-style="none" fo:font-weight="normal" officeooo:rsid="0073906f" officeooo:paragraph-rsid="0018eb84" style:font-name-asian="Calibri2" style:font-size-asian="12pt" style:font-weight-asian="normal" style:font-name-complex="Calibri3" style:font-size-complex="12pt" style:font-weight-complex="normal"/>
    </style:style>
    <style:style style:name="P202" style:family="paragraph" style:parent-style-name="normal">
      <style:paragraph-properties fo:line-height="130%" fo:text-align="start" style:justify-single-word="false"/>
      <style:text-properties style:use-window-font-color="true" loext:opacity="0%" style:font-name="Calibri" fo:font-size="12pt" fo:language="en" fo:country="US" style:text-underline-style="none" fo:font-weight="normal" officeooo:rsid="0028d99f" officeooo:paragraph-rsid="05177e9d" style:font-name-asian="Calibri2" style:font-size-asian="12pt" style:font-weight-asian="normal" style:font-name-complex="Calibri3" style:font-size-complex="12pt" style:font-weight-complex="normal"/>
    </style:style>
    <style:style style:name="P203" style:family="paragraph" style:parent-style-name="normal">
      <style:paragraph-properties fo:line-height="130%"/>
      <style:text-properties style:use-window-font-color="true" loext:opacity="0%" style:font-name="Calibri" fo:font-size="12pt" fo:language="en" fo:country="US" style:text-underline-style="none" fo:font-weight="normal" officeooo:rsid="0566c3d8" officeooo:paragraph-rsid="0566c3d8" style:font-name-asian="Calibri2" style:font-size-asian="12pt" style:font-weight-asian="normal" style:font-name-complex="Calibri3" style:font-size-complex="12pt" style:font-weight-complex="normal"/>
    </style:style>
    <style:style style:name="P204" style:family="paragraph" style:parent-style-name="normal">
      <style:paragraph-properties fo:line-height="130%" fo:text-align="start" style:justify-single-word="false"/>
      <style:text-properties style:use-window-font-color="true" loext:opacity="0%" style:font-name="Calibri" fo:font-size="12pt" fo:language="en" fo:country="US" style:text-underline-style="none" fo:font-weight="bold" officeooo:rsid="00e90614" officeooo:paragraph-rsid="00e90614" style:font-name-asian="Calibri2" style:font-size-asian="12pt" style:font-weight-asian="bold" style:font-name-complex="Calibri3" style:font-size-complex="12pt" style:font-weight-complex="bold"/>
    </style:style>
    <style:style style:name="P205" style:family="paragraph" style:parent-style-name="normal">
      <style:paragraph-properties fo:line-height="130%" fo:text-align="start" style:justify-single-word="false"/>
      <style:text-properties style:use-window-font-color="true" loext:opacity="0%" style:font-name="Calibri" fo:font-size="12pt" fo:language="en" fo:country="US" style:text-underline-style="none" fo:font-weight="bold" officeooo:rsid="00bed2c5" officeooo:paragraph-rsid="00bed2c5" style:font-name-asian="Calibri2" style:font-size-asian="12pt" style:font-weight-asian="bold" style:font-name-complex="Calibri3" style:font-size-complex="12pt" style:font-weight-complex="bold"/>
    </style:style>
    <style:style style:name="P206" style:family="paragraph" style:parent-style-name="normal">
      <style:paragraph-properties fo:line-height="130%" fo:text-align="start" style:justify-single-word="false"/>
      <style:text-properties style:use-window-font-color="true" loext:opacity="0%" style:font-name="Calibri" fo:font-size="12pt" fo:language="en" fo:country="US" style:text-underline-style="none" fo:font-weight="bold" officeooo:rsid="035466ea" officeooo:paragraph-rsid="035466ea" style:font-name-asian="Calibri2" style:font-size-asian="12pt" style:font-weight-asian="bold" style:font-name-complex="Calibri3" style:font-size-complex="12pt" style:font-weight-complex="bold"/>
    </style:style>
    <style:style style:name="P207" style:family="paragraph" style:parent-style-name="normal">
      <style:paragraph-properties fo:line-height="130%"/>
      <style:text-properties style:use-window-font-color="true" loext:opacity="0%" style:font-name="Calibri" fo:font-size="12pt" fo:language="en" fo:country="US" style:text-underline-style="none" fo:font-weight="bold" officeooo:rsid="0566c3d8" officeooo:paragraph-rsid="0566c3d8" style:font-name-asian="Calibri2" style:font-size-asian="12pt" style:font-weight-asian="bold" style:font-name-complex="Calibri3" style:font-size-complex="12pt" style:font-weight-complex="bold"/>
    </style:style>
    <style:style style:name="P208" style:family="paragraph" style:parent-style-name="normal">
      <style:paragraph-properties fo:line-height="130%"/>
      <style:text-properties style:use-window-font-color="true" loext:opacity="0%" style:font-name="Calibri" fo:font-size="12pt" fo:language="en" fo:country="US" style:text-underline-style="none" fo:font-weight="bold" officeooo:rsid="0566c3d8" officeooo:paragraph-rsid="056859c1" style:font-name-asian="Calibri2" style:font-size-asian="12pt" style:font-weight-asian="bold" style:font-name-complex="Calibri3" style:font-size-complex="12pt" style:font-weight-complex="bold"/>
    </style:style>
    <style:style style:name="P209" style:family="paragraph" style:parent-style-name="normal">
      <style:paragraph-properties fo:line-height="130%" fo:text-align="start" style:justify-single-word="false"/>
      <style:text-properties style:use-window-font-color="true" loext:opacity="0%" style:font-name="Calibri" fo:font-size="12pt" fo:language="en" fo:country="US" style:text-underline-style="solid" style:text-underline-width="auto" style:text-underline-color="font-color" fo:font-weight="bold" officeooo:rsid="0229b2c4" officeooo:paragraph-rsid="0229b2c4" style:font-name-asian="Calibri2" style:font-size-asian="12pt" style:font-weight-asian="bold" style:font-name-complex="Calibri3" style:font-size-complex="12pt" style:font-weight-complex="bold"/>
    </style:style>
    <style:style style:name="P210" style:family="paragraph" style:parent-style-name="normal">
      <style:paragraph-properties fo:line-height="130%" fo:text-align="start" style:justify-single-word="false"/>
      <style:text-properties style:use-window-font-color="true" loext:opacity="0%" style:font-name="Calibri" fo:font-size="12pt" fo:language="en" fo:country="US" style:text-underline-style="solid" style:text-underline-width="auto" style:text-underline-color="font-color" fo:font-weight="bold" officeooo:rsid="022a94d5" officeooo:paragraph-rsid="022a94d5" style:font-name-asian="Calibri2" style:font-size-asian="12pt" style:font-weight-asian="bold" style:font-name-complex="Calibri3" style:font-size-complex="12pt" style:font-weight-complex="bold"/>
    </style:style>
    <style:style style:name="P211" style:family="paragraph" style:parent-style-name="normal">
      <style:paragraph-properties fo:line-height="130%" fo:text-align="start" style:justify-single-word="false"/>
      <style:text-properties style:use-window-font-color="true" loext:opacity="0%" style:font-name="Calibri" fo:font-size="12pt" fo:language="en" fo:country="US" style:text-underline-style="solid" style:text-underline-width="auto" style:text-underline-color="font-color" fo:font-weight="bold" officeooo:rsid="0028d99f" officeooo:paragraph-rsid="05177e9d" style:font-name-asian="Calibri2" style:font-size-asian="12pt" style:font-weight-asian="bold" style:font-name-complex="Calibri3" style:font-size-complex="12pt" style:font-weight-complex="bold"/>
    </style:style>
    <style:style style:name="P212" style:family="paragraph" style:parent-style-name="normal">
      <style:paragraph-properties fo:line-height="130%"/>
      <style:text-properties fo:color="#8d1d75" loext:opacity="100%" style:font-name="Calibri" fo:font-size="12pt" fo:language="en" fo:country="US" style:text-underline-style="solid" style:text-underline-width="auto" style:text-underline-color="font-color" fo:font-weight="bold" officeooo:rsid="0566c3d8" officeooo:paragraph-rsid="0566c3d8" style:font-name-asian="Calibri2" style:font-size-asian="12pt" style:font-weight-asian="bold" style:font-name-complex="Calibri3" style:font-size-complex="12pt" style:font-weight-complex="bold"/>
    </style:style>
    <style:style style:name="P213" style:family="paragraph" style:parent-style-name="normal">
      <style:paragraph-properties fo:margin-top="0cm" fo:margin-bottom="0cm" style:contextual-spacing="false" fo:line-height="130%"/>
      <style:text-properties style:font-name="Calibri" fo:language="en" fo:country="US" style:text-underline-style="none" fo:font-weight="bold" officeooo:rsid="03e69ddb" officeooo:paragraph-rsid="03e69ddb" style:font-name-asian="Calibri2" style:font-weight-asian="bold" style:font-name-complex="Calibri3" style:font-weight-complex="bold"/>
    </style:style>
    <style:style style:name="P214" style:family="paragraph" style:parent-style-name="normal">
      <style:paragraph-properties fo:margin-top="0cm" fo:margin-bottom="0cm" style:contextual-spacing="false" fo:line-height="130%"/>
      <style:text-properties style:font-name="Calibri" fo:language="en" fo:country="US" style:text-underline-style="none" fo:font-weight="bold" officeooo:rsid="03ea8d3f" officeooo:paragraph-rsid="03ea8d3f" style:font-name-asian="Calibri2" style:font-weight-asian="bold" style:font-name-complex="Calibri3" style:font-weight-complex="bold"/>
    </style:style>
    <style:style style:name="P215" style:family="paragraph" style:parent-style-name="normal">
      <style:paragraph-properties fo:margin-top="0cm" fo:margin-bottom="0cm" style:contextual-spacing="false" fo:line-height="130%"/>
      <style:text-properties style:font-name="Calibri" fo:language="en" fo:country="US" style:text-underline-style="none" fo:font-weight="normal" officeooo:rsid="03e6a23c" officeooo:paragraph-rsid="03e69ddb" style:font-name-asian="Calibri2" style:font-weight-asian="normal" style:font-name-complex="Calibri3" style:font-weight-complex="normal"/>
    </style:style>
    <style:style style:name="P216" style:family="paragraph" style:parent-style-name="normal">
      <style:paragraph-properties fo:margin-top="0cm" fo:margin-bottom="0cm" style:contextual-spacing="false" fo:line-height="130%"/>
      <style:text-properties style:font-name="Calibri" fo:language="en" fo:country="US" style:text-underline-style="none" fo:font-weight="normal" officeooo:rsid="018253fd" officeooo:paragraph-rsid="05177e9d" style:font-name-asian="Calibri2" style:font-weight-asian="normal" style:font-name-complex="Calibri3" style:font-weight-complex="normal"/>
    </style:style>
    <style:style style:name="P217" style:family="paragraph" style:parent-style-name="normal">
      <style:paragraph-properties fo:margin-top="0cm" fo:margin-bottom="0cm" style:contextual-spacing="false" fo:line-height="130%"/>
      <style:text-properties style:font-name="Calibri" fo:language="en" fo:country="US" style:text-underline-style="none" fo:font-weight="normal" officeooo:rsid="03ea8d3f" officeooo:paragraph-rsid="0523d4de" style:font-name-asian="Calibri2" style:font-weight-asian="normal" style:font-name-complex="Calibri3" style:font-weight-complex="normal"/>
    </style:style>
    <style:style style:name="P218" style:family="paragraph" style:parent-style-name="normal">
      <style:paragraph-properties fo:margin-top="0cm" fo:margin-bottom="0cm" style:contextual-spacing="false" fo:line-height="130%"/>
      <style:text-properties style:font-name="Calibri" fo:language="en" fo:country="US" style:text-underline-style="solid" style:text-underline-width="auto" style:text-underline-color="font-color" fo:font-weight="normal" officeooo:rsid="017cb3cb" officeooo:paragraph-rsid="05177e9d" style:font-name-asian="Calibri2" style:font-weight-asian="normal" style:font-name-complex="Calibri3" style:font-weight-complex="normal"/>
    </style:style>
    <style:style style:name="P219" style:family="paragraph" style:parent-style-name="normal">
      <style:paragraph-properties fo:margin-top="0cm" fo:margin-bottom="0cm" style:contextual-spacing="false" fo:line-height="130%"/>
      <style:text-properties fo:language="en" fo:country="US" officeooo:paragraph-rsid="01e26dfd"/>
    </style:style>
    <style:style style:name="P220" style:family="paragraph" style:parent-style-name="normal">
      <style:paragraph-properties fo:margin-top="0cm" fo:margin-bottom="0cm" style:contextual-spacing="false" fo:line-height="130%"/>
      <style:text-properties fo:language="en" fo:country="US" officeooo:paragraph-rsid="03ea8d3f"/>
    </style:style>
    <style:style style:name="P221" style:family="paragraph" style:parent-style-name="normal">
      <style:paragraph-properties fo:margin-top="0cm" fo:margin-bottom="0cm" style:contextual-spacing="false" fo:line-height="130%"/>
      <style:text-properties fo:language="en" fo:country="US" officeooo:paragraph-rsid="051b1016"/>
    </style:style>
    <style:style style:name="P222" style:family="paragraph" style:parent-style-name="normal">
      <style:paragraph-properties fo:margin-top="0cm" fo:margin-bottom="0cm" style:contextual-spacing="false" fo:line-height="130%"/>
      <style:text-properties fo:language="en" fo:country="US" officeooo:rsid="01e80003" officeooo:paragraph-rsid="02b6cd6b"/>
    </style:style>
    <style:style style:name="P223" style:family="paragraph" style:parent-style-name="normal">
      <style:paragraph-properties fo:margin-top="0cm" fo:margin-bottom="0cm" style:contextual-spacing="false" fo:line-height="130%"/>
      <style:text-properties style:font-name="Calibri1" fo:language="en" fo:country="US" officeooo:paragraph-rsid="05177e9d"/>
    </style:style>
    <style:style style:name="P224" style:family="paragraph" style:parent-style-name="normal">
      <style:paragraph-properties fo:margin-top="0cm" fo:margin-bottom="0cm" style:contextual-spacing="false" fo:line-height="130%" fo:break-before="page"/>
      <style:text-properties style:font-name="Calibri" fo:language="en" fo:country="US" style:text-underline-style="none" fo:font-weight="normal" officeooo:rsid="051b1016" officeooo:paragraph-rsid="051b1016" style:font-name-asian="Calibri2" style:font-weight-asian="normal" style:font-name-complex="Calibri3" style:font-weight-complex="normal"/>
    </style:style>
    <style:style style:name="P225" style:family="paragraph" style:parent-style-name="normal">
      <style:paragraph-properties fo:line-height="130%" fo:text-align="center" style:justify-single-word="false" fo:break-before="page"/>
      <style:text-properties fo:color="#f10d0c" loext:opacity="100%" style:font-name="Courier New1" fo:font-size="24pt" fo:language="en" fo:country="US" style:text-underline-style="solid" style:text-underline-width="auto" style:text-underline-color="font-color" fo:font-weight="bold" style:font-name-asian="Courier New2" style:font-size-asian="24pt" style:font-weight-asian="bold" style:font-name-complex="Courier New3" style:font-size-complex="24pt"/>
    </style:style>
    <style:style style:name="P226" style:family="paragraph" style:parent-style-name="normal">
      <style:paragraph-properties fo:line-height="130%" fo:text-align="center" style:justify-single-word="false" fo:break-before="page"/>
      <style:text-properties fo:color="#069a2e" loext:opacity="100%" style:font-name="Courier New1" fo:font-size="24pt" fo:language="en" fo:country="US" style:text-underline-style="solid" style:text-underline-width="auto" style:text-underline-color="font-color" fo:font-weight="bold" style:font-name-asian="Courier New2" style:font-size-asian="24pt" style:font-weight-asian="bold" style:font-name-complex="Courier New3" style:font-size-complex="24pt"/>
    </style:style>
    <style:style style:name="P227" style:family="paragraph" style:parent-style-name="normal">
      <style:paragraph-properties fo:line-height="130%" fo:text-align="center" style:justify-single-word="false" fo:break-before="page"/>
      <style:text-properties fo:color="#3465a4" loext:opacity="100%" style:font-name="Courier New1" fo:font-size="24pt" fo:language="en" fo:country="US" style:text-underline-style="solid" style:text-underline-width="auto" style:text-underline-color="font-color" fo:font-weight="bold" style:font-name-asian="Courier New2" style:font-size-asian="24pt" style:font-weight-asian="bold" style:font-name-complex="Courier New3" style:font-size-complex="24pt"/>
    </style:style>
    <style:style style:name="P228" style:family="paragraph" style:parent-style-name="normal">
      <style:paragraph-properties fo:line-height="130%" fo:text-align="center" style:justify-single-word="false" fo:break-before="page"/>
      <style:text-properties fo:color="#8d1d75" loext:opacity="100%" style:font-name="Courier New1" fo:font-size="24pt" fo:language="en" fo:country="US" style:text-underline-style="solid" style:text-underline-width="auto" style:text-underline-color="font-color" fo:font-weight="bold" style:font-name-asian="Courier New2" style:font-size-asian="24pt" style:font-weight-asian="bold" style:font-name-complex="Courier New3" style:font-size-complex="24pt"/>
    </style:style>
    <style:style style:name="P229" style:family="paragraph" style:parent-style-name="normal" style:master-page-name="">
      <style:paragraph-properties fo:line-height="130%" fo:text-align="center" style:justify-single-word="false" style:page-number="auto" fo:break-before="auto" fo:break-after="auto"/>
      <style:text-properties fo:color="#000000" loext:opacity="100%" style:font-name="Courier New1" fo:font-size="24pt" fo:language="en" fo:country="US" style:text-underline-style="solid" style:text-underline-width="auto" style:text-underline-color="font-color" fo:font-weight="bold" officeooo:paragraph-rsid="0018eb84" style:font-name-asian="Courier New2" style:font-size-asian="24pt" style:font-weight-asian="bold" style:font-name-complex="Courier New3" style:font-size-complex="24pt"/>
    </style:style>
    <style:style style:name="P230" style:family="paragraph" style:parent-style-name="normal" style:master-page-name="First_20_Page">
      <style:paragraph-properties fo:line-height="130%" fo:text-align="center" style:justify-single-word="false" style:page-number="1"/>
      <style:text-properties fo:color="#ea7500" loext:opacity="100%" style:font-name="Courier New1" fo:font-size="24pt" fo:language="en" fo:country="US" style:text-underline-style="solid" style:text-underline-width="auto" style:text-underline-color="font-color" fo:font-weight="bold" style:font-name-asian="Courier New2" style:font-size-asian="24pt" style:font-weight-asian="bold" style:font-name-complex="Courier New3" style:font-size-complex="24pt"/>
    </style:style>
    <style:style style:name="P231" style:family="paragraph" style:parent-style-name="normal">
      <style:paragraph-properties fo:line-height="130%"/>
      <style:text-properties style:font-name="Calibri" fo:language="en" fo:country="US" fo:font-weight="normal" officeooo:rsid="058da8ea" officeooo:paragraph-rsid="058da8ea" style:font-name-asian="Calibri2" style:font-weight-asian="normal" style:font-name-complex="Calibri3" style:font-weight-complex="normal"/>
    </style:style>
    <style:style style:name="P232" style:family="paragraph" style:parent-style-name="normal">
      <style:paragraph-properties fo:line-height="130%"/>
      <style:text-properties style:font-name="Calibri" fo:language="en" fo:country="US" officeooo:rsid="058e9e57" officeooo:paragraph-rsid="058e9e57" style:font-name-asian="Calibri2" style:font-name-complex="Calibri3"/>
    </style:style>
    <style:style style:name="T1" style:family="text">
      <style:text-properties fo:color="#000000" loext:opacity="100%" style:font-name="Calibri" fo:font-size="12pt" style:text-underline-style="none" fo:font-weight="normal" style:font-name-asian="Calibri2" style:font-size-asian="12pt" style:font-weight-asian="normal" style:font-name-complex="Calibri3" style:font-size-complex="12pt"/>
    </style:style>
    <style:style style:name="T2" style:family="text">
      <style:text-properties fo:color="#000000" loext:opacity="100%" style:font-name="Calibri" fo:font-size="12pt" style:text-underline-style="none" fo:font-weight="normal" officeooo:rsid="02fe2ddb" style:font-name-asian="Calibri2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loext:opacity="100%" style:font-name="Calibri" fo:font-size="12pt" style:text-underline-style="none" fo:font-weight="normal" officeooo:rsid="01a791fd" style:font-name-asian="Calibri2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loext:opacity="100%" style:font-name="Calibri" fo:font-size="12pt" style:text-underline-style="none" fo:font-weight="normal" officeooo:rsid="01a8e768" style:font-name-asian="Calibri2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loext:opacity="100%" style:font-name="Calibri" fo:font-size="12pt" style:text-underline-style="none" fo:font-weight="bold" officeooo:rsid="04c4a472" style:font-name-asian="Calibri2" style:font-size-asian="12pt" style:font-weight-asian="bold" style:font-name-complex="Calibri3" style:font-size-complex="12pt"/>
    </style:style>
    <style:style style:name="T6" style:family="text">
      <style:text-properties fo:color="#000000" loext:opacity="100%" style:font-name="Calibri" style:text-underline-style="none" fo:font-weight="bold" style:font-name-asian="Calibri2" style:font-weight-asian="bold" style:font-name-complex="Calibri3"/>
    </style:style>
    <style:style style:name="T7" style:family="text">
      <style:text-properties fo:color="#000000" loext:opacity="100%" fo:font-size="12pt" style:text-underline-style="none" fo:font-weight="bold" style:font-name-asian="Calibri2" style:font-size-asian="12pt" style:font-weight-asian="bold" style:font-name-complex="Calibri3" style:font-size-complex="12pt"/>
    </style:style>
    <style:style style:name="T8" style:family="text">
      <style:text-properties fo:color="#000000" loext:opacity="100%" fo:font-size="12pt" style:text-underline-style="none" fo:font-weight="normal" style:font-name-asian="Calibri2" style:font-size-asian="12pt" style:font-weight-asian="normal" style:font-name-complex="Calibri3" style:font-size-complex="12pt"/>
    </style:style>
    <style:style style:name="T9" style:family="text">
      <style:text-properties fo:color="#000000" loext:opacity="100%" fo:font-size="12pt" style:text-underline-style="none" fo:font-weight="normal" officeooo:rsid="001b2660" style:font-name-asian="Calibri2" style:font-size-asian="12pt" style:font-weight-asian="normal" style:font-name-complex="Calibri3" style:font-size-complex="12pt"/>
    </style:style>
    <style:style style:name="T10" style:family="text">
      <style:text-properties style:font-name="Calibri" fo:font-weight="bold" style:font-name-asian="Calibri2" style:font-weight-asian="bold" style:font-name-complex="Calibri3"/>
    </style:style>
    <style:style style:name="T11" style:family="text">
      <style:text-properties style:font-name="Calibri" fo:font-weight="bold" officeooo:rsid="002421bb" style:font-name-asian="Calibri2" style:font-weight-asian="bold" style:font-name-complex="Calibri3"/>
    </style:style>
    <style:style style:name="T12" style:family="text">
      <style:text-properties style:font-name="Calibri" fo:font-weight="bold" officeooo:rsid="00855ba4" style:font-name-asian="Calibri2" style:font-weight-asian="bold" style:font-name-complex="Calibri3" style:font-weight-complex="bold"/>
    </style:style>
    <style:style style:name="T13" style:family="text">
      <style:text-properties style:font-name="Calibri" fo:font-weight="bold" officeooo:rsid="011782a9" style:font-name-asian="Calibri2" style:font-weight-asian="bold" style:font-name-complex="Calibri3" style:font-weight-complex="bold"/>
    </style:style>
    <style:style style:name="T14" style:family="text">
      <style:text-properties style:font-name="Calibri" fo:font-weight="bold" officeooo:rsid="028fa416" style:font-name-asian="Calibri2" style:font-weight-asian="bold" style:font-name-complex="Calibri3" style:font-weight-complex="bold"/>
    </style:style>
    <style:style style:name="T15" style:family="text">
      <style:text-properties style:font-name="Calibri" fo:font-weight="bold" officeooo:rsid="0293054f" style:font-name-asian="Calibri2" style:font-weight-asian="bold" style:font-name-complex="Calibri3" style:font-weight-complex="bold"/>
    </style:style>
    <style:style style:name="T16" style:family="text">
      <style:text-properties style:font-name="Calibri" fo:font-weight="bold" officeooo:rsid="0432fedb" style:font-name-asian="Calibri2" style:font-weight-asian="bold" style:font-name-complex="Calibri3" style:font-weight-complex="bold"/>
    </style:style>
    <style:style style:name="T17" style:family="text">
      <style:text-properties style:font-name="Calibri" fo:font-weight="bold" officeooo:rsid="0050a08b" style:font-name-asian="Calibri2" style:font-weight-asian="bold" style:font-name-complex="Calibri3" style:font-weight-complex="bold"/>
    </style:style>
    <style:style style:name="T18" style:family="text">
      <style:text-properties style:font-name="Calibri" fo:font-weight="bold" officeooo:rsid="054c60b3" style:font-name-asian="Calibri2" style:font-weight-asian="bold" style:font-name-complex="Calibri3" style:font-weight-complex="bold"/>
    </style:style>
    <style:style style:name="T19" style:family="text">
      <style:text-properties style:font-name="Calibri" fo:font-weight="bold" officeooo:rsid="0547d17c" style:font-name-asian="Calibri2" style:font-weight-asian="bold" style:font-name-complex="Calibri3" style:font-weight-complex="bold"/>
    </style:style>
    <style:style style:name="T20" style:family="text">
      <style:text-properties style:font-name="Calibri" fo:font-weight="bold" officeooo:rsid="007d8863" style:font-name-asian="Calibri2" style:font-weight-asian="bold" style:font-name-complex="Calibri3"/>
    </style:style>
    <style:style style:name="T21" style:family="text">
      <style:text-properties style:font-name="Calibri" fo:font-weight="bold" officeooo:rsid="0092ae85" style:font-name-asian="Calibri2" style:font-weight-asian="bold" style:font-name-complex="Calibri3"/>
    </style:style>
    <style:style style:name="T22" style:family="text">
      <style:text-properties style:font-name="Calibri" fo:font-weight="bold" officeooo:rsid="01429e14" style:font-name-asian="Calibri2" style:font-weight-asian="bold" style:font-name-complex="Calibri3"/>
    </style:style>
    <style:style style:name="T23" style:family="text">
      <style:text-properties style:font-name="Calibri" fo:font-weight="bold" officeooo:rsid="015a59b0" style:font-name-asian="Calibri2" style:font-weight-asian="bold" style:font-name-complex="Calibri3"/>
    </style:style>
    <style:style style:name="T24" style:family="text">
      <style:text-properties style:font-name="Calibri" fo:font-weight="bold" officeooo:rsid="017e8751" style:font-name-asian="Calibri2" style:font-weight-asian="bold" style:font-name-complex="Calibri3"/>
    </style:style>
    <style:style style:name="T25" style:family="text">
      <style:text-properties style:font-name="Calibri" fo:font-weight="bold" officeooo:rsid="02550bed" style:font-name-asian="Calibri2" style:font-weight-asian="bold" style:font-name-complex="Calibri3"/>
    </style:style>
    <style:style style:name="T26" style:family="text">
      <style:text-properties style:font-name="Calibri" fo:font-weight="bold" officeooo:rsid="028dd671" style:font-name-asian="Calibri2" style:font-weight-asian="bold" style:font-name-complex="Calibri3"/>
    </style:style>
    <style:style style:name="T27" style:family="text">
      <style:text-properties style:font-name="Calibri" fo:font-weight="bold" officeooo:rsid="028e7268" style:font-name-asian="Calibri2" style:font-weight-asian="bold" style:font-name-complex="Calibri3"/>
    </style:style>
    <style:style style:name="T28" style:family="text">
      <style:text-properties style:font-name="Calibri" fo:font-weight="bold" officeooo:rsid="0291b66a" style:font-name-asian="Calibri2" style:font-weight-asian="bold" style:font-name-complex="Calibri3"/>
    </style:style>
    <style:style style:name="T29" style:family="text">
      <style:text-properties style:font-name="Calibri" fo:font-weight="bold" officeooo:rsid="053525c4" style:font-name-asian="Calibri2" style:font-weight-asian="bold" style:font-name-complex="Calibri3"/>
    </style:style>
    <style:style style:name="T30" style:family="text">
      <style:text-properties style:font-name="Calibri" fo:font-weight="bold" officeooo:rsid="0507a1e3" style:font-name-asian="Calibri2" style:font-weight-asian="bold" style:font-name-complex="Calibri3"/>
    </style:style>
    <style:style style:name="T31" style:family="text">
      <style:text-properties style:font-name="Calibri" fo:font-weight="bold" officeooo:rsid="053c5365" style:font-name-asian="Calibri2" style:font-weight-asian="bold" style:font-name-complex="Calibri3"/>
    </style:style>
    <style:style style:name="T32" style:family="text">
      <style:text-properties style:font-name="Calibri" fo:font-weight="bold" officeooo:rsid="0483bf8f" style:font-name-asian="Calibri2" style:font-weight-asian="bold" style:font-name-complex="Calibri3"/>
    </style:style>
    <style:style style:name="T33" style:family="text">
      <style:text-properties style:font-name="Calibri" fo:font-weight="bold" officeooo:rsid="00dd142c" style:font-name-asian="Calibri2" style:font-weight-asian="bold" style:font-name-complex="Calibri3"/>
    </style:style>
    <style:style style:name="T34" style:family="text">
      <style:text-properties style:font-name="Calibri" fo:font-weight="bold" officeooo:rsid="048adabb" style:font-name-asian="Calibri2" style:font-weight-asian="bold" style:font-name-complex="Calibri3"/>
    </style:style>
    <style:style style:name="T35" style:family="text">
      <style:text-properties style:font-name="Calibri" fo:font-weight="bold" officeooo:rsid="053df99e" style:font-name-asian="Calibri2" style:font-weight-asian="bold" style:font-name-complex="Calibri3"/>
    </style:style>
    <style:style style:name="T36" style:family="text">
      <style:text-properties style:font-name="Calibri" fo:font-weight="bold" officeooo:rsid="057717b6" style:font-name-asian="Calibri2" style:font-weight-asian="bold" style:font-name-complex="Calibri3"/>
    </style:style>
    <style:style style:name="T37" style:family="text">
      <style:text-properties style:font-name="Calibri" fo:font-weight="bold" officeooo:rsid="057b663f" style:font-name-asian="Calibri2" style:font-weight-asian="bold" style:font-name-complex="Calibri3"/>
    </style:style>
    <style:style style:name="T38" style:family="text">
      <style:text-properties style:font-name="Calibri" fo:font-weight="bold" officeooo:rsid="0581ae49" style:font-name-asian="Calibri2" style:font-weight-asian="bold" style:font-name-complex="Calibri3"/>
    </style:style>
    <style:style style:name="T39" style:family="text">
      <style:text-properties style:font-name="Calibri" fo:font-weight="bold" officeooo:rsid="058b3ca8" style:font-name-asian="Calibri2" style:font-weight-asian="bold" style:font-name-complex="Calibri3"/>
    </style:style>
    <style:style style:name="T40" style:family="text">
      <style:text-properties style:font-name="Calibri" style:font-name-asian="Calibri2" style:font-name-complex="Calibri3"/>
    </style:style>
    <style:style style:name="T41" style:family="text">
      <style:text-properties style:font-name="Calibri" officeooo:rsid="002117f3" style:font-name-asian="Calibri2" style:font-name-complex="Calibri3"/>
    </style:style>
    <style:style style:name="T42" style:family="text">
      <style:text-properties style:font-name="Calibri" officeooo:rsid="0030afd2" style:font-name-asian="Calibri2" style:font-name-complex="Calibri3"/>
    </style:style>
    <style:style style:name="T43" style:family="text">
      <style:text-properties style:font-name="Calibri" officeooo:rsid="003476b2" style:font-name-asian="Calibri2" style:font-name-complex="Calibri3"/>
    </style:style>
    <style:style style:name="T44" style:family="text">
      <style:text-properties style:font-name="Calibri" officeooo:rsid="0034bf59" style:font-name-asian="Calibri2" style:font-name-complex="Calibri3"/>
    </style:style>
    <style:style style:name="T45" style:family="text">
      <style:text-properties style:font-name="Calibri" officeooo:rsid="007f75fa" style:font-name-asian="Calibri2" style:font-name-complex="Calibri3"/>
    </style:style>
    <style:style style:name="T46" style:family="text">
      <style:text-properties style:font-name="Calibri" officeooo:rsid="00842a8d" style:font-name-asian="Calibri2" style:font-name-complex="Calibri3"/>
    </style:style>
    <style:style style:name="T47" style:family="text">
      <style:text-properties style:font-name="Calibri" officeooo:rsid="0086d622" style:font-name-asian="Calibri2" style:font-name-complex="Calibri3"/>
    </style:style>
    <style:style style:name="T48" style:family="text">
      <style:text-properties style:font-name="Calibri" officeooo:rsid="009d0260" style:font-name-asian="Calibri2" style:font-name-complex="Calibri3"/>
    </style:style>
    <style:style style:name="T49" style:family="text">
      <style:text-properties style:font-name="Calibri" officeooo:rsid="009e228d" style:font-name-asian="Calibri2" style:font-name-complex="Calibri3"/>
    </style:style>
    <style:style style:name="T50" style:family="text">
      <style:text-properties style:font-name="Calibri" officeooo:rsid="009f366c" style:font-name-asian="Calibri2" style:font-name-complex="Calibri3"/>
    </style:style>
    <style:style style:name="T51" style:family="text">
      <style:text-properties style:font-name="Calibri" officeooo:rsid="00a18710" style:font-name-asian="Calibri2" style:font-name-complex="Calibri3"/>
    </style:style>
    <style:style style:name="T52" style:family="text">
      <style:text-properties style:font-name="Calibri" officeooo:rsid="00a34955" style:font-name-asian="Calibri2" style:font-name-complex="Calibri3"/>
    </style:style>
    <style:style style:name="T53" style:family="text">
      <style:text-properties style:font-name="Calibri" officeooo:rsid="00aa2cc6" style:font-name-asian="Calibri2" style:font-name-complex="Calibri3"/>
    </style:style>
    <style:style style:name="T54" style:family="text">
      <style:text-properties style:font-name="Calibri" officeooo:rsid="00b68c19" style:font-name-asian="Calibri2" style:font-name-complex="Calibri3"/>
    </style:style>
    <style:style style:name="T55" style:family="text">
      <style:text-properties style:font-name="Calibri" officeooo:rsid="00b937ba" style:font-name-asian="Calibri2" style:font-name-complex="Calibri3"/>
    </style:style>
    <style:style style:name="T56" style:family="text">
      <style:text-properties style:font-name="Calibri" officeooo:rsid="00c6891d" style:font-name-asian="Calibri2" style:font-name-complex="Calibri3"/>
    </style:style>
    <style:style style:name="T57" style:family="text">
      <style:text-properties style:font-name="Calibri" officeooo:rsid="00ddf95f" style:font-name-asian="Calibri2" style:font-name-complex="Calibri3"/>
    </style:style>
    <style:style style:name="T58" style:family="text">
      <style:text-properties style:font-name="Calibri" officeooo:rsid="01130a77" style:font-name-asian="Calibri2" style:font-name-complex="Calibri3"/>
    </style:style>
    <style:style style:name="T59" style:family="text">
      <style:text-properties style:font-name="Calibri" officeooo:rsid="012b6c54" style:font-name-asian="Calibri2" style:font-name-complex="Calibri3"/>
    </style:style>
    <style:style style:name="T60" style:family="text">
      <style:text-properties style:font-name="Calibri" officeooo:rsid="014b4d7d" style:font-name-asian="Calibri2" style:font-name-complex="Calibri3"/>
    </style:style>
    <style:style style:name="T61" style:family="text">
      <style:text-properties style:font-name="Calibri" officeooo:rsid="01221004" style:font-name-asian="Calibri2" style:font-name-complex="Calibri3"/>
    </style:style>
    <style:style style:name="T62" style:family="text">
      <style:text-properties style:font-name="Calibri" officeooo:rsid="01751832" style:font-name-asian="Calibri2" style:font-name-complex="Calibri3"/>
    </style:style>
    <style:style style:name="T63" style:family="text">
      <style:text-properties style:font-name="Calibri" officeooo:rsid="01856866" style:font-name-asian="Calibri2" style:font-name-complex="Calibri3"/>
    </style:style>
    <style:style style:name="T64" style:family="text">
      <style:text-properties style:font-name="Calibri" officeooo:rsid="01b5596b" style:font-name-asian="Calibri2" style:font-name-complex="Calibri3"/>
    </style:style>
    <style:style style:name="T65" style:family="text">
      <style:text-properties style:font-name="Calibri" officeooo:rsid="01ca957e" style:font-name-asian="Calibri2" style:font-name-complex="Calibri3"/>
    </style:style>
    <style:style style:name="T66" style:family="text">
      <style:text-properties style:font-name="Calibri" officeooo:rsid="01ce4cdc" style:font-name-asian="Calibri2" style:font-name-complex="Calibri3"/>
    </style:style>
    <style:style style:name="T67" style:family="text">
      <style:text-properties style:font-name="Calibri" officeooo:rsid="01f49801" style:font-name-asian="Calibri2" style:font-name-complex="Calibri3"/>
    </style:style>
    <style:style style:name="T68" style:family="text">
      <style:text-properties style:font-name="Calibri" officeooo:rsid="023e48ad" style:font-name-asian="Calibri2" style:font-name-complex="Calibri3"/>
    </style:style>
    <style:style style:name="T69" style:family="text">
      <style:text-properties style:font-name="Calibri" officeooo:rsid="0249a593" style:font-name-asian="Calibri2" style:font-name-complex="Calibri3"/>
    </style:style>
    <style:style style:name="T70" style:family="text">
      <style:text-properties style:font-name="Calibri" officeooo:rsid="0251d8b6" style:font-name-asian="Calibri2" style:font-name-complex="Calibri3"/>
    </style:style>
    <style:style style:name="T71" style:family="text">
      <style:text-properties style:font-name="Calibri" officeooo:rsid="02550bed" style:font-name-asian="Calibri2" style:font-name-complex="Calibri3"/>
    </style:style>
    <style:style style:name="T72" style:family="text">
      <style:text-properties style:font-name="Calibri" officeooo:rsid="02579c7f" style:font-name-asian="Calibri2" style:font-name-complex="Calibri3"/>
    </style:style>
    <style:style style:name="T73" style:family="text">
      <style:text-properties style:font-name="Calibri" officeooo:rsid="028c462b" style:font-name-asian="Calibri2" style:font-name-complex="Calibri3"/>
    </style:style>
    <style:style style:name="T74" style:family="text">
      <style:text-properties style:font-name="Calibri" officeooo:rsid="028dd671" style:font-name-asian="Calibri2" style:font-name-complex="Calibri3"/>
    </style:style>
    <style:style style:name="T75" style:family="text">
      <style:text-properties style:font-name="Calibri" officeooo:rsid="028fd787" style:font-name-asian="Calibri2" style:font-name-complex="Calibri3"/>
    </style:style>
    <style:style style:name="T76" style:family="text">
      <style:text-properties style:font-name="Calibri" officeooo:rsid="0293054f" style:font-name-asian="Calibri2" style:font-name-complex="Calibri3"/>
    </style:style>
    <style:style style:name="T77" style:family="text">
      <style:text-properties style:font-name="Calibri" officeooo:rsid="0323881b" style:font-name-asian="Calibri2" style:font-name-complex="Calibri3"/>
    </style:style>
    <style:style style:name="T78" style:family="text">
      <style:text-properties style:font-name="Calibri" officeooo:rsid="009be476" style:font-name-asian="Calibri2" style:font-name-complex="Calibri3"/>
    </style:style>
    <style:style style:name="T79" style:family="text">
      <style:text-properties style:font-name="Calibri" officeooo:rsid="03248f0d" style:font-name-asian="Calibri2" style:font-name-complex="Calibri3"/>
    </style:style>
    <style:style style:name="T80" style:family="text">
      <style:text-properties style:font-name="Calibri" officeooo:rsid="0339b7c8" style:font-name-asian="Calibri2" style:font-name-complex="Calibri3"/>
    </style:style>
    <style:style style:name="T81" style:family="text">
      <style:text-properties style:font-name="Calibri" officeooo:rsid="0352528b" style:font-name-asian="Calibri2" style:font-name-complex="Calibri3"/>
    </style:style>
    <style:style style:name="T82" style:family="text">
      <style:text-properties style:font-name="Calibri" officeooo:rsid="037dea35" style:font-name-asian="Calibri2" style:font-name-complex="Calibri3"/>
    </style:style>
    <style:style style:name="T83" style:family="text">
      <style:text-properties style:font-name="Calibri" officeooo:rsid="04128b5c" style:font-name-asian="Calibri2" style:font-name-complex="Calibri3"/>
    </style:style>
    <style:style style:name="T84" style:family="text">
      <style:text-properties style:font-name="Calibri" officeooo:rsid="04287356" style:font-name-asian="Calibri2" style:font-name-complex="Calibri3"/>
    </style:style>
    <style:style style:name="T85" style:family="text">
      <style:text-properties style:font-name="Calibri" officeooo:rsid="042d3c40" style:font-name-asian="Calibri2" style:font-name-complex="Calibri3"/>
    </style:style>
    <style:style style:name="T86" style:family="text">
      <style:text-properties style:font-name="Calibri" officeooo:rsid="042f274e" style:font-name-asian="Calibri2" style:font-name-complex="Calibri3"/>
    </style:style>
    <style:style style:name="T87" style:family="text">
      <style:text-properties style:font-name="Calibri" officeooo:rsid="048512bb" style:font-name-asian="Calibri2" style:font-name-complex="Calibri3"/>
    </style:style>
    <style:style style:name="T88" style:family="text">
      <style:text-properties style:font-name="Calibri" officeooo:rsid="0492c544" style:font-name-asian="Calibri2" style:font-name-complex="Calibri3"/>
    </style:style>
    <style:style style:name="T89" style:family="text">
      <style:text-properties style:font-name="Calibri" officeooo:rsid="04954036" style:font-name-asian="Calibri2" style:font-name-complex="Calibri3"/>
    </style:style>
    <style:style style:name="T90" style:family="text">
      <style:text-properties style:font-name="Calibri" officeooo:rsid="04d6d632" style:font-name-asian="Calibri2" style:font-name-complex="Calibri3"/>
    </style:style>
    <style:style style:name="T91" style:family="text">
      <style:text-properties style:font-name="Calibri" officeooo:rsid="02960721" style:font-name-asian="Calibri2" style:font-name-complex="Calibri3"/>
    </style:style>
    <style:style style:name="T92" style:family="text">
      <style:text-properties style:font-name="Calibri" officeooo:rsid="0037ee15" style:font-name-asian="Calibri2" style:font-name-complex="Calibri3"/>
    </style:style>
    <style:style style:name="T93" style:family="text">
      <style:text-properties style:font-name="Calibri" officeooo:rsid="04dd1ab6" style:font-name-asian="Calibri2" style:font-name-complex="Calibri3"/>
    </style:style>
    <style:style style:name="T94" style:family="text">
      <style:text-properties style:font-name="Calibri" officeooo:rsid="04f11ae7" style:font-name-asian="Calibri2" style:font-name-complex="Calibri3"/>
    </style:style>
    <style:style style:name="T95" style:family="text">
      <style:text-properties style:font-name="Calibri" officeooo:rsid="04f15cfe" style:font-name-asian="Calibri2" style:font-name-complex="Calibri3"/>
    </style:style>
    <style:style style:name="T96" style:family="text">
      <style:text-properties style:font-name="Calibri" officeooo:rsid="018b07e6" style:font-name-asian="Calibri2" style:font-name-complex="Calibri3"/>
    </style:style>
    <style:style style:name="T97" style:family="text">
      <style:text-properties style:font-name="Calibri" officeooo:rsid="0504bc36" style:font-name-asian="Calibri2" style:font-name-complex="Calibri3"/>
    </style:style>
    <style:style style:name="T98" style:family="text">
      <style:text-properties style:font-name="Calibri" officeooo:rsid="05359578" style:font-name-asian="Calibri2" style:font-name-complex="Calibri3"/>
    </style:style>
    <style:style style:name="T99" style:family="text">
      <style:text-properties style:font-name="Calibri" officeooo:rsid="0455d93d" style:font-name-asian="Calibri2" style:font-name-complex="Calibri3"/>
    </style:style>
    <style:style style:name="T100" style:family="text">
      <style:text-properties style:font-name="Calibri" officeooo:rsid="0523d4de" style:font-name-asian="Calibri2" style:font-name-complex="Calibri3"/>
    </style:style>
    <style:style style:name="T101" style:family="text">
      <style:text-properties style:font-name="Calibri" officeooo:rsid="00cd2e15" style:font-name-asian="Calibri2" style:font-name-complex="Calibri3"/>
    </style:style>
    <style:style style:name="T102" style:family="text">
      <style:text-properties style:font-name="Calibri" officeooo:rsid="04900341" style:font-name-asian="Calibri2" style:font-name-complex="Calibri3"/>
    </style:style>
    <style:style style:name="T103" style:family="text">
      <style:text-properties style:font-name="Calibri" officeooo:rsid="03a67236" style:font-name-asian="Calibri2" style:font-name-complex="Calibri3"/>
    </style:style>
    <style:style style:name="T104" style:family="text">
      <style:text-properties style:font-name="Calibri" officeooo:rsid="03a8121d" style:font-name-asian="Calibri2" style:font-name-complex="Calibri3"/>
    </style:style>
    <style:style style:name="T105" style:family="text">
      <style:text-properties style:font-name="Calibri" officeooo:rsid="03a71fc0" style:font-name-asian="Calibri2" style:font-name-complex="Calibri3"/>
    </style:style>
    <style:style style:name="T106" style:family="text">
      <style:text-properties style:font-name="Calibri" officeooo:rsid="042977b6" style:font-name-asian="Calibri2" style:font-name-complex="Calibri3"/>
    </style:style>
    <style:style style:name="T107" style:family="text">
      <style:text-properties style:font-name="Calibri" officeooo:rsid="0461d6a6" style:font-name-asian="Calibri2" style:font-name-complex="Calibri3"/>
    </style:style>
    <style:style style:name="T108" style:family="text">
      <style:text-properties style:font-name="Calibri" officeooo:rsid="04955c39" style:font-name-asian="Calibri2" style:font-name-complex="Calibri3"/>
    </style:style>
    <style:style style:name="T109" style:family="text">
      <style:text-properties style:font-name="Calibri" officeooo:rsid="04968e00" style:font-name-asian="Calibri2" style:font-name-complex="Calibri3"/>
    </style:style>
    <style:style style:name="T110" style:family="text">
      <style:text-properties style:font-name="Calibri" officeooo:rsid="053525c4" style:font-name-asian="Calibri2" style:font-name-complex="Calibri3"/>
    </style:style>
    <style:style style:name="T111" style:family="text">
      <style:text-properties style:font-name="Calibri" officeooo:rsid="05379166" style:font-name-asian="Calibri2" style:font-name-complex="Calibri3"/>
    </style:style>
    <style:style style:name="T112" style:family="text">
      <style:text-properties style:font-name="Calibri" officeooo:rsid="01f4e441" style:font-name-asian="Calibri2" style:font-name-complex="Calibri3"/>
    </style:style>
    <style:style style:name="T113" style:family="text">
      <style:text-properties style:font-name="Calibri" officeooo:rsid="04c003df" style:font-name-asian="Calibri2" style:font-name-complex="Calibri3"/>
    </style:style>
    <style:style style:name="T114" style:family="text">
      <style:text-properties style:font-name="Calibri" officeooo:rsid="05340236" style:font-name-asian="Calibri2" style:font-name-complex="Calibri3"/>
    </style:style>
    <style:style style:name="T115" style:family="text">
      <style:text-properties style:font-name="Calibri" officeooo:rsid="05289882" style:font-name-asian="Calibri2" style:font-name-complex="Calibri3"/>
    </style:style>
    <style:style style:name="T116" style:family="text">
      <style:text-properties style:font-name="Calibri" officeooo:rsid="04654929" style:font-name-asian="Calibri2" style:font-name-complex="Calibri3"/>
    </style:style>
    <style:style style:name="T117" style:family="text">
      <style:text-properties style:font-name="Calibri" officeooo:rsid="0458d7d7" style:font-name-asian="Calibri2" style:font-name-complex="Calibri3"/>
    </style:style>
    <style:style style:name="T118" style:family="text">
      <style:text-properties style:font-name="Calibri" officeooo:rsid="0483bf8f" style:font-name-asian="Calibri2" style:font-name-complex="Calibri3"/>
    </style:style>
    <style:style style:name="T119" style:family="text">
      <style:text-properties style:font-name="Calibri" officeooo:rsid="004cd1a2" style:font-name-asian="Calibri2" style:font-name-complex="Calibri3"/>
    </style:style>
    <style:style style:name="T120" style:family="text">
      <style:text-properties style:font-name="Calibri" officeooo:rsid="0488e6fb" style:font-name-asian="Calibri2" style:font-name-complex="Calibri3"/>
    </style:style>
    <style:style style:name="T121" style:family="text">
      <style:text-properties style:font-name="Calibri" officeooo:rsid="01c3cf1c" style:font-name-asian="Calibri2" style:font-name-complex="Calibri3"/>
    </style:style>
    <style:style style:name="T122" style:family="text">
      <style:text-properties style:font-name="Calibri" officeooo:rsid="0441d4a7" style:font-name-asian="Calibri2" style:font-name-complex="Calibri3"/>
    </style:style>
    <style:style style:name="T123" style:family="text">
      <style:text-properties style:font-name="Calibri" officeooo:rsid="044222af" style:font-name-asian="Calibri2" style:font-name-complex="Calibri3"/>
    </style:style>
    <style:style style:name="T124" style:family="text">
      <style:text-properties style:font-name="Calibri" officeooo:rsid="04493a34" style:font-name-asian="Calibri2" style:font-name-complex="Calibri3"/>
    </style:style>
    <style:style style:name="T125" style:family="text">
      <style:text-properties style:font-name="Calibri" officeooo:rsid="044c00ab" style:font-name-asian="Calibri2" style:font-name-complex="Calibri3"/>
    </style:style>
    <style:style style:name="T126" style:family="text">
      <style:text-properties style:font-name="Calibri" officeooo:rsid="004c55d4" style:font-name-asian="Calibri2" style:font-name-complex="Calibri3"/>
    </style:style>
    <style:style style:name="T127" style:family="text">
      <style:text-properties style:font-name="Calibri" officeooo:rsid="00f8dc4e" style:font-name-asian="Calibri2" style:font-name-complex="Calibri3"/>
    </style:style>
    <style:style style:name="T128" style:family="text">
      <style:text-properties style:font-name="Calibri" officeooo:rsid="00f71941" style:font-name-asian="Calibri2" style:font-name-complex="Calibri3"/>
    </style:style>
    <style:style style:name="T129" style:family="text">
      <style:text-properties style:font-name="Calibri" officeooo:rsid="00f59568" style:font-name-asian="Calibri2" style:font-name-complex="Calibri3"/>
    </style:style>
    <style:style style:name="T130" style:family="text">
      <style:text-properties style:font-name="Calibri" officeooo:rsid="00da2750" style:font-name-asian="Calibri2" style:font-name-complex="Calibri3"/>
    </style:style>
    <style:style style:name="T131" style:family="text">
      <style:text-properties style:font-name="Calibri" officeooo:rsid="04457c46" style:font-name-asian="Calibri2" style:font-name-complex="Calibri3"/>
    </style:style>
    <style:style style:name="T132" style:family="text">
      <style:text-properties style:font-name="Calibri" officeooo:rsid="052f33fa" style:font-name-asian="Calibri2" style:font-name-complex="Calibri3"/>
    </style:style>
    <style:style style:name="T133" style:family="text">
      <style:text-properties style:font-name="Calibri" officeooo:rsid="052f567e" style:font-name-asian="Calibri2" style:font-name-complex="Calibri3"/>
    </style:style>
    <style:style style:name="T134" style:family="text">
      <style:text-properties style:font-name="Calibri" officeooo:rsid="052592dc" style:font-name-asian="Calibri2" style:font-name-complex="Calibri3"/>
    </style:style>
    <style:style style:name="T135" style:family="text">
      <style:text-properties style:font-name="Calibri" officeooo:rsid="048e0b8e" style:font-name-asian="Calibri2" style:font-name-complex="Calibri3"/>
    </style:style>
    <style:style style:name="T136" style:family="text">
      <style:text-properties style:font-name="Calibri" officeooo:rsid="0571a1b9" style:font-name-asian="Calibri2" style:font-name-complex="Calibri3"/>
    </style:style>
    <style:style style:name="T137" style:family="text">
      <style:text-properties style:font-name="Calibri" officeooo:rsid="05723484" style:font-name-asian="Calibri2" style:font-name-complex="Calibri3"/>
    </style:style>
    <style:style style:name="T138" style:family="text">
      <style:text-properties style:font-name="Calibri" officeooo:rsid="053df99e" style:font-name-asian="Calibri2" style:font-name-complex="Calibri3"/>
    </style:style>
    <style:style style:name="T139" style:family="text">
      <style:text-properties style:font-name="Calibri" officeooo:rsid="053c5365" style:font-name-asian="Calibri2" style:font-name-complex="Calibri3"/>
    </style:style>
    <style:style style:name="T140" style:family="text">
      <style:text-properties style:font-name="Calibri" officeooo:rsid="05742a07" style:font-name-asian="Calibri2" style:font-name-complex="Calibri3"/>
    </style:style>
    <style:style style:name="T141" style:family="text">
      <style:text-properties style:font-name="Calibri" officeooo:rsid="05798cbe" style:font-name-asian="Calibri2" style:font-name-complex="Calibri3"/>
    </style:style>
    <style:style style:name="T142" style:family="text">
      <style:text-properties style:font-name="Calibri" officeooo:rsid="057b663f" style:font-name-asian="Calibri2" style:font-name-complex="Calibri3"/>
    </style:style>
    <style:style style:name="T143" style:family="text">
      <style:text-properties style:font-name="Calibri" officeooo:rsid="05865e85" style:font-name-asian="Calibri2" style:font-name-complex="Calibri3"/>
    </style:style>
    <style:style style:name="T144" style:family="text">
      <style:text-properties style:font-name="Calibri" officeooo:rsid="058da8ea" style:font-name-asian="Calibri2" style:font-name-complex="Calibri3"/>
    </style:style>
    <style:style style:name="T145" style:family="text">
      <style:text-properties style:font-name="Calibri" fo:font-weight="normal" style:font-name-asian="Calibri2" style:font-weight-asian="normal" style:font-name-complex="Calibri3"/>
    </style:style>
    <style:style style:name="T146" style:family="text">
      <style:text-properties style:font-name="Calibri" fo:font-weight="normal" style:font-name-asian="Calibri2" style:font-weight-asian="normal" style:font-name-complex="Calibri3" style:font-weight-complex="normal"/>
    </style:style>
    <style:style style:name="T147" style:family="text">
      <style:text-properties style:font-name="Calibri" fo:font-weight="normal" officeooo:rsid="00d99a97" style:font-name-asian="Calibri2" style:font-weight-asian="normal" style:font-name-complex="Calibri3" style:font-weight-complex="normal"/>
    </style:style>
    <style:style style:name="T148" style:family="text">
      <style:text-properties style:font-name="Calibri" fo:font-weight="normal" officeooo:rsid="02e9ca93" style:font-name-asian="Calibri2" style:font-weight-asian="normal" style:font-name-complex="Calibri3" style:font-weight-complex="normal"/>
    </style:style>
    <style:style style:name="T149" style:family="text">
      <style:text-properties style:font-name="Calibri" fo:font-weight="normal" officeooo:rsid="0050a08b" style:font-name-asian="Calibri2" style:font-weight-asian="normal" style:font-name-complex="Calibri3" style:font-weight-complex="normal"/>
    </style:style>
    <style:style style:name="T150" style:family="text">
      <style:text-properties style:font-name="Calibri" fo:font-weight="normal" officeooo:rsid="054b856e" style:font-name-asian="Calibri2" style:font-weight-asian="normal" style:font-name-complex="Calibri3" style:font-weight-complex="normal"/>
    </style:style>
    <style:style style:name="T151" style:family="text">
      <style:text-properties style:font-name="Calibri" fo:font-weight="normal" officeooo:rsid="004f47cb" style:font-name-asian="Calibri2" style:font-weight-asian="normal" style:font-name-complex="Calibri3" style:font-weight-complex="normal"/>
    </style:style>
    <style:style style:name="T152" style:family="text">
      <style:text-properties style:font-name="Calibri" fo:font-weight="normal" officeooo:rsid="0549b064" style:font-name-asian="Calibri2" style:font-weight-asian="normal" style:font-name-complex="Calibri3" style:font-weight-complex="normal"/>
    </style:style>
    <style:style style:name="T153" style:family="text">
      <style:text-properties style:font-name="Calibri" style:text-underline-style="solid" style:text-underline-width="auto" style:text-underline-color="font-color" style:font-name-asian="Calibri2" style:font-name-complex="Calibri3"/>
    </style:style>
    <style:style style:name="T154" style:family="text">
      <style:text-properties style:font-name="Calibri" style:text-underline-style="solid" style:text-underline-width="auto" style:text-underline-color="font-color" officeooo:rsid="0018eb84" style:font-name-asian="Calibri2" style:font-name-complex="Calibri3"/>
    </style:style>
    <style:style style:name="T155" style:family="text">
      <style:text-properties style:font-name="Calibri" style:text-underline-style="solid" style:text-underline-width="auto" style:text-underline-color="font-color" officeooo:rsid="043cb557" style:font-name-asian="Calibri2" style:font-name-complex="Calibri3"/>
    </style:style>
    <style:style style:name="T156" style:family="text">
      <style:text-properties style:font-name="Calibri" style:text-underline-style="solid" style:text-underline-width="auto" style:text-underline-color="font-color" officeooo:rsid="00a42ed3" style:font-name-asian="Calibri2" style:font-name-complex="Calibri3"/>
    </style:style>
    <style:style style:name="T157" style:family="text">
      <style:text-properties style:font-name="Calibri" style:text-underline-style="solid" style:text-underline-width="auto" style:text-underline-color="font-color" officeooo:rsid="0468ce58" style:font-name-asian="Calibri2" style:font-name-complex="Calibri3"/>
    </style:style>
    <style:style style:name="T158" style:family="text">
      <style:text-properties style:font-name="Calibri" style:text-underline-style="solid" style:text-underline-width="auto" style:text-underline-color="font-color" officeooo:rsid="04698501" style:font-name-asian="Calibri2" style:font-name-complex="Calibri3"/>
    </style:style>
    <style:style style:name="T159" style:family="text">
      <style:text-properties style:font-name="Calibri" style:text-underline-style="solid" style:text-underline-width="auto" style:text-underline-color="font-color" officeooo:rsid="05410c36" style:font-name-asian="Calibri2" style:font-name-complex="Calibri3"/>
    </style:style>
    <style:style style:name="T160" style:family="text">
      <style:text-properties style:font-name="Calibri" style:text-underline-style="solid" style:text-underline-width="auto" style:text-underline-color="font-color" officeooo:rsid="053fca52" style:font-name-asian="Calibri2" style:font-name-complex="Calibri3"/>
    </style:style>
    <style:style style:name="T161" style:family="text">
      <style:text-properties style:font-name="Calibri" style:text-underline-style="solid" style:text-underline-width="auto" style:text-underline-color="font-color" fo:font-weight="normal" style:font-name-asian="Calibri2" style:font-weight-asian="normal" style:font-name-complex="Calibri3"/>
    </style:style>
    <style:style style:name="T162" style:family="text">
      <style:text-properties style:font-name="Calibri" style:text-underline-style="solid" style:text-underline-width="auto" style:text-underline-color="font-color" fo:font-weight="normal" officeooo:rsid="02749a03" style:font-name-asian="Calibri2" style:font-weight-asian="normal" style:font-name-complex="Calibri3" style:font-weight-complex="normal"/>
    </style:style>
    <style:style style:name="T163" style:family="text">
      <style:text-properties style:font-name="Calibri" style:text-underline-style="solid" style:text-underline-width="auto" style:text-underline-color="font-color" fo:font-weight="normal" officeooo:rsid="0520b4f3" style:font-name-asian="Calibri2" style:font-weight-asian="normal" style:font-name-complex="Calibri3" style:font-weight-complex="normal"/>
    </style:style>
    <style:style style:name="T164" style:family="text">
      <style:text-properties style:font-name="Calibri" style:text-underline-style="solid" style:text-underline-width="auto" style:text-underline-color="font-color" fo:font-weight="normal" officeooo:rsid="05621d5f" style:font-name-asian="Calibri2" style:font-weight-asian="normal" style:font-name-complex="Calibri3" style:font-weight-complex="normal"/>
    </style:style>
    <style:style style:name="T165" style:family="text">
      <style:text-properties style:font-name="Calibri" style:text-underline-style="none" fo:font-weight="normal" style:font-name-asian="Calibri2" style:font-weight-asian="normal" style:font-name-complex="Calibri3"/>
    </style:style>
    <style:style style:name="T166" style:family="text">
      <style:text-properties style:font-name="Calibri" style:text-underline-style="none" fo:font-weight="normal" style:font-name-asian="Calibri2" style:font-weight-asian="normal" style:font-name-complex="Calibri3" style:font-weight-complex="normal"/>
    </style:style>
    <style:style style:name="T167" style:family="text">
      <style:text-properties style:font-name="Calibri" style:text-underline-style="none" fo:font-weight="normal" officeooo:rsid="00c8b2d7" style:font-name-asian="Calibri2" style:font-weight-asian="normal" style:font-name-complex="Calibri3" style:font-weight-complex="normal"/>
    </style:style>
    <style:style style:name="T168" style:family="text">
      <style:text-properties style:font-name="Calibri" style:text-underline-style="none" fo:font-weight="normal" officeooo:rsid="01bb5e40" style:font-name-asian="Calibri2" style:font-weight-asian="normal" style:font-name-complex="Calibri3" style:font-weight-complex="normal"/>
    </style:style>
    <style:style style:name="T169" style:family="text">
      <style:text-properties style:font-name="Calibri" style:text-underline-style="none" fo:font-weight="normal" officeooo:rsid="01e26dfd" style:font-name-asian="Calibri2" style:font-weight-asian="normal" style:font-name-complex="Calibri3" style:font-weight-complex="normal"/>
    </style:style>
    <style:style style:name="T170" style:family="text">
      <style:text-properties style:font-name="Calibri" style:text-underline-style="none" fo:font-weight="normal" officeooo:rsid="01ea022a" style:font-name-asian="Calibri2" style:font-weight-asian="normal" style:font-name-complex="Calibri3" style:font-weight-complex="normal"/>
    </style:style>
    <style:style style:name="T171" style:family="text">
      <style:text-properties style:font-name="Calibri" style:text-underline-style="none" fo:font-weight="normal" officeooo:rsid="0223e69f" style:font-name-asian="Calibri2" style:font-weight-asian="normal" style:font-name-complex="Calibri3" style:font-weight-complex="normal"/>
    </style:style>
    <style:style style:name="T172" style:family="text">
      <style:text-properties style:font-name="Calibri" style:text-underline-style="none" fo:font-weight="normal" officeooo:rsid="01bfdc52" style:font-name-asian="Calibri2" style:font-weight-asian="normal" style:font-name-complex="Calibri3" style:font-weight-complex="normal"/>
    </style:style>
    <style:style style:name="T173" style:family="text">
      <style:text-properties style:font-name="Calibri" style:text-underline-style="none" fo:font-weight="normal" officeooo:rsid="026ae79c" style:font-name-asian="Calibri2" style:font-weight-asian="normal" style:font-name-complex="Calibri3" style:font-weight-complex="normal"/>
    </style:style>
    <style:style style:name="T174" style:family="text">
      <style:text-properties style:font-name="Calibri" style:text-underline-style="none" fo:font-weight="normal" officeooo:rsid="026c0f5c" style:font-name-asian="Calibri2" style:font-weight-asian="normal" style:font-name-complex="Calibri3" style:font-weight-complex="normal"/>
    </style:style>
    <style:style style:name="T175" style:family="text">
      <style:text-properties style:font-name="Calibri" style:text-underline-style="none" fo:font-weight="normal" officeooo:rsid="026c5ec2" style:font-name-asian="Calibri2" style:font-weight-asian="normal" style:font-name-complex="Calibri3" style:font-weight-complex="normal"/>
    </style:style>
    <style:style style:name="T176" style:family="text">
      <style:text-properties style:font-name="Calibri" style:text-underline-style="none" fo:font-weight="normal" officeooo:rsid="026e320f" style:font-name-asian="Calibri2" style:font-weight-asian="normal" style:font-name-complex="Calibri3" style:font-weight-complex="normal"/>
    </style:style>
    <style:style style:name="T177" style:family="text">
      <style:text-properties style:font-name="Calibri" style:text-underline-style="none" fo:font-weight="normal" officeooo:rsid="02702c23" style:font-name-asian="Calibri2" style:font-weight-asian="normal" style:font-name-complex="Calibri3" style:font-weight-complex="normal"/>
    </style:style>
    <style:style style:name="T178" style:family="text">
      <style:text-properties style:font-name="Calibri" style:text-underline-style="none" fo:font-weight="normal" officeooo:rsid="01665646" style:font-name-asian="Calibri2" style:font-weight-asian="normal" style:font-name-complex="Calibri3" style:font-weight-complex="normal"/>
    </style:style>
    <style:style style:name="T179" style:family="text">
      <style:text-properties style:font-name="Calibri" style:text-underline-style="none" fo:font-weight="normal" officeooo:rsid="02aee08a" style:font-name-asian="Calibri2" style:font-weight-asian="normal" style:font-name-complex="Calibri3" style:font-weight-complex="normal"/>
    </style:style>
    <style:style style:name="T180" style:family="text">
      <style:text-properties style:font-name="Calibri" style:text-underline-style="none" fo:font-weight="normal" officeooo:rsid="028060d0" style:font-name-asian="Calibri2" style:font-weight-asian="normal" style:font-name-complex="Calibri3" style:font-weight-complex="normal"/>
    </style:style>
    <style:style style:name="T181" style:family="text">
      <style:text-properties style:font-name="Calibri" style:text-underline-style="none" fo:font-weight="normal" officeooo:rsid="02b9ebd4" style:font-name-asian="Calibri2" style:font-weight-asian="normal" style:font-name-complex="Calibri3" style:font-weight-complex="normal"/>
    </style:style>
    <style:style style:name="T182" style:family="text">
      <style:text-properties style:font-name="Calibri" style:text-underline-style="none" fo:font-weight="normal" officeooo:rsid="034e44e8" style:font-name-asian="Calibri2" style:font-weight-asian="normal" style:font-name-complex="Calibri3" style:font-weight-complex="normal"/>
    </style:style>
    <style:style style:name="T183" style:family="text">
      <style:text-properties style:font-name="Calibri" style:text-underline-style="none" fo:font-weight="normal" officeooo:rsid="034e83ad" style:font-name-asian="Calibri2" style:font-weight-asian="normal" style:font-name-complex="Calibri3" style:font-weight-complex="normal"/>
    </style:style>
    <style:style style:name="T184" style:family="text">
      <style:text-properties style:font-name="Calibri" style:text-underline-style="none" fo:font-weight="normal" officeooo:rsid="0380ee43" style:font-name-asian="Calibri2" style:font-weight-asian="normal" style:font-name-complex="Calibri3" style:font-weight-complex="normal"/>
    </style:style>
    <style:style style:name="T185" style:family="text">
      <style:text-properties style:font-name="Calibri" style:text-underline-style="none" fo:font-weight="normal" officeooo:rsid="03821a3b" style:font-name-asian="Calibri2" style:font-weight-asian="normal" style:font-name-complex="Calibri3" style:font-weight-complex="normal"/>
    </style:style>
    <style:style style:name="T186" style:family="text">
      <style:text-properties style:font-name="Calibri" style:text-underline-style="none" fo:font-weight="normal" officeooo:rsid="03fc98dd" style:font-name-asian="Calibri2" style:font-weight-asian="normal" style:font-name-complex="Calibri3" style:font-weight-complex="normal"/>
    </style:style>
    <style:style style:name="T187" style:family="text">
      <style:text-properties style:font-name="Calibri" style:text-underline-style="none" fo:font-weight="normal" officeooo:rsid="04caacae" style:font-name-asian="Calibri2" style:font-weight-asian="normal" style:font-name-complex="Calibri3" style:font-weight-complex="normal"/>
    </style:style>
    <style:style style:name="T188" style:family="text">
      <style:text-properties style:font-name="Calibri" style:text-underline-style="none" fo:font-weight="normal" officeooo:rsid="02e55927" style:font-name-asian="Calibri2" style:font-weight-asian="normal" style:font-name-complex="Calibri3" style:font-weight-complex="normal"/>
    </style:style>
    <style:style style:name="T189" style:family="text">
      <style:text-properties style:font-name="Calibri" style:text-underline-style="none" fo:font-weight="normal" officeooo:rsid="03c8c92d" style:font-name-asian="Calibri2" style:font-weight-asian="normal" style:font-name-complex="Calibri3" style:font-weight-complex="normal"/>
    </style:style>
    <style:style style:name="T190" style:family="text">
      <style:text-properties style:font-name="Calibri" style:text-underline-style="none" fo:font-weight="normal" officeooo:rsid="02eecfbd" style:font-name-asian="Calibri2" style:font-weight-asian="normal" style:font-name-complex="Calibri3" style:font-weight-complex="normal"/>
    </style:style>
    <style:style style:name="T191" style:family="text">
      <style:text-properties style:font-name="Calibri" style:text-underline-style="none" fo:font-weight="normal" officeooo:rsid="04f19a32" style:font-name-asian="Calibri2" style:font-weight-asian="normal" style:font-name-complex="Calibri3" style:font-weight-complex="normal"/>
    </style:style>
    <style:style style:name="T192" style:family="text">
      <style:text-properties style:font-name="Calibri" style:text-underline-style="none" fo:font-weight="normal" officeooo:rsid="0375c7ec" style:font-name-asian="Calibri2" style:font-weight-asian="normal" style:font-name-complex="Calibri3" style:font-weight-complex="normal"/>
    </style:style>
    <style:style style:name="T193" style:family="text">
      <style:text-properties style:font-name="Calibri" style:text-underline-style="none" fo:font-weight="normal" officeooo:rsid="03c475e7" style:font-name-asian="Calibri2" style:font-weight-asian="normal" style:font-name-complex="Calibri3" style:font-weight-complex="normal"/>
    </style:style>
    <style:style style:name="T194" style:family="text">
      <style:text-properties style:font-name="Calibri" style:text-underline-style="none" fo:font-weight="normal" officeooo:rsid="039caba9" style:font-name-asian="Calibri2" style:font-weight-asian="normal" style:font-name-complex="Calibri3" style:font-weight-complex="normal"/>
    </style:style>
    <style:style style:name="T195" style:family="text">
      <style:text-properties style:font-name="Calibri" style:text-underline-style="none" fo:font-weight="normal" officeooo:rsid="039d6f8e" style:font-name-asian="Calibri2" style:font-weight-asian="normal" style:font-name-complex="Calibri3" style:font-weight-complex="normal"/>
    </style:style>
    <style:style style:name="T196" style:family="text">
      <style:text-properties style:font-name="Calibri" style:text-underline-style="none" fo:font-weight="normal" officeooo:rsid="039a590c" style:font-name-asian="Calibri2" style:font-weight-asian="normal" style:font-name-complex="Calibri3" style:font-weight-complex="normal"/>
    </style:style>
    <style:style style:name="T197" style:family="text">
      <style:text-properties style:font-name="Calibri" style:text-underline-style="none" fo:font-weight="normal" officeooo:rsid="04a043eb" style:font-name-asian="Calibri2" style:font-weight-asian="normal" style:font-name-complex="Calibri3" style:font-weight-complex="normal"/>
    </style:style>
    <style:style style:name="T198" style:family="text">
      <style:text-properties style:font-name="Calibri" style:text-underline-style="none" fo:font-weight="normal" officeooo:rsid="03ea8d3f" style:font-name-asian="Calibri2" style:font-weight-asian="normal" style:font-name-complex="Calibri3" style:font-weight-complex="normal"/>
    </style:style>
    <style:style style:name="T199" style:family="text">
      <style:text-properties style:font-name="Calibri" style:text-underline-style="none" fo:font-weight="normal" officeooo:rsid="04e9bf84" style:font-name-asian="Calibri2" style:font-weight-asian="normal" style:font-name-complex="Calibri3" style:font-weight-complex="normal"/>
    </style:style>
    <style:style style:name="T200" style:family="text">
      <style:text-properties style:font-name="Calibri" style:text-underline-style="none" fo:font-weight="normal" officeooo:rsid="05327a82" style:font-name-asian="Calibri2" style:font-weight-asian="normal" style:font-name-complex="Calibri3" style:font-weight-complex="normal"/>
    </style:style>
    <style:style style:name="T201" style:family="text">
      <style:text-properties style:font-name="Calibri" style:text-underline-style="none" fo:font-weight="normal" officeooo:rsid="02749a03" style:font-name-asian="Calibri2" style:font-weight-asian="normal" style:font-name-complex="Calibri3" style:font-weight-complex="normal"/>
    </style:style>
    <style:style style:name="T202" style:family="text">
      <style:text-properties style:font-name="Calibri" style:text-underline-style="none" fo:font-weight="normal" officeooo:rsid="05289882" style:font-name-asian="Calibri2" style:font-weight-asian="normal" style:font-name-complex="Calibri3" style:font-weight-complex="normal"/>
    </style:style>
    <style:style style:name="T203" style:family="text">
      <style:text-properties style:font-name="Calibri" style:text-underline-style="none" fo:font-weight="normal" officeooo:rsid="02764df1" style:font-name-asian="Calibri2" style:font-weight-asian="normal" style:font-name-complex="Calibri3" style:font-weight-complex="normal"/>
    </style:style>
    <style:style style:name="T204" style:family="text">
      <style:text-properties style:font-name="Calibri" style:text-underline-style="none" fo:font-weight="normal" officeooo:rsid="0382c00e" style:font-name-asian="Calibri2" style:font-weight-asian="normal" style:font-name-complex="Calibri3" style:font-weight-complex="normal"/>
    </style:style>
    <style:style style:name="T205" style:family="text">
      <style:text-properties style:font-name="Calibri" style:text-underline-style="none" fo:font-weight="normal" officeooo:rsid="0443be61" style:font-name-asian="Calibri2" style:font-weight-asian="normal" style:font-name-complex="Calibri3" style:font-weight-complex="normal"/>
    </style:style>
    <style:style style:name="T206" style:family="text">
      <style:text-properties style:font-name="Calibri" style:text-underline-style="none" fo:font-weight="normal" officeooo:rsid="04717360" style:font-name-asian="Calibri2" style:font-weight-asian="normal" style:font-name-complex="Calibri3" style:font-weight-complex="normal"/>
    </style:style>
    <style:style style:name="T207" style:family="text">
      <style:text-properties style:font-name="Calibri" style:text-underline-style="none" fo:font-weight="normal" officeooo:rsid="04ffdf12" style:font-name-asian="Calibri2" style:font-weight-asian="normal" style:font-name-complex="Calibri3" style:font-weight-complex="normal"/>
    </style:style>
    <style:style style:name="T208" style:family="text">
      <style:text-properties style:font-name="Calibri" style:text-underline-style="none" fo:font-weight="normal" officeooo:rsid="0452b12d" style:font-name-asian="Calibri2" style:font-weight-asian="normal" style:font-name-complex="Calibri3" style:font-weight-complex="normal"/>
    </style:style>
    <style:style style:name="T209" style:family="text">
      <style:text-properties style:font-name="Calibri" style:text-underline-style="none" fo:font-weight="normal" officeooo:rsid="044e01c9" style:font-name-asian="Calibri2" style:font-weight-asian="normal" style:font-name-complex="Calibri3" style:font-weight-complex="normal"/>
    </style:style>
    <style:style style:name="T210" style:family="text">
      <style:text-properties style:font-name="Calibri" style:text-underline-style="none" fo:font-weight="normal" officeooo:rsid="045209d1" style:font-name-asian="Calibri2" style:font-weight-asian="normal" style:font-name-complex="Calibri3" style:font-weight-complex="normal"/>
    </style:style>
    <style:style style:name="T211" style:family="text">
      <style:text-properties style:font-name="Calibri" style:text-underline-style="none" fo:font-weight="normal" officeooo:rsid="051ef5b3" style:font-name-asian="Calibri2" style:font-weight-asian="normal" style:font-name-complex="Calibri3" style:font-weight-complex="normal"/>
    </style:style>
    <style:style style:name="T212" style:family="text">
      <style:text-properties style:font-name="Calibri" style:text-underline-style="none" fo:font-weight="normal" officeooo:rsid="051f0f24" style:font-name-asian="Calibri2" style:font-weight-asian="normal" style:font-name-complex="Calibri3" style:font-weight-complex="normal"/>
    </style:style>
    <style:style style:name="T213" style:family="text">
      <style:text-properties style:font-name="Calibri" style:text-underline-style="none" fo:font-weight="normal" officeooo:rsid="05202ff5" style:font-name-asian="Calibri2" style:font-weight-asian="normal" style:font-name-complex="Calibri3" style:font-weight-complex="normal"/>
    </style:style>
    <style:style style:name="T214" style:family="text">
      <style:text-properties style:font-name="Calibri" style:text-underline-style="none" fo:font-weight="normal" officeooo:rsid="017cb3cb" style:font-name-asian="Calibri2" style:font-weight-asian="normal" style:font-name-complex="Calibri3" style:font-weight-complex="normal"/>
    </style:style>
    <style:style style:name="T215" style:family="text">
      <style:text-properties style:font-name="Calibri" style:text-underline-style="none" fo:font-weight="normal" officeooo:rsid="051b1016" style:font-name-asian="Calibri2" style:font-weight-asian="normal" style:font-name-complex="Calibri3" style:font-weight-complex="normal"/>
    </style:style>
    <style:style style:name="T216" style:family="text">
      <style:text-properties style:font-name="Calibri" style:text-underline-style="none" fo:font-weight="normal" officeooo:rsid="05409a99" style:font-name-asian="Calibri2" style:font-weight-asian="normal" style:font-name-complex="Calibri3" style:font-weight-complex="normal"/>
    </style:style>
    <style:style style:name="T217" style:family="text">
      <style:text-properties style:font-name="Calibri" style:text-underline-style="none" fo:font-weight="normal" officeooo:rsid="02a4bdff" style:font-name-asian="Calibri2" style:font-weight-asian="normal" style:font-name-complex="Calibri3" style:font-weight-complex="normal"/>
    </style:style>
    <style:style style:name="T218" style:family="text">
      <style:text-properties style:font-name="Calibri" style:text-underline-style="none" fo:font-weight="normal" officeooo:rsid="02a4b23f" style:font-name-asian="Calibri2" style:font-weight-asian="normal" style:font-name-complex="Calibri3" style:font-weight-complex="normal"/>
    </style:style>
    <style:style style:name="T219" style:family="text">
      <style:text-properties style:font-name="Calibri" style:text-underline-style="none" fo:font-weight="normal" officeooo:rsid="00d5cd22" style:font-name-asian="Calibri2" style:font-weight-asian="normal" style:font-name-complex="Calibri3" style:font-weight-complex="normal"/>
    </style:style>
    <style:style style:name="T220" style:family="text">
      <style:text-properties style:font-name="Calibri" style:text-underline-style="none" fo:font-weight="normal" officeooo:rsid="05621d5f" style:font-name-asian="Calibri2" style:font-weight-asian="normal" style:font-name-complex="Calibri3" style:font-weight-complex="normal"/>
    </style:style>
    <style:style style:name="T221" style:family="text">
      <style:text-properties style:font-name="Calibri" style:text-underline-style="none" fo:font-weight="normal" officeooo:rsid="053ed0b7" style:font-name-asian="Calibri2" style:font-weight-asian="normal" style:font-name-complex="Calibri3" style:font-weight-complex="normal"/>
    </style:style>
    <style:style style:name="T222" style:family="text">
      <style:text-properties style:font-name="Calibri" style:text-underline-style="none" fo:font-weight="normal" officeooo:rsid="052a7017" style:font-name-asian="Calibri2" style:font-weight-asian="normal" style:font-name-complex="Calibri3" style:font-weight-complex="normal"/>
    </style:style>
    <style:style style:name="T223" style:family="text">
      <style:text-properties style:font-name="Calibri" style:text-underline-style="none" fo:font-weight="normal" officeooo:rsid="024ce6f3" style:font-name-asian="Calibri2" style:font-weight-asian="normal" style:font-name-complex="Calibri3" style:font-weight-complex="normal"/>
    </style:style>
    <style:style style:name="T224" style:family="text">
      <style:text-properties style:font-name="Calibri" style:text-underline-style="none" fo:font-weight="normal" officeooo:rsid="054edcee" style:font-name-asian="Calibri2" style:font-weight-asian="normal" style:font-name-complex="Calibri3" style:font-weight-complex="normal"/>
    </style:style>
    <style:style style:name="T225" style:family="text">
      <style:text-properties style:font-name="Calibri" style:text-underline-style="none" fo:font-weight="normal" officeooo:rsid="05632f9b" style:font-name-asian="Calibri2" style:font-weight-asian="normal" style:font-name-complex="Calibri3" style:font-weight-complex="normal"/>
    </style:style>
    <style:style style:name="T226" style:family="text">
      <style:text-properties style:font-name="Calibri" style:text-underline-style="none" fo:font-weight="normal" officeooo:rsid="05536a85" style:font-name-asian="Calibri2" style:font-weight-asian="normal" style:font-name-complex="Calibri3" style:font-weight-complex="normal"/>
    </style:style>
    <style:style style:name="T227" style:family="text">
      <style:text-properties style:font-name="Calibri" style:text-underline-style="none" fo:font-weight="normal" officeooo:rsid="056ae397" style:font-name-asian="Calibri2" style:font-weight-asian="normal" style:font-name-complex="Calibri3" style:font-weight-complex="normal"/>
    </style:style>
    <style:style style:name="T228" style:family="text">
      <style:text-properties style:font-name="Calibri" style:text-underline-style="none" fo:font-weight="normal" officeooo:rsid="056dd0c3" style:font-name-asian="Calibri2" style:font-weight-asian="normal" style:font-name-complex="Calibri3" style:font-weight-complex="normal"/>
    </style:style>
    <style:style style:name="T229" style:family="text">
      <style:text-properties style:font-name="Calibri" style:text-underline-style="none" fo:font-weight="normal" officeooo:rsid="057ecdc3" style:font-name-asian="Calibri2" style:font-weight-asian="normal" style:font-name-complex="Calibri3" style:font-weight-complex="normal"/>
    </style:style>
    <style:style style:name="T230" style:family="text">
      <style:text-properties style:font-name="Calibri" style:text-underline-style="none" fo:font-weight="normal" officeooo:rsid="057f5c6e" style:font-name-asian="Calibri2" style:font-weight-asian="normal" style:font-name-complex="Calibri3" style:font-weight-complex="normal"/>
    </style:style>
    <style:style style:name="T231" style:family="text">
      <style:text-properties style:font-name="Calibri" style:text-underline-style="none" fo:font-weight="normal" officeooo:rsid="046f46cb" style:font-name-asian="Calibri2" style:font-weight-asian="normal" style:font-name-complex="Calibri3" style:font-weight-complex="normal"/>
    </style:style>
    <style:style style:name="T232" style:family="text">
      <style:text-properties style:font-name="Calibri" style:text-underline-style="none" fo:font-weight="normal" officeooo:rsid="05873dbd" style:font-name-asian="Calibri2" style:font-weight-asian="normal" style:font-name-complex="Calibri3" style:font-weight-complex="normal"/>
    </style:style>
    <style:style style:name="T233" style:family="text">
      <style:text-properties style:font-name="Calibri" style:text-underline-style="none" fo:font-weight="normal" officeooo:rsid="058a1a7e" style:font-name-asian="Calibri2" style:font-weight-asian="normal" style:font-name-complex="Calibri3" style:font-weight-complex="normal"/>
    </style:style>
    <style:style style:name="T234" style:family="text">
      <style:text-properties style:font-name="Calibri" style:text-underline-style="none" fo:font-weight="normal" officeooo:rsid="012ebac1" style:font-name-asian="Calibri2" style:font-weight-asian="normal" style:font-name-complex="Calibri3"/>
    </style:style>
    <style:style style:name="T235" style:family="text">
      <style:text-properties style:font-name="Calibri" style:text-underline-style="none" fo:font-weight="normal" officeooo:rsid="048cdaaa" style:font-name-asian="Calibri2" style:font-weight-asian="normal" style:font-name-complex="Calibri3"/>
    </style:style>
    <style:style style:name="T236" style:family="text">
      <style:text-properties style:font-name="Calibri" style:text-underline-style="none" fo:font-weight="normal" officeooo:rsid="0345e7bd" style:font-name-asian="Calibri2" style:font-weight-asian="normal" style:font-name-complex="Calibri3"/>
    </style:style>
    <style:style style:name="T237" style:family="text">
      <style:text-properties style:font-name="Calibri" style:text-underline-style="none" fo:font-weight="normal" officeooo:rsid="0404d7a5" style:font-name-asian="Calibri2" style:font-weight-asian="normal" style:font-name-complex="Calibri3"/>
    </style:style>
    <style:style style:name="T238" style:family="text">
      <style:text-properties style:font-name="Calibri" style:text-underline-style="none" fo:font-weight="normal" officeooo:rsid="0411a504" style:font-name-asian="Calibri2" style:font-weight-asian="normal" style:font-name-complex="Calibri3"/>
    </style:style>
    <style:style style:name="T239" style:family="text">
      <style:text-properties style:font-name="Calibri" style:text-underline-style="none" fo:font-weight="normal" officeooo:rsid="04e8fec1" style:font-name-asian="Calibri2" style:font-weight-asian="normal" style:font-name-complex="Calibri3"/>
    </style:style>
    <style:style style:name="T240" style:family="text">
      <style:text-properties style:font-name="Calibri" style:text-underline-style="none" fo:font-weight="normal" officeooo:rsid="03498cf4" style:font-name-asian="Calibri2" style:font-weight-asian="normal" style:font-name-complex="Calibri3"/>
    </style:style>
    <style:style style:name="T241" style:family="text">
      <style:text-properties style:font-name="Calibri" style:text-underline-style="none" fo:font-weight="normal" officeooo:rsid="05177e9d" style:font-name-asian="Calibri2" style:font-weight-asian="normal" style:font-name-complex="Calibri3"/>
    </style:style>
    <style:style style:name="T242" style:family="text">
      <style:text-properties style:font-name="Calibri" style:text-underline-style="none" fo:font-weight="normal" officeooo:rsid="03bf8aaf" style:font-name-asian="Calibri2" style:language-asian="ja" style:country-asian="JP" style:font-weight-asian="normal" style:font-name-complex="Calibri3"/>
    </style:style>
    <style:style style:name="T243" style:family="text">
      <style:text-properties style:font-name="Calibri" style:text-underline-style="none" fo:font-weight="bold" style:font-name-asian="Calibri2" style:font-weight-asian="bold" style:font-name-complex="Calibri3"/>
    </style:style>
    <style:style style:name="T244" style:family="text">
      <style:text-properties style:font-name="Calibri" style:text-underline-style="none" fo:font-weight="bold" officeooo:rsid="00dbfd8d" style:font-name-asian="Calibri2" style:font-weight-asian="bold" style:font-name-complex="Calibri3" style:font-weight-complex="bold"/>
    </style:style>
    <style:style style:name="T245" style:family="text">
      <style:text-properties style:font-name="Calibri" style:text-underline-style="none" fo:font-weight="bold" officeooo:rsid="01e26dfd" style:font-name-asian="Calibri2" style:font-weight-asian="bold" style:font-name-complex="Calibri3" style:font-weight-complex="bold"/>
    </style:style>
    <style:style style:name="T246" style:family="text">
      <style:text-properties style:font-name="Calibri" style:text-underline-style="none" fo:font-weight="bold" officeooo:rsid="021c9ecb" style:font-name-asian="Calibri2" style:font-weight-asian="bold" style:font-name-complex="Calibri3" style:font-weight-complex="bold"/>
    </style:style>
    <style:style style:name="T247" style:family="text">
      <style:text-properties style:font-name="Calibri" style:text-underline-style="none" fo:font-weight="bold" officeooo:rsid="05659892" style:font-name-asian="Calibri2" style:font-weight-asian="bold" style:font-name-complex="Calibri3" style:font-weight-complex="bold"/>
    </style:style>
    <style:style style:name="T248" style:family="text">
      <style:text-properties style:font-name="Calibri" style:text-underline-style="none" fo:font-weight="bold" officeooo:rsid="05536a85" style:font-name-asian="Calibri2" style:font-weight-asian="bold" style:font-name-complex="Calibri3" style:font-weight-complex="bold"/>
    </style:style>
    <style:style style:name="T249" style:family="text">
      <style:text-properties style:font-name="Calibri" style:text-underline-style="none" fo:font-weight="bold" officeooo:rsid="056a8f40" style:font-name-asian="Calibri2" style:font-weight-asian="bold" style:font-name-complex="Calibri3" style:font-weight-complex="bold"/>
    </style:style>
    <style:style style:name="T250" style:family="text">
      <style:text-properties style:font-name="Calibri" style:text-underline-style="none" fo:font-weight="bold" officeooo:rsid="058cf31a" style:font-name-asian="Calibri2" style:font-weight-asian="bold" style:font-name-complex="Calibri3" style:font-weight-complex="bold"/>
    </style:style>
    <style:style style:name="T251" style:family="text">
      <style:text-properties style:font-name="Calibri" style:text-underline-style="none" style:font-name-asian="Calibri2" style:font-name-complex="Calibri3"/>
    </style:style>
    <style:style style:name="T252" style:family="text">
      <style:text-properties style:font-name="Calibri" style:text-underline-style="none" officeooo:rsid="045209d1" style:font-name-asian="Calibri2" style:font-name-complex="Calibri3"/>
    </style:style>
    <style:style style:name="T253" style:family="text">
      <style:text-properties style:font-name="Calibri" style:text-underline-style="none" officeooo:rsid="0582e8f2" style:font-name-asian="Calibri2" style:font-name-complex="Calibri3"/>
    </style:style>
    <style:style style:name="T254" style:family="text">
      <style:text-properties style:text-underline-style="none"/>
    </style:style>
    <style:style style:name="T255" style:family="text">
      <style:text-properties style:text-underline-style="none" fo:font-weight="normal" style:font-weight-asian="normal" style:font-weight-complex="normal"/>
    </style:style>
    <style:style style:name="T256" style:family="text">
      <style:text-properties style:text-underline-style="none" fo:font-weight="normal" officeooo:rsid="010d646e" style:font-weight-asian="normal" style:font-weight-complex="normal"/>
    </style:style>
    <style:style style:name="T257" style:family="text">
      <style:text-properties style:text-underline-style="none" fo:font-weight="normal" officeooo:rsid="025cbb65" style:font-weight-asian="normal" style:font-weight-complex="normal"/>
    </style:style>
    <style:style style:name="T258" style:family="text">
      <style:text-properties style:text-underline-style="none" fo:font-weight="normal" officeooo:rsid="02749a03" style:font-weight-asian="normal" style:font-weight-complex="normal"/>
    </style:style>
    <style:style style:name="T259" style:family="text">
      <style:text-properties style:text-underline-style="none" fo:font-weight="normal" officeooo:rsid="035095e8" style:font-weight-asian="normal" style:font-weight-complex="normal"/>
    </style:style>
    <style:style style:name="T260" style:family="text">
      <style:text-properties style:text-underline-style="none" fo:font-weight="normal" style:language-asian="ja" style:country-asian="JP" style:font-weight-asian="normal" style:font-weight-complex="normal"/>
    </style:style>
    <style:style style:name="T261" style:family="text">
      <style:text-properties style:text-underline-style="none" fo:font-weight="normal" officeooo:rsid="025cbb65" style:language-asian="ja" style:country-asian="JP" style:font-weight-asian="normal" style:font-weight-complex="normal"/>
    </style:style>
    <style:style style:name="T262" style:family="text">
      <style:text-properties style:text-underline-style="none" fo:font-weight="normal" officeooo:rsid="03c0135f" style:language-asian="ja" style:country-asian="JP" style:font-weight-asian="normal" style:font-weight-complex="normal"/>
    </style:style>
    <style:style style:name="T263" style:family="text">
      <style:text-properties style:text-underline-style="none" fo:font-weight="normal" officeooo:rsid="01ecaa63" style:font-name-asian="Calibri2" style:font-weight-asian="normal" style:font-name-complex="Calibri3" style:font-weight-complex="normal"/>
    </style:style>
    <style:style style:name="T264" style:family="text">
      <style:text-properties style:text-underline-style="none" fo:font-weight="normal" officeooo:rsid="01ee44e5" style:font-name-asian="Calibri2" style:font-weight-asian="normal" style:font-name-complex="Calibri3" style:font-weight-complex="normal"/>
    </style:style>
    <style:style style:name="T265" style:family="text">
      <style:text-properties style:text-underline-style="none" officeooo:rsid="051b00fb"/>
    </style:style>
    <style:style style:name="T266" style:family="text">
      <style:text-properties officeooo:rsid="00224203"/>
    </style:style>
    <style:style style:name="T267" style:family="text">
      <style:text-properties officeooo:rsid="0023908e"/>
    </style:style>
    <style:style style:name="T268" style:family="text">
      <style:text-properties fo:font-weight="normal" style:font-weight-asian="normal" style:font-weight-complex="normal"/>
    </style:style>
    <style:style style:name="T269" style:family="text">
      <style:text-properties fo:font-weight="normal" officeooo:rsid="00294c92" style:font-weight-asian="normal" style:font-weight-complex="normal"/>
    </style:style>
    <style:style style:name="T270" style:family="text">
      <style:text-properties fo:font-weight="normal" officeooo:rsid="015c0b04" style:font-weight-asian="normal" style:font-weight-complex="normal"/>
    </style:style>
    <style:style style:name="T271" style:family="text">
      <style:text-properties fo:font-weight="normal" officeooo:rsid="01617d8f" style:font-weight-asian="normal" style:font-weight-complex="normal"/>
    </style:style>
    <style:style style:name="T272" style:family="text">
      <style:text-properties fo:font-weight="normal" officeooo:rsid="01c02a22" style:font-weight-asian="normal" style:font-weight-complex="normal"/>
    </style:style>
    <style:style style:name="T273" style:family="text">
      <style:text-properties fo:font-weight="normal" officeooo:rsid="021f598b" style:font-weight-asian="normal" style:font-weight-complex="normal"/>
    </style:style>
    <style:style style:name="T274" style:family="text">
      <style:text-properties fo:font-weight="normal" officeooo:rsid="026ae79c" style:font-weight-asian="normal" style:font-weight-complex="normal"/>
    </style:style>
    <style:style style:name="T275" style:family="text">
      <style:text-properties fo:font-weight="normal" officeooo:rsid="026e320f" style:font-weight-asian="normal" style:font-weight-complex="normal"/>
    </style:style>
    <style:style style:name="T276" style:family="text">
      <style:text-properties fo:font-weight="normal" officeooo:rsid="026f18a8" style:font-weight-asian="normal" style:font-weight-complex="normal"/>
    </style:style>
    <style:style style:name="T277" style:family="text">
      <style:text-properties fo:font-weight="normal" officeooo:rsid="0272d292" style:font-weight-asian="normal" style:font-weight-complex="normal"/>
    </style:style>
    <style:style style:name="T278" style:family="text">
      <style:text-properties fo:font-weight="normal" officeooo:rsid="02e55927" style:font-weight-asian="normal" style:font-weight-complex="normal"/>
    </style:style>
    <style:style style:name="T279" style:family="text">
      <style:text-properties fo:font-weight="normal" officeooo:rsid="035b8b84" style:font-weight-asian="normal" style:font-weight-complex="normal"/>
    </style:style>
    <style:style style:name="T280" style:family="text">
      <style:text-properties fo:font-weight="normal" officeooo:rsid="035d0aa2" style:font-weight-asian="normal" style:font-weight-complex="normal"/>
    </style:style>
    <style:style style:name="T281" style:family="text">
      <style:text-properties fo:font-weight="normal" officeooo:rsid="03b08b28" style:font-weight-asian="normal" style:font-weight-complex="normal"/>
    </style:style>
    <style:style style:name="T282" style:family="text">
      <style:text-properties fo:font-weight="normal" officeooo:rsid="03b1c665" style:font-weight-asian="normal" style:font-weight-complex="normal"/>
    </style:style>
    <style:style style:name="T283" style:family="text">
      <style:text-properties fo:font-weight="normal" officeooo:rsid="03b2f6c2" style:font-weight-asian="normal" style:font-weight-complex="normal"/>
    </style:style>
    <style:style style:name="T284" style:family="text">
      <style:text-properties fo:font-weight="normal" officeooo:rsid="03e6a23c" style:font-weight-asian="normal" style:font-weight-complex="normal"/>
    </style:style>
    <style:style style:name="T285" style:family="text">
      <style:text-properties fo:font-weight="normal" officeooo:rsid="03e89f21" style:font-weight-asian="normal" style:font-weight-complex="normal"/>
    </style:style>
    <style:style style:name="T286" style:family="text">
      <style:text-properties fo:font-weight="normal" officeooo:rsid="04493a34" style:font-weight-asian="normal" style:font-weight-complex="normal"/>
    </style:style>
    <style:style style:name="T287" style:family="text">
      <style:text-properties fo:font-weight="normal" officeooo:rsid="04e9bf84" style:font-weight-asian="normal" style:font-weight-complex="normal"/>
    </style:style>
    <style:style style:name="T288" style:family="text">
      <style:text-properties fo:font-weight="normal" officeooo:rsid="04ec196a" style:font-weight-asian="normal" style:font-weight-complex="normal"/>
    </style:style>
    <style:style style:name="T289" style:family="text">
      <style:text-properties fo:font-weight="normal" officeooo:rsid="04ecd6df" style:font-weight-asian="normal" style:font-weight-complex="normal"/>
    </style:style>
    <style:style style:name="T290" style:family="text">
      <style:text-properties fo:font-weight="normal" officeooo:rsid="04ef74ea" style:font-weight-asian="normal" style:font-weight-complex="normal"/>
    </style:style>
    <style:style style:name="T291" style:family="text">
      <style:text-properties fo:font-weight="normal" officeooo:rsid="04efc5e9" style:font-weight-asian="normal" style:font-weight-complex="normal"/>
    </style:style>
    <style:style style:name="T292" style:family="text">
      <style:text-properties fo:font-weight="normal" officeooo:rsid="04f00750" style:font-weight-asian="normal" style:font-weight-complex="normal"/>
    </style:style>
    <style:style style:name="T293" style:family="text">
      <style:text-properties fo:font-weight="normal" officeooo:rsid="05047c9a" style:font-weight-asian="normal" style:font-weight-complex="normal"/>
    </style:style>
    <style:style style:name="T294" style:family="text">
      <style:text-properties fo:font-weight="normal" officeooo:rsid="04ee8026" style:font-weight-asian="normal" style:font-weight-complex="normal"/>
    </style:style>
    <style:style style:name="T295" style:family="text">
      <style:text-properties fo:font-weight="normal" officeooo:rsid="0551779e" style:font-weight-asian="normal" style:font-weight-complex="normal"/>
    </style:style>
    <style:style style:name="T296" style:family="text">
      <style:text-properties fo:font-weight="normal" officeooo:rsid="0552fe00" style:font-weight-asian="normal" style:font-weight-complex="normal"/>
    </style:style>
    <style:style style:name="T297" style:family="text">
      <style:text-properties fo:font-weight="normal" officeooo:rsid="05579d9a" style:font-weight-asian="normal" style:font-weight-complex="normal"/>
    </style:style>
    <style:style style:name="T298" style:family="text">
      <style:text-properties fo:font-weight="normal" officeooo:rsid="055c1a0f" style:font-weight-asian="normal" style:font-weight-complex="normal"/>
    </style:style>
    <style:style style:name="T299" style:family="text">
      <style:text-properties fo:font-weight="normal" officeooo:rsid="055dcae1" style:font-weight-asian="normal" style:font-weight-complex="normal"/>
    </style:style>
    <style:style style:name="T300" style:family="text">
      <style:text-properties fo:font-weight="normal" officeooo:rsid="0560f090" style:font-weight-asian="normal" style:font-weight-complex="normal"/>
    </style:style>
    <style:style style:name="T301" style:family="text">
      <style:text-properties fo:font-weight="normal" officeooo:rsid="056859c1" style:font-weight-asian="normal" style:font-weight-complex="normal"/>
    </style:style>
    <style:style style:name="T302" style:family="text">
      <style:text-properties fo:font-weight="normal" officeooo:rsid="05759945" style:font-weight-asian="normal" style:font-weight-complex="normal"/>
    </style:style>
    <style:style style:name="T303" style:family="text">
      <style:text-properties fo:font-weight="normal" officeooo:rsid="057ecdc3" style:font-weight-asian="normal" style:font-weight-complex="normal"/>
    </style:style>
    <style:style style:name="T304" style:family="text">
      <style:text-properties fo:font-weight="normal" officeooo:rsid="0589bc61" style:font-weight-asian="normal" style:font-weight-complex="normal"/>
    </style:style>
    <style:style style:name="T305" style:family="text">
      <style:text-properties fo:font-weight="normal" officeooo:rsid="03bdd20a" style:language-asian="ja" style:country-asian="JP" style:font-weight-asian="normal" style:font-weight-complex="normal"/>
    </style:style>
    <style:style style:name="T306" style:family="text">
      <style:text-properties style:use-window-font-color="true" loext:opacity="0%" style:font-name="Calibri" fo:font-size="12pt" style:text-underline-style="none" fo:font-weight="bold" officeooo:rsid="00eaae15" style:font-name-asian="Calibri2" style:font-size-asian="12pt" style:font-weight-asian="bold" style:font-name-complex="Calibri3" style:font-size-complex="12pt" style:font-weight-complex="bold"/>
    </style:style>
    <style:style style:name="T307" style:family="text">
      <style:text-properties style:use-window-font-color="true" loext:opacity="0%" style:font-name="Calibri" fo:font-size="12pt" style:text-underline-style="none" fo:font-weight="normal" officeooo:rsid="00eaae15" style:font-name-asian="Calibri2" style:font-size-asian="12pt" style:font-weight-asian="normal" style:font-name-complex="Calibri3" style:font-size-complex="12pt" style:font-weight-complex="normal"/>
    </style:style>
    <style:style style:name="T308" style:family="text">
      <style:text-properties style:use-window-font-color="true" loext:opacity="0%" style:font-name="Calibri" fo:font-size="12pt" style:text-underline-style="none" fo:font-weight="normal" officeooo:rsid="01485c92" style:font-name-asian="Calibri2" style:font-size-asian="12pt" style:font-weight-asian="normal" style:font-name-complex="Calibri3" style:font-size-complex="12pt" style:font-weight-complex="normal"/>
    </style:style>
    <style:style style:name="T309" style:family="text">
      <style:text-properties style:use-window-font-color="true" loext:opacity="0%" style:font-name="Calibri" fo:font-size="12pt" style:text-underline-style="none" fo:font-weight="normal" officeooo:rsid="031bd355" style:font-name-asian="Calibri2" style:font-size-asian="12pt" style:font-weight-asian="normal" style:font-name-complex="Calibri3" style:font-size-complex="12pt" style:font-weight-complex="normal"/>
    </style:style>
    <style:style style:name="T310" style:family="text">
      <style:text-properties style:use-window-font-color="true" loext:opacity="0%" style:font-name="Calibri" fo:font-size="12pt" style:text-underline-style="none" fo:font-weight="normal" officeooo:rsid="01465333" style:font-name-asian="Calibri2" style:font-size-asian="12pt" style:font-weight-asian="normal" style:font-name-complex="Calibri3" style:font-size-complex="12pt" style:font-weight-complex="normal"/>
    </style:style>
    <style:style style:name="T311" style:family="text">
      <style:text-properties style:use-window-font-color="true" loext:opacity="0%" style:font-name="Calibri" fo:font-size="12pt" style:text-underline-style="none" fo:font-weight="normal" officeooo:rsid="045ed17f" style:font-name-asian="Calibri2" style:font-size-asian="12pt" style:font-weight-asian="normal" style:font-name-complex="Calibri3" style:font-size-complex="12pt" style:font-weight-complex="normal"/>
    </style:style>
    <style:style style:name="T312" style:family="text">
      <style:text-properties style:use-window-font-color="true" loext:opacity="0%" style:font-name="Calibri" fo:font-size="12pt" style:text-underline-style="none" fo:font-weight="normal" officeooo:rsid="045e29ed" style:font-name-asian="Calibri2" style:font-size-asian="12pt" style:font-weight-asian="normal" style:font-name-complex="Calibri3" style:font-size-complex="12pt" style:font-weight-complex="normal"/>
    </style:style>
    <style:style style:name="T313" style:family="text">
      <style:text-properties style:use-window-font-color="true" loext:opacity="0%" style:font-name="Calibri" fo:font-size="12pt" style:text-underline-style="none" fo:font-weight="normal" officeooo:rsid="00e90614" style:font-name-asian="Calibri2" style:font-size-asian="12pt" style:font-weight-asian="normal" style:font-name-complex="Calibri3" style:font-size-complex="12pt" style:font-weight-complex="normal"/>
    </style:style>
    <style:style style:name="T314" style:family="text">
      <style:text-properties style:use-window-font-color="true" loext:opacity="0%" style:font-name="Calibri" fo:font-size="12pt" style:text-underline-style="none" fo:font-weight="normal" officeooo:rsid="04954036" style:font-name-asian="Calibri2" style:font-size-asian="12pt" style:font-weight-asian="normal" style:font-name-complex="Calibri3" style:font-size-complex="12pt" style:font-weight-complex="normal"/>
    </style:style>
    <style:style style:name="T315" style:family="text">
      <style:text-properties style:use-window-font-color="true" loext:opacity="0%" style:font-name="Calibri" fo:font-size="12pt" style:text-underline-style="none" fo:font-weight="normal" officeooo:rsid="00ec5d82" style:font-name-asian="Calibri2" style:font-size-asian="12pt" style:font-weight-asian="normal" style:font-name-complex="Calibri3" style:font-size-complex="12pt" style:font-weight-complex="normal"/>
    </style:style>
    <style:style style:name="T316" style:family="text">
      <style:text-properties style:use-window-font-color="true" loext:opacity="0%" style:font-name="Calibri1" officeooo:rsid="00fe9b21" style:font-name-asian="Calibri2" style:font-size-asian="12pt" style:language-asian="ja" style:country-asian="JP" style:font-name-complex="Calibri3"/>
    </style:style>
    <style:style style:name="T317" style:family="text">
      <style:text-properties style:use-window-font-color="true" loext:opacity="0%" style:font-name="Calibri1" officeooo:rsid="058b02e0" style:font-name-asian="Calibri2" style:font-size-asian="12pt" style:language-asian="ja" style:country-asian="JP" style:font-name-complex="Calibri3"/>
    </style:style>
    <style:style style:name="T318" style:family="text">
      <style:text-properties officeooo:rsid="0033843e"/>
    </style:style>
    <style:style style:name="T319" style:family="text">
      <style:text-properties fo:font-weight="bold" style:font-name-asian="Calibri2" style:font-weight-asian="bold" style:font-name-complex="Calibri3"/>
    </style:style>
    <style:style style:name="T320" style:family="text">
      <style:text-properties fo:font-weight="bold" officeooo:rsid="0170fff0" style:font-weight-asian="bold" style:font-weight-complex="bold"/>
    </style:style>
    <style:style style:name="T321" style:family="text">
      <style:text-properties fo:font-weight="bold" officeooo:rsid="017b6f61" style:font-weight-asian="bold" style:font-weight-complex="bold"/>
    </style:style>
    <style:style style:name="T322" style:family="text">
      <style:text-properties fo:font-weight="bold" officeooo:rsid="04ee8026" style:font-weight-asian="bold" style:font-weight-complex="bold"/>
    </style:style>
    <style:style style:name="T323" style:family="text">
      <style:text-properties officeooo:rsid="003b64f1"/>
    </style:style>
    <style:style style:name="T324" style:family="text">
      <style:text-properties style:font-name-asian="Calibri2" style:font-name-complex="Calibri3"/>
    </style:style>
    <style:style style:name="T325" style:family="text">
      <style:text-properties officeooo:rsid="013d651c"/>
    </style:style>
    <style:style style:name="T326" style:family="text">
      <style:text-properties officeooo:rsid="01665916"/>
    </style:style>
    <style:style style:name="T327" style:family="text">
      <style:text-properties officeooo:rsid="016b3eb7"/>
    </style:style>
    <style:style style:name="T328" style:family="text">
      <style:text-properties officeooo:rsid="017b6f61"/>
    </style:style>
    <style:style style:name="T329" style:family="text">
      <style:text-properties style:text-underline-style="solid" style:text-underline-width="auto" style:text-underline-color="font-color" officeooo:rsid="04018a5e"/>
    </style:style>
    <style:style style:name="T330" style:family="text">
      <style:text-properties style:text-underline-style="solid" style:text-underline-width="auto" style:text-underline-color="font-color" officeooo:rsid="040331bb"/>
    </style:style>
    <style:style style:name="T331" style:family="text">
      <style:text-properties style:text-underline-style="solid" style:text-underline-width="auto" style:text-underline-color="font-color" fo:font-weight="normal" officeooo:rsid="01f9cd48" style:font-name-asian="Calibri2" style:font-weight-asian="normal" style:font-name-complex="Calibri3" style:font-weight-complex="normal"/>
    </style:style>
    <style:style style:name="T332" style:family="text">
      <style:text-properties style:text-underline-style="solid" style:text-underline-width="auto" style:text-underline-color="font-color" fo:font-weight="normal" officeooo:rsid="041cb8cb" style:font-name-asian="Calibri2" style:font-weight-asian="normal" style:font-name-complex="Calibri3" style:font-weight-complex="normal"/>
    </style:style>
    <style:style style:name="T333" style:family="text">
      <style:text-properties style:text-underline-style="solid" style:text-underline-width="auto" style:text-underline-color="font-color" fo:font-weight="normal" officeooo:rsid="04931215" style:font-name-asian="Calibri2" style:font-weight-asian="normal" style:font-name-complex="Calibri3" style:font-weight-complex="normal"/>
    </style:style>
    <style:style style:name="T334" style:family="text">
      <style:text-properties officeooo:rsid="01db59bc"/>
    </style:style>
    <style:style style:name="T335" style:family="text">
      <style:text-properties officeooo:rsid="01f6c70d"/>
    </style:style>
    <style:style style:name="T336" style:family="text">
      <style:text-properties style:font-name="Calibri1"/>
    </style:style>
    <style:style style:name="T337" style:family="text">
      <style:text-properties style:font-name="Calibri1" fo:font-weight="bold" style:font-weight-asian="bold" style:font-weight-complex="bold"/>
    </style:style>
    <style:style style:name="T338" style:family="text">
      <style:text-properties style:font-name="Calibri1" fo:font-weight="bold" officeooo:rsid="027f03bc" style:font-weight-asian="bold" style:font-weight-complex="bold"/>
    </style:style>
    <style:style style:name="T339" style:family="text">
      <style:text-properties style:font-name="Calibri1" fo:font-weight="bold" style:font-name-asian="Calibri2" style:font-weight-asian="bold" style:font-name-complex="Calibri3"/>
    </style:style>
    <style:style style:name="T340" style:family="text">
      <style:text-properties style:font-name="Calibri1" fo:font-weight="normal" style:font-weight-asian="normal" style:font-weight-complex="normal"/>
    </style:style>
    <style:style style:name="T341" style:family="text">
      <style:text-properties style:font-name="Calibri1" fo:font-weight="normal" officeooo:rsid="02aee08a" style:font-weight-asian="normal" style:font-weight-complex="normal"/>
    </style:style>
    <style:style style:name="T342" style:family="text">
      <style:text-properties style:font-name="Calibri1" style:font-name-asian="Calibri2" style:font-name-complex="Calibri3"/>
    </style:style>
    <style:style style:name="T343" style:family="text">
      <style:text-properties style:font-name="Calibri1" officeooo:rsid="05094c9a"/>
    </style:style>
    <style:style style:name="T344" style:family="text">
      <style:text-properties style:font-name="Calibri1" officeooo:rsid="050b34ab"/>
    </style:style>
    <style:style style:name="T345" style:family="text">
      <style:text-properties style:font-name="Calibri1" officeooo:rsid="050e460c"/>
    </style:style>
    <style:style style:name="T346" style:family="text">
      <style:text-properties style:font-name="Calibri1" officeooo:rsid="0309f7b8"/>
    </style:style>
    <style:style style:name="T347" style:family="text">
      <style:text-properties style:font-name="Calibri1" officeooo:rsid="02dfb6bf"/>
    </style:style>
    <style:style style:name="T348" style:family="text">
      <style:text-properties officeooo:rsid="0222ba12"/>
    </style:style>
    <style:style style:name="T349" style:family="text">
      <style:text-properties officeooo:rsid="023fc6f5"/>
    </style:style>
    <style:style style:name="T350" style:family="text">
      <style:text-properties officeooo:rsid="02411f8f"/>
    </style:style>
    <style:style style:name="T351" style:family="text">
      <style:text-properties officeooo:rsid="02447eef"/>
    </style:style>
    <style:style style:name="T352" style:family="text">
      <style:text-properties officeooo:rsid="025a1118"/>
    </style:style>
    <style:style style:name="T353" style:family="text">
      <style:text-properties officeooo:rsid="026e320f"/>
    </style:style>
    <style:style style:name="T354" style:family="text">
      <style:text-properties officeooo:rsid="02797c6b"/>
    </style:style>
    <style:style style:name="T355" style:family="text">
      <style:text-properties officeooo:rsid="028315cc"/>
    </style:style>
    <style:style style:name="T356" style:family="text">
      <style:text-properties officeooo:rsid="02891e06"/>
    </style:style>
    <style:style style:name="T357" style:family="text">
      <style:text-properties officeooo:rsid="028e48f3"/>
    </style:style>
    <style:style style:name="T358" style:family="text">
      <style:text-properties officeooo:rsid="028e7268"/>
    </style:style>
    <style:style style:name="T359" style:family="text">
      <style:text-properties officeooo:rsid="02acf1d2"/>
    </style:style>
    <style:style style:name="T360" style:family="text">
      <style:text-properties officeooo:rsid="02aee08a"/>
    </style:style>
    <style:style style:name="T361" style:family="text">
      <style:text-properties officeooo:rsid="02b087c6"/>
    </style:style>
    <style:style style:name="T362" style:family="text">
      <style:text-properties officeooo:rsid="02e7edb3"/>
    </style:style>
    <style:style style:name="T363" style:family="text">
      <style:text-properties officeooo:rsid="0324e652"/>
    </style:style>
    <style:style style:name="T364" style:family="text">
      <style:text-properties officeooo:rsid="034dda40"/>
    </style:style>
    <style:style style:name="T365" style:family="text">
      <style:text-properties officeooo:rsid="0215e55f"/>
    </style:style>
    <style:style style:name="T366" style:family="text">
      <style:text-properties officeooo:rsid="03a3b7be"/>
    </style:style>
    <style:style style:name="T367" style:family="text">
      <style:text-properties style:language-asian="ja" style:country-asian="JP"/>
    </style:style>
    <style:style style:name="T368" style:family="text">
      <style:text-properties officeooo:rsid="03bc6bc5" style:language-asian="ja" style:country-asian="JP"/>
    </style:style>
    <style:style style:name="T369" style:family="text">
      <style:text-properties officeooo:rsid="0400a155"/>
    </style:style>
    <style:style style:name="T370" style:family="text">
      <style:text-properties officeooo:rsid="04118a79"/>
    </style:style>
    <style:style style:name="T371" style:family="text">
      <style:text-properties officeooo:rsid="04128b5c"/>
    </style:style>
    <style:style style:name="T372" style:family="text">
      <style:text-properties officeooo:rsid="041c8aca"/>
    </style:style>
    <style:style style:name="T373" style:family="text">
      <style:text-properties officeooo:rsid="042d3c40"/>
    </style:style>
    <style:style style:name="T374" style:family="text">
      <style:text-properties officeooo:rsid="042f274e"/>
    </style:style>
    <style:style style:name="T375" style:family="text">
      <style:text-properties officeooo:rsid="0430e662"/>
    </style:style>
    <style:style style:name="T376" style:family="text">
      <style:text-properties officeooo:rsid="0436c582"/>
    </style:style>
    <style:style style:name="T377" style:family="text">
      <style:text-properties officeooo:rsid="04493a34"/>
    </style:style>
    <style:style style:name="T378" style:family="text">
      <style:text-properties officeooo:rsid="04541f2a"/>
    </style:style>
    <style:style style:name="T379" style:family="text">
      <style:text-properties officeooo:rsid="045d123b"/>
    </style:style>
    <style:style style:name="T380" style:family="text">
      <style:text-properties officeooo:rsid="0490ce6b"/>
    </style:style>
    <style:style style:name="T381" style:family="text">
      <style:text-properties officeooo:rsid="04954036"/>
    </style:style>
    <style:style style:name="T382" style:family="text">
      <style:text-properties officeooo:rsid="04bb6117"/>
    </style:style>
    <style:style style:name="T383" style:family="text">
      <style:text-properties officeooo:rsid="04bdbb0c"/>
    </style:style>
    <style:style style:name="T384" style:family="text">
      <style:text-properties officeooo:rsid="04c135ed"/>
    </style:style>
    <style:style style:name="T385" style:family="text">
      <style:text-properties officeooo:rsid="04e3e841"/>
    </style:style>
    <style:style style:name="T386" style:family="text">
      <style:text-properties officeooo:rsid="04ec196a"/>
    </style:style>
    <style:style style:name="T387" style:family="text">
      <style:text-properties officeooo:rsid="04efc5e9"/>
    </style:style>
    <style:style style:name="T388" style:family="text">
      <style:text-properties officeooo:rsid="0504bc36"/>
    </style:style>
    <style:style style:name="T389" style:family="text">
      <style:text-properties officeooo:rsid="00bde650"/>
    </style:style>
    <style:style style:name="T390" style:family="text">
      <style:text-properties officeooo:rsid="052ee8eb"/>
    </style:style>
    <style:style style:name="T391" style:family="text">
      <style:text-properties officeooo:rsid="053525c4"/>
    </style:style>
    <style:style style:name="T392" style:family="text">
      <style:text-properties officeooo:rsid="05379166"/>
    </style:style>
    <style:style style:name="T393" style:family="text">
      <style:text-properties officeooo:rsid="05391c36"/>
    </style:style>
    <style:style style:name="T394" style:family="text">
      <style:text-properties officeooo:rsid="053a8460"/>
    </style:style>
    <style:style style:name="T395" style:family="text">
      <style:text-properties officeooo:rsid="053c5365"/>
    </style:style>
    <style:style style:name="T396" style:family="text">
      <style:text-properties officeooo:rsid="053fca52"/>
    </style:style>
    <style:style style:name="T397" style:family="text">
      <style:text-properties officeooo:rsid="0540e039"/>
    </style:style>
    <style:style style:name="T398" style:family="text">
      <style:text-properties officeooo:rsid="055a1e5c"/>
    </style:style>
    <style:style style:name="T399" style:family="text">
      <style:text-properties officeooo:rsid="055a8dc7"/>
    </style:style>
    <style:style style:name="T400" style:family="text">
      <style:text-properties officeooo:rsid="055c1a0f"/>
    </style:style>
    <style:style style:name="T401" style:family="text">
      <style:text-properties officeooo:rsid="055dcae1"/>
    </style:style>
    <style:style style:name="T402" style:family="text">
      <style:text-properties officeooo:rsid="0560f090"/>
    </style:style>
    <style:style style:name="T403" style:family="text">
      <style:text-properties officeooo:rsid="0566c3d8"/>
    </style:style>
    <style:style style:name="T404" style:family="text">
      <style:text-properties officeooo:rsid="056859c1"/>
    </style:style>
    <style:style style:name="T405" style:family="text">
      <style:text-properties officeooo:rsid="056bde45"/>
    </style:style>
    <style:style style:name="T406" style:family="text">
      <style:text-properties officeooo:rsid="056ea24c"/>
    </style:style>
    <style:style style:name="T407" style:family="text">
      <style:text-properties officeooo:rsid="056fe7f7"/>
    </style:style>
    <style:style style:name="T408" style:family="text">
      <style:text-properties officeooo:rsid="0571a1b9"/>
    </style:style>
    <style:style style:name="T409" style:family="text">
      <style:text-properties officeooo:rsid="05742a07"/>
    </style:style>
    <style:style style:name="T410" style:family="text">
      <style:text-properties officeooo:rsid="05759945"/>
    </style:style>
    <style:style style:name="T411" style:family="text">
      <style:text-properties officeooo:rsid="05780e08"/>
    </style:style>
    <style:style style:name="T412" style:family="text">
      <style:text-properties officeooo:rsid="057c015e"/>
    </style:style>
    <style:style style:name="T413" style:family="text">
      <style:text-properties officeooo:rsid="057d63d5"/>
    </style:style>
    <style:style style:name="T414" style:family="text">
      <style:text-properties officeooo:rsid="057ecdc3"/>
    </style:style>
    <style:style style:name="T415" style:family="text">
      <style:text-properties officeooo:rsid="05885979"/>
    </style:style>
    <style:style style:name="T416" style:family="text">
      <style:text-properties officeooo:rsid="058cf31a"/>
    </style:style>
    <style:style style:name="T417" style:family="text">
      <style:text-properties officeooo:rsid="0590b8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0">Overall Changes</text:p>
      <text:p text:style-name="P112"/>
      <text:p text:style-name="P114">Keywords</text:p>
      <text:p text:style-name="P116"/>
      <text:p text:style-name="P125"><text:span text:style-name="T5">Immutable</text:span><text:span text:style-name="T1">:</text:span></text:p>
      <text:p text:style-name="P117">Is not affected by any status effect. (e.g. Strength, Weak, Vulnerable, Vigor…)</text:p>
      <text:p text:style-name="P121"/>
      <text:p text:style-name="P180"><text:span text:style-name="T7">Forgotten</text:span><text:span text:style-name="T8">:</text:span></text:p>
      <text:p text:style-name="P180"><text:span text:style-name="T8">Starts combat in </text:span><text:span text:style-name="T9">your</text:span><text:span text:style-name="T8"> discard pile.</text:span></text:p>
      <text:p text:style-name="P121"/>
      <text:p text:style-name="P123">Latent<text:span text:style-name="T268">:</text:span></text:p>
      <text:p text:style-name="P122">Starts combat at the bottom of your draw pile.</text:p>
      <text:p text:style-name="P121"/>
      <text:p text:style-name="P180"><text:span text:style-name="T319">Buried</text:span><text:span text:style-name="T324">:</text:span></text:p>
      <text:p text:style-name="P182">Starts combat in your exhaust pile.</text:p>
      <text:p text:style-name="P183"/>
      <text:p text:style-name="P185">Invoke<text:span text:style-name="T268">:</text:span></text:p>
      <text:p text:style-name="P186">C<text:span text:style-name="T378">reate an Evoke effect without an actual orb.</text:span></text:p>
      <text:p text:style-name="P182"/>
      <text:p text:style-name="P182"/>
      <text:p text:style-name="P115">Buffs</text:p>
      <text:p text:style-name="P117"/>
      <text:p text:style-name="P119">Dark Focus<text:span text:style-name="T268">:</text:span></text:p>
      <text:p text:style-name="P128"><text:span text:style-name="T3">Increase Dark </text:span><text:span text:style-name="T2">O</text:span><text:span text:style-name="T3">rb</text:span><text:span text:style-name="T2">s</text:span><text:span text:style-name="T3"> passive </text:span><text:span text:style-name="T2">effect</text:span><text:span text:style-name="T3"> </text:span><text:span text:style-name="T4">by 1 per stack</text:span><text:span text:style-name="T3">.</text:span></text:p>
      <text:p text:style-name="P117"/>
      <text:p text:style-name="P120">Courage<text:span text:style-name="T268">:</text:span></text:p>
      <text:p text:style-name="P118">Stance. At the start of your turn, draw 1 more card. When you leave this stance, draw <text:span text:style-name="T356">1</text:span> card.</text:p>
      <text:p text:style-name="P225">Ironclad</text:p>
      <text:p text:style-name="P24"/>
      <text:p text:style-name="P124"><text:span text:style-name="T339">No More Remorse</text:span><text:span text:style-name="T342">, Rare, Attack, 3:</text:span></text:p>
      <text:p text:style-name="P124"><text:span text:style-name="T343">L</text:span><text:span text:style-name="T344">atent</text:span><text:span text:style-name="T345">. </text:span><text:span text:style-name="T336">Deals </text:span><text:span text:style-name="T346">4</text:span><text:span text:style-name="T336"> (</text:span><text:span text:style-name="T346">7</text:span><text:span text:style-name="T336">) damage to ALL enemies per card in your exhaust pile. </text:span><text:span text:style-name="T347">Immutable</text:span><text:span text:style-name="T336">. Exhaust.</text:span></text:p>
      <text:p text:style-name="P181"/>
      <text:p text:style-name="P179"><text:span text:style-name="T319">Strike of the Fallen</text:span><text:span text:style-name="T324">, Common, Attack, 1:</text:span></text:p>
      <text:p text:style-name="P181">Deals <text:span text:style-name="T363">6</text:span> <text:span text:style-name="T323">(8)</text:span> damage, plus 1 (2) per card in your exhaust pile.</text:p>
      <text:p text:style-name="P181"/>
      <text:p text:style-name="P124"><text:span text:style-name="T10">Orpheus</text:span><text:span text:style-name="T40">, Rare, </text:span><text:span text:style-name="T60">Power</text:span><text:span text:style-name="T40">, </text:span><text:span text:style-name="T60">2</text:span><text:span text:style-name="T40"> (</text:span><text:span text:style-name="T60">1</text:span><text:span text:style-name="T40">):</text:span></text:p>
      <text:p text:style-name="P129"><text:span text:style-name="T61">Whenever a </text:span><text:span text:style-name="T69">card is exhausted this turn</text:span><text:span text:style-name="T61">, a</text:span><text:span text:style-name="T60">dd a copy of it to your discard pile.</text:span></text:p>
      <text:p text:style-name="P1"/>
      <text:p text:style-name="P124"><text:span text:style-name="T10">Blazing Sword</text:span><text:span text:style-name="T40">, Uncommon, Power, </text:span><text:span text:style-name="T94">1</text:span><text:span text:style-name="T40">:</text:span></text:p>
      <text:p text:style-name="P124"><text:span text:style-name="T95">(Innate.) </text:span><text:span text:style-name="T77">Whenever </text:span><text:span text:style-name="T40">you exhaust a card, gain </text:span><text:span text:style-name="T78">2</text:span><text:span text:style-name="T40"> Vigor.</text:span></text:p>
      <text:p text:style-name="P1"/>
      <text:p text:style-name="P124"><text:span text:style-name="T10">Animosity</text:span><text:span text:style-name="T40">, </text:span><text:span text:style-name="T47">Common</text:span><text:span text:style-name="T40">, Attack, 1:</text:span></text:p>
      <text:p text:style-name="P124"><text:span text:style-name="T40">Deal </text:span><text:span text:style-name="T79">7</text:span><text:span text:style-name="T47"> </text:span><text:span text:style-name="T59">(</text:span><text:span text:style-name="T79">9</text:span><text:span text:style-name="T59">)</text:span><text:span text:style-name="T40"> damage, plus </text:span><text:span text:style-name="T47">1</text:span><text:span text:style-name="T40"> (</text:span><text:span text:style-name="T47">2</text:span><text:span text:style-name="T40">) per negative status effect </text:span><text:span text:style-name="T47">stack</text:span><text:span text:style-name="T40"> on you or the enemy.</text:span></text:p>
      <text:p text:style-name="P1"/>
      <text:p text:style-name="P124"><text:span text:style-name="T10">Worsening</text:span><text:span text:style-name="T40">, Uncommon, Attack, 1:</text:span></text:p>
      <text:p text:style-name="P150"><text:span text:style-name="T99">Latent</text:span><text:span text:style-name="T40">. Deal 10 (15) damage. Double all negative status effects on the enemy. Exhaust.</text:span></text:p>
      <text:p text:style-name="P111"/>
      <text:p text:style-name="P9"><text:span text:style-name="T322">Boiling Blood</text:span><text:span text:style-name="T294">, Uncommon, Power, 1:</text:span></text:p>
      <text:p text:style-name="P95">At the start of the turn, gain 3 (4) Vigor.</text:p>
      <text:p text:style-name="P1"/>
      <text:p text:style-name="P124"><text:span text:style-name="T10">Double-Edge</text:span><text:span text:style-name="T40">, Common, Attack, 1:</text:span></text:p>
      <text:p text:style-name="P1">Deal <text:span text:style-name="T386">4</text:span> (<text:span text:style-name="T386">5</text:span>) damage. Gain Vigor equal to damage dealt.</text:p>
      <text:p text:style-name="P94"/>
      <text:p text:style-name="P102">Fury<text:span text:style-name="T268">, Common, Skill, 0:</text:span></text:p>
      <text:p text:style-name="P102"><text:span text:style-name="T268">Gain </text:span><text:span text:style-name="T288">4</text:span><text:span text:style-name="T268"> (</text:span><text:span text:style-name="T288">6</text:span><text:span text:style-name="T268">) Vigor.</text:span></text:p>
      <text:p text:style-name="P96"/>
      <text:p text:style-name="P103">Roar<text:span text:style-name="T268">, Uncommon, Skill, 1:</text:span></text:p>
      <text:p text:style-name="P103"><text:span text:style-name="T268">Gain Vigor equal to your Strength (+</text:span><text:span text:style-name="T289">4</text:span><text:span text:style-name="T268">).</text:span></text:p>
      <text:p text:style-name="P94"/>
      <text:p text:style-name="P104">Charge<text:span text:style-name="T268">, Common, Attack, </text:span><text:span text:style-name="T290">0</text:span><text:span text:style-name="T268">:</text:span></text:p>
      <text:p text:style-name="P104"><text:span text:style-name="T268">Deal </text:span><text:span text:style-name="T292">5</text:span><text:span text:style-name="T268"> (7) damage. If this consumes Vigor,</text:span><text:span text:style-name="T290"> </text:span><text:span text:style-name="T268">draw </text:span><text:span text:style-name="T290">1 (2)</text:span><text:span text:style-name="T268"> cards.</text:span></text:p>
      <text:p text:style-name="P24"/>
      <text:p text:style-name="P124"><text:span text:style-name="T243">Mob Mentality</text:span><text:span text:style-name="T165">, Common, Attack, 0:</text:span></text:p>
      <text:p text:style-name="P124"><text:span text:style-name="T165">Deal </text:span><text:span text:style-name="T40">5</text:span><text:span text:style-name="T165"> (</text:span><text:span text:style-name="T40">8</text:span><text:span text:style-name="T165">) damage. Put all copies of this card from your draw pile to your hand.</text:span></text:p>
      <text:p text:style-name="P24"/>
      <text:p text:style-name="P124"><text:span text:style-name="T243">Strike Barrage</text:span><text:span text:style-name="T165">, Uncommon, Attack, 0:</text:span></text:p>
      <text:p text:style-name="P151"><text:span text:style-name="T165">Deal </text:span><text:span text:style-name="T236">6</text:span><text:span text:style-name="T165"> (1</text:span><text:span text:style-name="T236">0</text:span><text:span text:style-name="T165">) damage. When</text:span><text:span text:style-name="T237">ever</text:span><text:span text:style-name="T165"> you shuffle </text:span><text:span text:style-name="T238">your draw pile</text:span><text:span text:style-name="T165">, return this from </text:span><text:span text:style-name="T237">the</text:span><text:span text:style-name="T165"> exhaust pile to your hand. Exhaust.</text:span></text:p>
      <text:p text:style-name="P24"/>
      <text:p text:style-name="P124"><text:span text:style-name="T6">Forged from Ashes</text:span><text:span text:style-name="T165">, Uncommon, Attack, 1:</text:span></text:p>
      <text:p text:style-name="P124"><text:span text:style-name="T165">Deal </text:span><text:span text:style-name="T239">10</text:span><text:span text:style-name="T165"> (1</text:span><text:span text:style-name="T239">4</text:span><text:span text:style-name="T165">) damage. Return to your hand from </text:span><text:span text:style-name="T240">your discard</text:span><text:span text:style-name="T165"> pile whenever you exhaust a card.</text:span></text:p>
      <text:p text:style-name="P1"/>
      <text:p text:style-name="P105">Desecration<text:span text:style-name="T268">, Rare, Skill, 1:</text:span></text:p>
      <text:p text:style-name="P97">Lose 3 HP. Play a copy of any card not currently in your hand.</text:p>
      <text:p text:style-name="P1"/>
      <text:p text:style-name="P106"><text:span text:style-name="T410">Abyss</text:span><text:span text:style-name="T268">, Rare, Skill, </text:span><text:span text:style-name="T302">1</text:span><text:span text:style-name="T293"> (</text:span><text:span text:style-name="T302">0</text:span><text:span text:style-name="T293">)</text:span><text:span text:style-name="T268">:</text:span></text:p>
      <text:p text:style-name="P98">Choose a card in your draw pile. Put all copies of this card into your hand. Exhaust.</text:p>
      <text:p text:style-name="P28"/>
      <text:p text:style-name="P73">Reprieve<text:span text:style-name="T268">, Rare, Skill, 0:</text:span></text:p>
      <text:p text:style-name="P74"><text:span text:style-name="T268">Forgotten. Heal </text:span><text:span text:style-name="T282">6</text:span><text:span text:style-name="T281"> (</text:span><text:span text:style-name="T282">9</text:span><text:span text:style-name="T281">)</text:span><text:span text:style-name="T268">. Exhaust.</text:span></text:p>
      <text:p text:style-name="P30"/>
      <text:p text:style-name="P75">Revenge<text:span text:style-name="T268">, Uncommon, Power, 1:</text:span></text:p>
      <text:p text:style-name="P31">Whenever you lose HP, deal 4 (6) damage to ALL enemies.</text:p>
      <text:p text:style-name="P31"/>
      <text:p text:style-name="P76"><text:span text:style-name="T362">Scythe</text:span><text:span text:style-name="T268">, </text:span><text:span text:style-name="T283">Unc</text:span><text:span text:style-name="T278">ommon, Attack, 0:</text:span></text:p>
      <text:p text:style-name="P141"><text:span text:style-name="T188">Deal </text:span><text:span text:style-name="T189">5</text:span><text:span text:style-name="T188"> damage</text:span><text:span text:style-name="T190"> </text:span><text:span text:style-name="T188">and lose 1 HP 2 (3) times.</text:span></text:p>
      <text:p text:style-name="P32"/>
      <text:p text:style-name="P86">Grim<text:span text:style-name="T268">, Uncommon, Skill, 1:</text:span></text:p>
      <text:p text:style-name="P86"><text:span text:style-name="T268">Lose </text:span><text:span text:style-name="T280">2</text:span><text:span text:style-name="T268"> HP. Gain </text:span><text:span text:style-name="T279">4</text:span><text:span text:style-name="T268"> (</text:span><text:span text:style-name="T279">5</text:span><text:span text:style-name="T268">) Strength.</text:span></text:p>
      <text:p text:style-name="P48"/>
      <text:p text:style-name="P87">Tackle<text:span text:style-name="T268">, Attack, Common, </text:span><text:span text:style-name="T291">1</text:span><text:span text:style-name="T268">:</text:span></text:p>
      <text:p text:style-name="P49">Deal <text:span text:style-name="T387">9 (10)</text:span> damage. If the last card you played costed 2 or more, <text:span text:style-name="T387">gain</text:span><text:span text:style-name="T367"> </text:span><text:span text:style-name="T368">1</text:span><text:span text:style-name="T367"> </text:span>(<text:span text:style-name="T368">2</text:span>) <text:span text:style-name="T387">energy</text:span>.</text:p>
      <text:p text:style-name="P48"/>
      <text:p text:style-name="P88">Topple<text:span text:style-name="T268">, Attack, Uncommon, 1:</text:span></text:p>
      <text:p text:style-name="P152"><text:span text:style-name="T192">Can only be played if the total energy cost of your hand exceeds </text:span><text:span text:style-name="T193">7</text:span><text:span text:style-name="T192"> (</text:span><text:span text:style-name="T193">6</text:span><text:span text:style-name="T192">). Deal 18 (24) damage.</text:span></text:p>
      <text:p text:style-name="P50"/>
      <text:p text:style-name="P173"><text:span text:style-name="T251">Gambit</text:span><text:span text:style-name="T166">, Rare, Skill, </text:span><text:span text:style-name="T194">0</text:span><text:span text:style-name="T166">:</text:span></text:p>
      <text:p text:style-name="P177"><text:span text:style-name="T166">Gain 2 Vulnerable. </text:span><text:span text:style-name="T195">Draw 1 (2) cards. R</text:span><text:span text:style-name="T166">educe by 1 the cost of Attack card</text:span><text:span text:style-name="T196">s</text:span><text:span text:style-name="T166"> in your hand </text:span><text:span text:style-name="T196">for this turn</text:span><text:span text:style-name="T166">. </text:span><text:span text:style-name="T197">Exhaust.</text:span></text:p>
      <text:p text:style-name="P51"/>
      <text:p text:style-name="P213">Mutilation<text:span text:style-name="T268">, Rare, Skill, 1:</text:span></text:p>
      <text:p text:style-name="P213"><text:span text:style-name="T284">Forgotten. </text:span><text:span text:style-name="T268">Heal </text:span><text:span text:style-name="T287">10</text:span><text:span text:style-name="T268"> HP. </text:span><text:span text:style-name="T285">L</text:span><text:span text:style-name="T268">ose </text:span><text:span text:style-name="T287">4</text:span><text:span text:style-name="T268"> (</text:span><text:span text:style-name="T287">3</text:span><text:span text:style-name="T268">) Max HP. </text:span><text:span text:style-name="T284">Exhaust.</text:span></text:p>
      <text:p text:style-name="P215"/>
      <text:p text:style-name="P214">Blood Barrier<text:span text:style-name="T268">, Uncommon, Skill, 1:</text:span></text:p>
      <text:p text:style-name="P220"><text:span text:style-name="T198">Gain </text:span><text:span text:style-name="T199">16</text:span><text:span text:style-name="T198"> Block. Lose </text:span><text:span text:style-name="T199">4</text:span><text:span text:style-name="T198"> (</text:span><text:span text:style-name="T199">3</text:span><text:span text:style-name="T198">) HP.</text:span></text:p>
      <text:p text:style-name="P1"/>
      <text:p text:style-name="P142"><text:span text:style-name="T153">Oil La</text:span><text:span text:style-name="T154">mp</text:span><text:span text:style-name="T40">, Uncommon, Relic, Ironclad Exclusive:</text:span></text:p>
      <text:p text:style-name="P142"><text:span text:style-name="T100">At the start of combat, adds 6 Dark Flames to your exhaust pile</text:span><text:span text:style-name="T40">.</text:span></text:p>
      <text:p text:style-name="P217"/>
      <text:p text:style-name="P52"><text:span text:style-name="T330">Crying </text:span><text:span text:style-name="T329">Nails</text:span>, <text:span text:style-name="T369">Relic, Uncommon, Ironclad Exclusive:</text:span></text:p>
      <text:p text:style-name="P64">Whenever you lose HP, gain <text:span text:style-name="T370">2</text:span> Vigor.</text:p>
      <text:p text:style-name="P15"/>
      <text:p text:style-name="P147"><text:span text:style-name="T164">Smoke Sword</text:span><text:span text:style-name="T167">, </text:span><text:span text:style-name="T220">Common</text:span><text:span text:style-name="T167">, Relic, Ironclad Exclusive:</text:span></text:p>
      <text:p text:style-name="P29">Whenever you Exhaust a card, gain 1 Strength for this turn.</text:p>
      <text:p text:style-name="P29"/>
      <text:p text:style-name="P124"><text:span text:style-name="T161">Car Battery</text:span><text:span text:style-name="T165">, </text:span><text:span text:style-name="T234">Unc</text:span><text:span text:style-name="T165">ommon, Relic:</text:span></text:p>
      <text:p text:style-name="P24">Whenever you play a Power card, gain <text:span text:style-name="T366">3</text:span> Vigor.</text:p>
      <text:p text:style-name="P27"/>
      <text:p text:style-name="P171"><text:span text:style-name="T147">Iron Helmet</text:span><text:span text:style-name="T166">, Common, Relic:</text:span></text:p>
      <text:p text:style-name="P53">Whenever you shuffle <text:span text:style-name="T371">your draw pile, deal 8 damage to ALL enemies.</text:span></text:p>
      <text:p text:style-name="P32"/>
      <text:p text:style-name="P172"><text:span text:style-name="T148">M</text:span><text:span text:style-name="T146">agic Orb</text:span><text:span text:style-name="T166">, Uncommon, Relic:</text:span></text:p>
      <text:p text:style-name="P172"><text:span text:style-name="T166">If you finish a combat without losing HP, heal </text:span><text:span text:style-name="T186">5 </text:span><text:span text:style-name="T166">HP.</text:span></text:p>
      <text:p text:style-name="P226">Silent</text:p>
      <text:p text:style-name="P110"/>
      <text:p text:style-name="P124"><text:span text:style-name="T10">Ninjutsu</text:span><text:span text:style-name="T40">, Uncommon, Power, </text:span><text:span text:style-name="T84">0</text:span><text:span text:style-name="T40">:</text:span></text:p>
      <text:p text:style-name="P153"><text:span text:style-name="T101">(Innate.) All </text:span><text:span text:style-name="T102">future </text:span><text:span text:style-name="T101">Shivs now gain Retain. </text:span><text:span text:style-name="T103">When</text:span><text:span text:style-name="T104">ever</text:span><text:span text:style-name="T103"> you r</text:span><text:span text:style-name="T105">etain</text:span><text:span text:style-name="T103"> a Shiv, u</text:span><text:span text:style-name="T105">pgrade it</text:span><text:span text:style-name="T103">.</text:span></text:p>
      <text:p text:style-name="P1"/>
      <text:p text:style-name="P124"><text:span text:style-name="T21">Sneak Attack</text:span><text:span text:style-name="T145">, Rare</text:span><text:span text:style-name="T40">, Skill, </text:span><text:span text:style-name="T89">1</text:span><text:span text:style-name="T40">:</text:span></text:p>
      <text:p text:style-name="P1">Fill<text:span text:style-name="T380">s</text:span> your hand with Shiv. <text:span text:style-name="T381">[Exhaust.]</text:span></text:p>
      <text:p text:style-name="P1"/>
      <text:p text:style-name="P124"><text:span text:style-name="T10">Hidden Weapons</text:span><text:span text:style-name="T40">, Uncommon, Power, </text:span><text:span text:style-name="T97">1 (0)</text:span><text:span text:style-name="T40">:</text:span></text:p>
      <text:p text:style-name="P1"><text:span text:style-name="T388">Two</text:span> Shiv<text:span text:style-name="T388">s</text:span> <text:span text:style-name="T388">are</text:span> added to your hand each time you play a card that costs 2 energy or more. </text:p>
      <text:p text:style-name="P1"/>
      <text:p text:style-name="P124"><text:span text:style-name="T30">Mastery</text:span><text:span text:style-name="T40">, Rare, Power, 2 </text:span><text:span text:style-name="T106">(1)</text:span><text:span text:style-name="T40">:</text:span></text:p>
      <text:p text:style-name="P124"><text:span text:style-name="T107">Whenever</text:span><text:span text:style-name="T40"> </text:span><text:span text:style-name="T108">a</text:span><text:span text:style-name="T109">t least 2</text:span><text:span text:style-name="T108"> </text:span><text:span text:style-name="T40">Shiv</text:span><text:span text:style-name="T109">s</text:span><text:span text:style-name="T40"> </text:span><text:span text:style-name="T109">are</text:span><text:span text:style-name="T40"> added to your </text:span><text:span text:style-name="T107">hand</text:span><text:span text:style-name="T40">, adds an additional one.</text:span></text:p>
      <text:p text:style-name="P1"/>
      <text:p text:style-name="P124"><text:span text:style-name="T10">Phantom Strike</text:span><text:span text:style-name="T40">, Common, Attack, </text:span><text:span text:style-name="T63">2</text:span><text:span text:style-name="T40">:</text:span></text:p>
      <text:p text:style-name="P124"><text:span text:style-name="T40">Deals </text:span><text:span text:style-name="T63">7</text:span><text:span text:style-name="T40"> (</text:span><text:span text:style-name="T63">10</text:span><text:span text:style-name="T40">) damage per 0-cost card in your hand.</text:span></text:p>
      <text:p text:style-name="P1"/>
      <text:p text:style-name="P124"><text:span text:style-name="T10">Perfectionist</text:span><text:span text:style-name="T40">, Rare, Attack, </text:span><text:span text:style-name="T88">Special</text:span><text:span text:style-name="T40">:</text:span></text:p>
      <text:p text:style-name="P124"><text:span text:style-name="T40">Deal 30 damage (to ALL enemies). Cost </text:span><text:span text:style-name="T88">is equal to the number of</text:span><text:span text:style-name="T40"> empty card</text:span><text:span text:style-name="T88">s</text:span><text:span text:style-name="T40"> slot</text:span><text:span text:style-name="T88">s</text:span><text:span text:style-name="T40"> in your hand.</text:span></text:p>
      <text:p text:style-name="P1"/>
      <text:p text:style-name="P124"><text:span text:style-name="T10">Swiss Knife</text:span><text:span text:style-name="T40">, </text:span><text:span text:style-name="T49">Common</text:span><text:span text:style-name="T40">, Attack, 1:</text:span></text:p>
      <text:p text:style-name="P1">Deal damage equal to 2 (3) times the number of cards in your hand. <text:span text:style-name="T382">Immutable.</text:span></text:p>
      <text:p text:style-name="P1"/>
      <text:p text:style-name="P124"><text:span text:style-name="T10">Shinobi</text:span><text:span text:style-name="T40">, </text:span><text:span text:style-name="T48">Rare,</text:span><text:span text:style-name="T40"> Power, </text:span><text:span text:style-name="T50">1 </text:span><text:span text:style-name="T85">(0)</text:span><text:span text:style-name="T40">:</text:span></text:p>
      <text:p text:style-name="P1">Whenever you draw cards, <text:span text:style-name="T373">adds a Shiv to your hand.</text:span></text:p>
      <text:p text:style-name="P1"/>
      <text:p text:style-name="P124"><text:span text:style-name="T10">Hidden Strike</text:span><text:span text:style-name="T40">, Common, </text:span><text:span text:style-name="T52">Attack</text:span><text:span text:style-name="T40">, Unplayable:</text:span></text:p>
      <text:p text:style-name="P1"><text:span text:style-name="T392">Unplayable. </text:span>When <text:span text:style-name="T392">manually</text:span> discarded, deal <text:span text:style-name="T391">9</text:span> (1<text:span text:style-name="T391">2</text:span>) damage to ALL enemies.</text:p>
      <text:p text:style-name="P1"/>
      <text:p text:style-name="P154"><text:span text:style-name="T29">Evasive Maneuver</text:span><text:span text:style-name="T40">, Common, </text:span><text:span text:style-name="T52">S</text:span><text:span text:style-name="T110">kill</text:span><text:span text:style-name="T40">, Unplayable:</text:span></text:p>
      <text:p text:style-name="P155"><text:span text:style-name="T111">Unplayable. </text:span><text:span text:style-name="T40">When </text:span><text:span text:style-name="T111">manually</text:span><text:span text:style-name="T40"> discarded, </text:span><text:span text:style-name="T110">gain 7 (11) Block</text:span><text:span text:style-name="T40">.</text:span></text:p>
      <text:p text:style-name="P1"/>
      <text:p text:style-name="P124"><text:span text:style-name="T10">Mirage</text:span><text:span text:style-name="T40">, Rare, Power, </text:span><text:span text:style-name="T82">1</text:span><text:span text:style-name="T40">:</text:span></text:p>
      <text:p text:style-name="P8">(Innate.) Whenever you draw a <text:span text:style-name="T383">non-curse, non-status</text:span> unplayable card, draw 1 card.</text:p>
      <text:p text:style-name="P1"/>
      <text:p text:style-name="P124"><text:span text:style-name="T10">Keen Eye</text:span><text:span text:style-name="T40">, Uncommon, Skill, Unplayable:</text:span></text:p>
      <text:p text:style-name="P17"><text:span text:style-name="T392">Unplayable. </text:span>When <text:span text:style-name="T395">manually d</text:span>iscarded, inflict 2 (3) Weak to ALL enemies.</text:p>
      <text:p text:style-name="P1"/>
      <text:p text:style-name="P149"><text:span text:style-name="T31">Cry Of Despair</text:span><text:span text:style-name="T40">, Uncommon, Skill, Unplayable:</text:span></text:p>
      <text:p text:style-name="P17"><text:span text:style-name="T392">Unplayable. </text:span>When <text:span text:style-name="T395">manually d</text:span>iscarded, ALL enemies <text:span text:style-name="T395">lose 2 (3) Strength this turn</text:span>.</text:p>
      <text:p text:style-name="P1"/>
      <text:p text:style-name="P165"><text:span text:style-name="T31">M</text:span><text:span text:style-name="T35">aster Trick</text:span><text:span text:style-name="T40">, </text:span><text:span text:style-name="T138">Rare</text:span><text:span text:style-name="T40">, Skill, Unplayable:</text:span></text:p>
      <text:p text:style-name="P165"><text:span text:style-name="T111">Unplayable. </text:span><text:span text:style-name="T40">When </text:span><text:span text:style-name="T139">manually d</text:span><text:span text:style-name="T40">iscarded, </text:span><text:span text:style-name="T138">add a card from your draw (or discard) pile to your hand</text:span><text:span text:style-name="T40">.</text:span></text:p>
      <text:p text:style-name="P1"/>
      <text:p text:style-name="P124"><text:span text:style-name="T10">Smokescreen</text:span><text:span text:style-name="T40">, </text:span><text:span text:style-name="T112">Uncommon</text:span><text:span text:style-name="T40">, </text:span><text:span text:style-name="T113">S</text:span><text:span text:style-name="T114">kill</text:span><text:span text:style-name="T40">, </text:span><text:span text:style-name="T114">2</text:span><text:span text:style-name="T40"> (</text:span><text:span text:style-name="T114">1</text:span><text:span text:style-name="T40">):</text:span></text:p>
      <text:p text:style-name="P124"><text:span text:style-name="T40">This turn, </text:span><text:span text:style-name="T67">every card you </text:span><text:span text:style-name="T81">manually</text:span><text:span text:style-name="T67"> discard</text:span><text:span text:style-name="T68"> </text:span><text:span text:style-name="T67">is sent to your draw pile</text:span><text:span text:style-name="T40">.</text:span></text:p>
      <text:p text:style-name="P1"/>
      <text:p text:style-name="P124"><text:span text:style-name="T10">Underhanded Trick</text:span><text:span text:style-name="T40">, Rare, Skill, 1:</text:span></text:p>
      <text:p text:style-name="P1">Scry your entire draw pile. [Exhaust.]</text:p>
      <text:p text:style-name="P24"/>
      <text:p text:style-name="P77">Shin<text:span text:style-name="T364">i</text:span>gami<text:span text:style-name="T268">, Rare, Power, 2 </text:span><text:span text:style-name="T276">(1)</text:span><text:span text:style-name="T268">:</text:span></text:p>
      <text:p text:style-name="P54">Whenever Poison is Fatal, heal <text:span text:style-name="T354">4</text:span> HP.</text:p>
      <text:p text:style-name="P26"/>
      <text:p text:style-name="P78"><text:span text:style-name="T353">Tactical Advantage</text:span><text:span text:style-name="T268">, </text:span><text:span text:style-name="T274">Common, Attack, </text:span><text:span text:style-name="T275">1</text:span><text:span text:style-name="T274">:</text:span></text:p>
      <text:p text:style-name="P130"><text:span text:style-name="T173">Deal 5 </text:span><text:span text:style-name="T175">(7)</text:span><text:span text:style-name="T173"> damage. If the enemy has no Poison, apply </text:span><text:span text:style-name="T182">8</text:span><text:span text:style-name="T173"> (</text:span><text:span text:style-name="T174">1</text:span><text:span text:style-name="T182">2</text:span><text:span text:style-name="T173">) Poison. </text:span><text:span text:style-name="T191">Exhaust.</text:span></text:p>
      <text:p text:style-name="P24"/>
      <text:p text:style-name="P79">Will to Kill<text:span text:style-name="T268">, </text:span><text:span text:style-name="T275">Uncommon, Skill, 0:</text:span></text:p>
      <text:p text:style-name="P156"><text:span text:style-name="T176">Apply </text:span><text:span text:style-name="T184">5</text:span><text:span text:style-name="T176"> </text:span><text:span text:style-name="T184">(</text:span><text:span text:style-name="T185">6</text:span><text:span text:style-name="T176">) Poison. Double t</text:span><text:span text:style-name="T177">his card</text:span><text:span text:style-name="T176"> p</text:span><text:span text:style-name="T200">otency</text:span><text:span text:style-name="T176"> and increase its cost by 1 </text:span><text:span text:style-name="T183">for this combat</text:span><text:span text:style-name="T176">.</text:span></text:p>
      <text:p text:style-name="P24"/>
      <text:p text:style-name="P80">Dark Omen<text:span text:style-name="T268">, </text:span><text:span text:style-name="T277">Uncommon</text:span><text:span text:style-name="T268">, Power, </text:span><text:span text:style-name="T277">1</text:span><text:span text:style-name="T268">:</text:span></text:p>
      <text:p text:style-name="P33">Whenever you apply Weak, apply 3 (5) Poison <text:span text:style-name="T384">as well</text:span>.</text:p>
      <text:p text:style-name="P33"/>
      <text:p text:style-name="P81">Corrosive Scent<text:span text:style-name="T268">, Uncommon, Skill, Unplayable:</text:span></text:p>
      <text:p text:style-name="P66"><text:span text:style-name="T392">Unplayable. </text:span>When <text:span text:style-name="T393">manually </text:span>discarded, apply <text:span text:style-name="T394">4</text:span> (<text:span text:style-name="T394">6</text:span>) Poison to ALL enemies.</text:p>
      <text:p text:style-name="P10"/>
      <text:p text:style-name="P143"><text:span text:style-name="T161">Poisonous Lotion</text:span><text:span text:style-name="T40">, </text:span><text:span text:style-name="T115">Rare</text:span><text:span text:style-name="T40">, Relic, Silent Exclusive:</text:span></text:p>
      <text:p text:style-name="P143"><text:span text:style-name="T40">Shivs inflict 1 Poison </text:span><text:span text:style-name="T116">on their target</text:span><text:span text:style-name="T40">.</text:span></text:p>
      <text:p text:style-name="P10"/>
      <text:p text:style-name="P157"><text:span text:style-name="T153">Camper </text:span><text:span text:style-name="T156">B</text:span><text:span text:style-name="T157">ag</text:span><text:span text:style-name="T40">, Shop, Relic, Silent Exclusive:</text:span></text:p>
      <text:p text:style-name="P35">The first time you discard an unplayable card a turn, draw 1 card.</text:p>
      <text:p text:style-name="P10"/>
      <text:p text:style-name="P148"><text:span text:style-name="T162">Funeral Urn</text:span><text:span text:style-name="T201">, U</text:span><text:span text:style-name="T202">ncommon</text:span><text:span text:style-name="T201">, Relic, </text:span><text:span text:style-name="T203">Silent Exclusive</text:span><text:span text:style-name="T201">:</text:span></text:p>
      <text:p text:style-name="P16"><text:span text:style-name="T258">Whenever Poison is Fatal, gain </text:span><text:span text:style-name="T259">6</text:span><text:span text:style-name="T258"> Gold.</text:span></text:p>
      <text:p text:style-name="P10"/>
      <text:p text:style-name="P143"><text:span text:style-name="T153">Plastic Gloves</text:span><text:span text:style-name="T40">, </text:span><text:span text:style-name="T51">Common</text:span><text:span text:style-name="T40">, Relic:</text:span></text:p>
      <text:p text:style-name="P10">Allow a maximum hand of 12 cards.</text:p>
      <text:p text:style-name="P34"/>
      <text:p text:style-name="P166"><text:span text:style-name="T160">Platinum</text:span><text:span text:style-name="T40">, </text:span><text:span text:style-name="T51">Common</text:span><text:span text:style-name="T40">, Relic:</text:span></text:p>
      <text:p text:style-name="P36">W<text:span text:style-name="T396">henever you play your 6th card a turn, gain 6 Block.</text:span></text:p>
      <text:p text:style-name="P34"/>
      <text:p text:style-name="P148"><text:span text:style-name="T153">Enchanted Zipper</text:span><text:span text:style-name="T40">, Rare, Relic:</text:span></text:p>
      <text:p text:style-name="P148"><text:span text:style-name="T221">Power cards now</text:span><text:span text:style-name="T222"> Retain </text:span><text:span text:style-name="T221">at the end of your turn</text:span><text:span text:style-name="T223">.</text:span></text:p>
      <text:p text:style-name="P227">Defect</text:p>
      <text:p text:style-name="P1"/>
      <text:p text:style-name="P124"><text:span text:style-name="T38">Swift</text:span><text:span text:style-name="T10"> Claw</text:span><text:span text:style-name="T40">, Common, Attack, 0:</text:span></text:p>
      <text:p text:style-name="P1">Deal <text:span text:style-name="T409">2</text:span> <text:span text:style-name="T351">(</text:span><text:span text:style-name="T409">5</text:span><text:span text:style-name="T351">)</text:span> damage. Draw 1 card.</text:p>
      <text:p text:style-name="P1"/>
      <text:p text:style-name="P124"><text:span text:style-name="T10">Sharpening</text:span><text:span text:style-name="T40">, Uncommon, Power, 0:</text:span></text:p>
      <text:p text:style-name="P1">Increases the damage of ALL Claw cards by <text:span text:style-name="T349">5</text:span> (<text:span text:style-name="T350">8</text:span>) this combat.</text:p>
      <text:p text:style-name="P1"/>
      <text:p text:style-name="P124"><text:span text:style-name="T36">Piercing</text:span><text:span text:style-name="T10"> Claws</text:span><text:span text:style-name="T40">, Uncommon, Attack, 1:</text:span></text:p>
      <text:p text:style-name="P7">Deal <text:span text:style-name="T409">2</text:span> <text:span text:style-name="T335">(</text:span><text:span text:style-name="T409">4</text:span><text:span text:style-name="T335">)</text:span> damage 2 times. Increases the damage of ALL Claw cards by <text:span text:style-name="T376">1 </text:span>this combat</text:p>
      <text:p text:style-name="P1"/>
      <text:p text:style-name="P124"><text:span text:style-name="T10">Overflow</text:span><text:span text:style-name="T40">, Rare, Skill, </text:span><text:span text:style-name="T140">4</text:span><text:span text:style-name="T40"> (</text:span><text:span text:style-name="T140">3</text:span><text:span text:style-name="T40">):</text:span></text:p>
      <text:p text:style-name="P1">Choose a card in your hand. Adds copies of this card to your hand until it is full. Exhaust.</text:p>
      <text:p text:style-name="P1"/>
      <text:p text:style-name="P124"><text:span text:style-name="T22">Twilight</text:span><text:span text:style-name="T40">, Uncommon, Skill, </text:span><text:span text:style-name="T53">0</text:span><text:span text:style-name="T40">:</text:span></text:p>
      <text:p text:style-name="P158"><text:span text:style-name="T53">[</text:span><text:span text:style-name="T117">Latent</text:span><text:span text:style-name="T40">.</text:span><text:span text:style-name="T53">] </text:span><text:span text:style-name="T40">Channel 1 Dark per Orb slot. Exhaust.</text:span></text:p>
      <text:p text:style-name="P1"/>
      <text:p text:style-name="P124"><text:span text:style-name="T10">Dark Mirror</text:span><text:span text:style-name="T40">, Uncommon, Power, 1:</text:span></text:p>
      <text:p text:style-name="P1">Gain <text:span text:style-name="T411">2</text:span> (<text:span text:style-name="T411">3</text:span>) Dark Focus. <text:span text:style-name="T411">Channel 1 Dark.</text:span></text:p>
      <text:p text:style-name="P1"/>
      <text:p text:style-name="P124"><text:span text:style-name="T10">Static Wave</text:span><text:span text:style-name="T40">, </text:span><text:span text:style-name="T137">Uncommon</text:span><text:span text:style-name="T40">, Skill, 1 (0):</text:span></text:p>
      <text:p text:style-name="P1">Activate the passive effect of your Orbs. <text:span text:style-name="T411">Draw 1 card.</text:span></text:p>
      <text:p text:style-name="P1"/>
      <text:p text:style-name="P109">Halting Problem<text:span text:style-name="T268">, Uncommon, Skill, 1:</text:span></text:p>
      <text:p text:style-name="P231">Invoke a copy of each of your Orbs. End your turn. [Exhaust.]</text:p>
      <text:p text:style-name="P1"/>
      <text:p text:style-name="P124"><text:span text:style-name="T39">Matrix Inversion</text:span><text:span text:style-name="T40">, Com</text:span><text:span text:style-name="T144">m</text:span><text:span text:style-name="T40">on, Attack, 1:</text:span></text:p>
      <text:p text:style-name="P124"><text:span text:style-name="T40">Deal </text:span><text:span text:style-name="T141">9</text:span><text:span text:style-name="T40"> (</text:span><text:span text:style-name="T96">1</text:span><text:span text:style-name="T143">3</text:span><text:span text:style-name="T40">) damage. Invert the order of your Orbs.</text:span></text:p>
      <text:p text:style-name="P1"/>
      <text:p text:style-name="P124"><text:span text:style-name="T32">Midnight</text:span><text:span text:style-name="T40">, </text:span><text:span text:style-name="T118">Rare</text:span><text:span text:style-name="T40">, </text:span><text:span text:style-name="T118">Attack</text:span><text:span text:style-name="T40">, </text:span><text:span text:style-name="T118">2</text:span><text:span text:style-name="T40">:</text:span></text:p>
      <text:p text:style-name="P178"><text:span text:style-name="T87">Latent. Deal </text:span><text:span text:style-name="T142">11</text:span><text:span text:style-name="T136"> (1</text:span><text:span text:style-name="T142">4</text:span><text:span text:style-name="T136">)</text:span><text:span text:style-name="T87"> damage. Gain damage equal to </text:span><text:span text:style-name="T136">[</text:span><text:span text:style-name="T87">half of</text:span><text:span text:style-name="T136">]</text:span><text:span text:style-name="T87"> your next Dark orb Evoke value.</text:span></text:p>
      <text:p text:style-name="P1"/>
      <text:p text:style-name="P124"><text:span text:style-name="T37">Duck Typing</text:span><text:span text:style-name="T40">, Uncommon, Skill, 1 (0):</text:span></text:p>
      <text:p text:style-name="P1">Evoke all Orbs of the same type <text:span text:style-name="T412">as your rightmost one</text:span>. <text:span text:style-name="T412">Draw 1 card per orb Evoked.</text:span> </text:p>
      <text:p text:style-name="P1"/>
      <text:p text:style-name="P124"><text:span text:style-name="T10">Pointer</text:span><text:span text:style-name="T40">, Common, Skill, 0:</text:span></text:p>
      <text:p text:style-name="P1">Evoke your leftmost Orb (twice).</text:p>
      <text:p text:style-name="P1"/>
      <text:p text:style-name="P108">Nilpotency<text:span text:style-name="T268">, Uncommon, Skill, 1:</text:span></text:p>
      <text:p text:style-name="P1">Choose <text:span text:style-name="T416">2 (3)</text:span> 0-cost cards from your draw pile. Add them to your hand.</text:p>
      <text:p text:style-name="P1"/>
      <text:p text:style-name="P124"><text:span text:style-name="T10">Multi-threading</text:span><text:span text:style-name="T40">, Uncommon, Power, 1:</text:span></text:p>
      <text:p text:style-name="P1"><text:span text:style-name="T413">(Innate.) </text:span>At the start of your turn, Evoke your rightmost Orb twice.</text:p>
      <text:p text:style-name="P1"/>
      <text:p text:style-name="P124"><text:span text:style-name="T33">Elemental Storm</text:span><text:span text:style-name="T40">, </text:span><text:span text:style-name="T119">R</text:span><text:span text:style-name="T120">are</text:span><text:span text:style-name="T40">, Skill, X:</text:span></text:p>
      <text:p text:style-name="P124"><text:span text:style-name="T121">I</text:span><text:span text:style-name="T122">nvoke a random </text:span><text:span text:style-name="T123">non-Plasma</text:span><text:span text:style-name="T121"> X (X+1) times</text:span><text:span text:style-name="T40">. </text:span><text:span text:style-name="T124">Cost n</text:span><text:span text:style-name="T125">o</text:span><text:span text:style-name="T124"> energy to play</text:span><text:span text:style-name="T40">. </text:span><text:span text:style-name="T126">Exhaust.</text:span></text:p>
      <text:p text:style-name="P1"/>
      <text:p text:style-name="P124"><text:span text:style-name="T34">Last Theorem</text:span><text:span text:style-name="T40">, Rare, Attack, X:</text:span></text:p>
      <text:p text:style-name="P159"><text:span text:style-name="T40">Deal X</text:span><text:span text:style-name="T127">+</text:span><text:span text:style-name="T317">3</text:span><text:span text:style-name="T127"> (X</text:span><text:span text:style-name="T316">+</text:span><text:span text:style-name="T317">5</text:span><text:span text:style-name="T128">)</text:span><text:span text:style-name="T40"> damage </text:span><text:span text:style-name="T129">squared to ALL enemies</text:span><text:span text:style-name="T40">. </text:span><text:span text:style-name="T130">I</text:span><text:span text:style-name="T131">mmutable. Exhaust.</text:span></text:p>
      <text:p text:style-name="P37"/>
      <text:p text:style-name="P131"><text:span text:style-name="T244">R</text:span><text:span text:style-name="T246">egister</text:span><text:span text:style-name="T168">, Uncommon, Skill, X:</text:span></text:p>
      <text:p text:style-name="P39">Draw X <text:span text:style-name="T334">(X+1)</text:span> cards. <text:span text:style-name="T377">Cost only 1 energy to play</text:span>.</text:p>
      <text:p text:style-name="P38"/>
      <text:p text:style-name="P132"><text:span text:style-name="T250">Polynomial</text:span><text:span text:style-name="T172">, Common, Attack, X:</text:span></text:p>
      <text:p text:style-name="P89"><text:span text:style-name="T268">Deal </text:span><text:span text:style-name="T273">4</text:span><text:span text:style-name="T268"> + </text:span><text:span text:style-name="T273">3</text:span><text:span text:style-name="T268">X (</text:span><text:span text:style-name="T273">6</text:span><text:span text:style-name="T272"> </text:span><text:span text:style-name="T268">+ </text:span><text:span text:style-name="T273">4</text:span><text:span text:style-name="T268">X) damage to ALL enemies. </text:span><text:span text:style-name="T286">Cost only 1 energy to play.</text:span></text:p>
      <text:p text:style-name="P40"/>
      <text:p text:style-name="P82"><text:span text:style-name="T414">Complex Plane</text:span><text:span text:style-name="T268">, </text:span><text:span text:style-name="T303">Uncommon</text:span><text:span text:style-name="T268">, Power, X:</text:span></text:p>
      <text:p text:style-name="P160"><text:span text:style-name="T204">G</text:span><text:span text:style-name="T205">ain X Focus</text:span><text:span text:style-name="T204">. </text:span><text:span text:style-name="T229">Cost only 2 (1) energy to play.</text:span></text:p>
      <text:p text:style-name="P55"/>
      <text:p text:style-name="P174"><text:span text:style-name="T253">Conductive</text:span><text:span text:style-name="T251"> Strike</text:span><text:span text:style-name="T166">, </text:span><text:span text:style-name="T232">Uncommon</text:span><text:span text:style-name="T166">, Attack, 1:</text:span></text:p>
      <text:p text:style-name="P170"><text:span text:style-name="T231">Deal </text:span><text:span text:style-name="T229">7</text:span><text:span text:style-name="T231"> </text:span><text:span text:style-name="T206">(1</text:span><text:span text:style-name="T229">1</text:span><text:span text:style-name="T206">)</text:span><text:span text:style-name="T231"> damage. </text:span><text:span text:style-name="T207">Invoke </text:span><text:span text:style-name="T230">a copy of your</text:span><text:span text:style-name="T207"> rightmost orb</text:span><text:span text:style-name="T231">.</text:span></text:p>
      <text:p text:style-name="P57"/>
      <text:p text:style-name="P175"><text:span text:style-name="T251">Superconductor</text:span><text:span text:style-name="T166">, Rare, Power, </text:span><text:span text:style-name="T208">2:</text:span></text:p>
      <text:p text:style-name="P161"><text:span text:style-name="T209">W</text:span><text:span text:style-name="T166">henever you Channel an Orb, Invoke a copy of it. </text:span><text:span text:style-name="T210">Lose 2 (1) Focus.</text:span></text:p>
      <text:p text:style-name="P67"/>
      <text:p text:style-name="P176"><text:span text:style-name="T252">B</text:span><text:span text:style-name="T251">lack Hole</text:span><text:span text:style-name="T166">, Uncommon, Power, </text:span><text:span text:style-name="T233">2 (</text:span><text:span text:style-name="T166">1</text:span><text:span text:style-name="T233">)</text:span><text:span text:style-name="T166">:</text:span></text:p>
      <text:p text:style-name="P68">Whenever a Dark is Evoked, trigger the passive ability of ALL Dark <text:span text:style-name="T408">o</text:span>rbs. <text:span text:style-name="T407">Channel </text:span>2 Dark.</text:p>
      <text:p text:style-name="P18"/>
      <text:p text:style-name="P107">Galvanic Aura<text:span text:style-name="T268">, </text:span><text:span text:style-name="T304">Rare</text:span><text:span text:style-name="T268">, Power, 2:</text:span></text:p>
      <text:p text:style-name="P18"><text:span text:style-name="T415">(Innate.) </text:span>Whenever you Evoke a non-Lightning, Invoke a Lightning.</text:p>
      <text:p text:style-name="P18"/>
      <text:p text:style-name="P144"><text:span text:style-name="T155">Telephone Pole</text:span><text:span text:style-name="T40">, Common, Relic, Defect Exclusive:</text:span></text:p>
      <text:p text:style-name="P11">Whenever you shuffle <text:span text:style-name="T371">your draw pile</text:span>, Channel 1 Lighting.</text:p>
      <text:p text:style-name="P11"/>
      <text:p text:style-name="P144"><text:span text:style-name="T161">Black LED</text:span><text:span text:style-name="T40">, Uncommon, Relic, Defect Exclusive:</text:span></text:p>
      <text:p text:style-name="P11">Dark Orbs start at 10 <text:span text:style-name="T390">Evoke</text:span> damage.</text:p>
      <text:p text:style-name="P11"/>
      <text:p text:style-name="P144"><text:span text:style-name="T161">Additional RAM</text:span><text:span text:style-name="T40">, </text:span><text:span text:style-name="T132">Uncommon</text:span><text:span text:style-name="T40">, Relic, Defect Exclusive:</text:span></text:p>
      <text:p text:style-name="P11">At the start of your turn, if you have no empty orb slots, gain 1 Focus for this turn.</text:p>
      <text:p text:style-name="P14"/>
      <text:p text:style-name="P146"><text:span text:style-name="T153">Metal Hand</text:span><text:span text:style-name="T40">, Uncommon, Relic:</text:span></text:p>
      <text:p text:style-name="P14">Whenever you shuffle <text:span text:style-name="T371">your draw pile</text:span>, draw 2 cards.</text:p>
      <text:p text:style-name="P14"/>
      <text:p text:style-name="P146"><text:span text:style-name="T159">Resonant Crystal</text:span><text:span text:style-name="T40">, </text:span><text:span text:style-name="T133">Common</text:span><text:span text:style-name="T40">, Relic:</text:span></text:p>
      <text:p text:style-name="P56">W<text:span text:style-name="T397">henever you play your </text:span><text:span text:style-name="T417">7</text:span><text:span text:style-name="T397">th card a turn, draw 1 card.</text:span></text:p>
      <text:p text:style-name="P65"/>
      <text:p text:style-name="P162"><text:span text:style-name="T163">Calculator</text:span><text:span text:style-name="T211">, </text:span><text:span text:style-name="T212">Uncommon</text:span><text:span text:style-name="T211">, Relic:</text:span></text:p>
      <text:p text:style-name="P163"><text:span text:style-name="T212">T</text:span><text:span text:style-name="T213">he first time you deal prime </text:span><text:span text:style-name="T216">unblocked</text:span><text:span text:style-name="T213"> damage a turn, draw 1 card.</text:span></text:p>
      <text:p text:style-name="P228">Watcher</text:p>
      <text:p text:style-name="P1"/>
      <text:p text:style-name="P124"><text:span text:style-name="T10">Prophecy</text:span><text:span text:style-name="T40">, Rare, Power, 1:</text:span></text:p>
      <text:p text:style-name="P124"><text:span text:style-name="T40">Whenever you enter Divinity, choose 1 </text:span><text:span text:style-name="T73">(2)</text:span><text:span text:style-name="T40"> card from your draw pile and add </text:span><text:span text:style-name="T56">it</text:span><text:span text:style-name="T40"> to your hand.</text:span></text:p>
      <text:p text:style-name="P1"/>
      <text:p text:style-name="P124"><text:span text:style-name="T23">Providence</text:span><text:span text:style-name="T40">, Uncommon, Power, 1:</text:span></text:p>
      <text:p text:style-name="P124"><text:span text:style-name="T70">Whenever</text:span><text:span text:style-name="T40"> you gain Mantra, </text:span><text:span text:style-name="T42">gain</text:span><text:span text:style-name="T40"> </text:span><text:span text:style-name="T98">4</text:span><text:span text:style-name="T40"> (</text:span><text:span text:style-name="T98">6</text:span><text:span text:style-name="T40">) </text:span><text:span text:style-name="T42">Block</text:span><text:span text:style-name="T40">.</text:span></text:p>
      <text:p text:style-name="P1"/>
      <text:p text:style-name="P124"><text:span text:style-name="T26">Pilgrimage</text:span><text:span text:style-name="T40">, </text:span><text:span text:style-name="T74">Common</text:span><text:span text:style-name="T40">, </text:span><text:span text:style-name="T65">S</text:span><text:span text:style-name="T74">kill</text:span><text:span text:style-name="T40">, </text:span><text:span text:style-name="T74">0</text:span><text:span text:style-name="T40">:</text:span></text:p>
      <text:p text:style-name="P23">(Retain.) Gain 6 Mantra. End your turn.</text:p>
      <text:p text:style-name="P19"/>
      <text:p text:style-name="P91"><text:span text:style-name="T400">Empty Faith</text:span><text:span text:style-name="T268">, </text:span><text:span text:style-name="T298">C</text:span><text:span text:style-name="T297">ommon, Skill, </text:span><text:span text:style-name="T300">1</text:span><text:span text:style-name="T297">:</text:span></text:p>
      <text:p text:style-name="P184">Exit your Stance. Gain <text:span text:style-name="T402">3</text:span> (<text:span text:style-name="T402">4</text:span>) Mantra.</text:p>
      <text:p text:style-name="P19"/>
      <text:p text:style-name="P124"><text:span text:style-name="T10">Mind over Matter</text:span><text:span text:style-name="T40">, Common, Skill, 1:</text:span></text:p>
      <text:p text:style-name="P1">Draw <text:span text:style-name="T358">3</text:span> <text:span text:style-name="T318">(4) </text:span>cards. Discard <text:span text:style-name="T358">2</text:span> card<text:span text:style-name="T325">s</text:span>. Enter Courage.</text:p>
      <text:p text:style-name="P1"/>
      <text:p text:style-name="P124"><text:span text:style-name="T27">Bravery</text:span><text:span text:style-name="T40">, Common, Skill, </text:span><text:span text:style-name="T43">1 (0)</text:span><text:span text:style-name="T40">:</text:span></text:p>
      <text:p text:style-name="P1">Retain. Enter Courage. Exhaust.</text:p>
      <text:p text:style-name="P1"/>
      <text:p text:style-name="P124"><text:span text:style-name="T13">V</text:span><text:span text:style-name="T14">alor</text:span><text:span text:style-name="T44">, </text:span><text:span text:style-name="T75">Uncommon</text:span><text:span text:style-name="T58">, Skill, </text:span><text:span text:style-name="T75">1</text:span><text:span text:style-name="T58">:</text:span></text:p>
      <text:p text:style-name="P20">Scry 3 (5). Draw 1 cards. Enter Courage.</text:p>
      <text:p text:style-name="P2"/>
      <text:p text:style-name="P133"><text:span text:style-name="T28">Audacity</text:span><text:span text:style-name="T40">, </text:span><text:span text:style-name="T62">U</text:span><text:span text:style-name="T64">ncommon</text:span><text:span text:style-name="T40">, Skill, 0:</text:span></text:p>
      <text:p text:style-name="P1">Draw 1 card. If it is a Skill, enter Courage. [Exhaust.]</text:p>
      <text:p text:style-name="P1"/>
      <text:p text:style-name="P134"><text:span text:style-name="T12">D</text:span><text:span text:style-name="T15">etermination</text:span><text:span text:style-name="T40">, </text:span><text:span text:style-name="T46">Uncommon</text:span><text:span text:style-name="T40">, </text:span><text:span text:style-name="T46">Skill</text:span><text:span text:style-name="T40">, 1:</text:span></text:p>
      <text:p text:style-name="P135"><text:span text:style-name="T46">If you are in Courage, g</text:span><text:span text:style-name="T76">ain 8 (12) Block</text:span><text:span text:style-name="T46">. I</text:span><text:span text:style-name="T57">f not</text:span><text:span text:style-name="T46">, enter Courage.</text:span></text:p>
      <text:p text:style-name="P1"/>
      <text:p text:style-name="P124"><text:span text:style-name="T10">Group Therapy</text:span><text:span text:style-name="T40">, Common, Skill, 1:</text:span></text:p>
      <text:p text:style-name="P1"><text:span text:style-name="T399">ALL enemies lose HP equal to their Mark. </text:span>Apply <text:span text:style-name="T398">6</text:span> (<text:span text:style-name="T398">8</text:span>) Mark to ALL enemies.</text:p>
      <text:p text:style-name="P1"/>
      <text:p text:style-name="P124"><text:span text:style-name="T10">Psychoanalysis</text:span><text:span text:style-name="T40">, </text:span><text:span text:style-name="T80">Uncommon</text:span><text:span text:style-name="T40">, </text:span><text:span text:style-name="T90">Power</text:span><text:span text:style-name="T40">, </text:span><text:span text:style-name="T90">1</text:span><text:span text:style-name="T40">:</text:span></text:p>
      <text:p text:style-name="P124"><text:span text:style-name="T40">At the start of </text:span><text:span text:style-name="T90">your turn</text:span><text:span text:style-name="T40">, </text:span><text:span text:style-name="T90">apply 5 (7) Mark to ALL enemies</text:span><text:span text:style-name="T40">. </text:span><text:span text:style-name="T90">All enemies lose 5 (7) HP.</text:span></text:p>
      <text:p text:style-name="P1"/>
      <text:p text:style-name="P124"><text:span text:style-name="T10">Lecture</text:span><text:span text:style-name="T40">, Uncommon, Skill, </text:span><text:span text:style-name="T66">0</text:span><text:span text:style-name="T40">:</text:span></text:p>
      <text:p text:style-name="P124"><text:span text:style-name="T91">Target (</text:span><text:span text:style-name="T40">ALL enemies</text:span><text:span text:style-name="T91">)</text:span><text:span text:style-name="T40"> lose HP equal to their Mark. </text:span><text:span text:style-name="T92">Shuffle this card back into your draw pile.</text:span></text:p>
      <text:p text:style-name="P1"/>
      <text:p text:style-name="P124"><text:span text:style-name="T20">Traumatize</text:span><text:span text:style-name="T40">, Rare, Skill, </text:span><text:span text:style-name="T93">2</text:span><text:span text:style-name="T40">:</text:span></text:p>
      <text:p text:style-name="P21">Enemy lose HP equal to their Mark. Double their Mark.</text:p>
      <text:p text:style-name="P99"/>
      <text:p text:style-name="P167"><text:span text:style-name="T17">F</text:span><text:span text:style-name="T18">orge</text:span><text:span text:style-name="T19"> Reality</text:span><text:span text:style-name="T149">, U</text:span><text:span text:style-name="T150">ncommon</text:span><text:span text:style-name="T149">, Attack, </text:span><text:span text:style-name="T150">2</text:span><text:span text:style-name="T149">:</text:span></text:p>
      <text:p text:style-name="P167"><text:span text:style-name="T149">Deal </text:span><text:span text:style-name="T150">6</text:span><text:span text:style-name="T149"> (</text:span><text:span text:style-name="T150">9</text:span><text:span text:style-name="T149">) damage. Gain </text:span><text:span text:style-name="T150">6</text:span><text:span text:style-name="T149"> (</text:span><text:span text:style-name="T150">9</text:span><text:span text:style-name="T149">) Block. </text:span><text:span text:style-name="T151">A</text:span><text:span text:style-name="T149">dd a S</text:span><text:span text:style-name="T152">mite and a Safety</text:span><text:span text:style-name="T149"> to your hand.</text:span></text:p>
      <text:p text:style-name="P58"/>
      <text:p text:style-name="P168"><text:span text:style-name="T247">Defy</text:span><text:span text:style-name="T248"> Reality</text:span><text:span text:style-name="T224">, </text:span><text:span text:style-name="T225">Uncommon</text:span><text:span text:style-name="T224">, S</text:span><text:span text:style-name="T226">kill</text:span><text:span text:style-name="T224">, </text:span><text:span text:style-name="T225">1</text:span><text:span text:style-name="T224">:</text:span></text:p>
      <text:p text:style-name="P71">Scry <text:span text:style-name="T405">5</text:span>. Add <text:span text:style-name="T405">1</text:span> (<text:span text:style-name="T405">2</text:span>) Visions to your hand.</text:p>
      <text:p text:style-name="P70"/>
      <text:p text:style-name="P168"><text:span text:style-name="T249">Dominate</text:span><text:span text:style-name="T248"> Reality</text:span><text:span text:style-name="T224">, </text:span><text:span text:style-name="T227">Rare</text:span><text:span text:style-name="T224">, S</text:span><text:span text:style-name="T226">kill</text:span><text:span text:style-name="T224">, </text:span><text:span text:style-name="T228">1</text:span><text:span text:style-name="T224">:</text:span></text:p>
      <text:p text:style-name="P72">Add 2 (3) Insights and Visions to your draw pile. Exhaust.</text:p>
      <text:p text:style-name="P169"/>
      <text:p text:style-name="P90">Collapse Reality<text:span text:style-name="T268">, Rare, Skill, 0:</text:span></text:p>
      <text:p text:style-name="P90"><text:span text:style-name="T268">Exhaust ALL Colorless cards in hand. Gain 1 energy and draw 1 card for each card exhausted. </text:span><text:span text:style-name="T296">[</text:span><text:span text:style-name="T295">Exhaust.</text:span><text:span text:style-name="T296">]</text:span></text:p>
      <text:p text:style-name="P58"/>
      <text:p text:style-name="P100"><text:span text:style-name="T254">Encore</text:span><text:span text:style-name="T255">, Uncommon, Power, </text:span><text:span text:style-name="T256">1</text:span><text:span text:style-name="T255">:</text:span></text:p>
      <text:p text:style-name="P164"><text:span text:style-name="T217">(</text:span><text:span text:style-name="T218">Innate.</text:span><text:span text:style-name="T217">)</text:span><text:span text:style-name="T218"> </text:span><text:span text:style-name="T219">Whenever your turn forcibly end, draw 1 card and discard 2 cards instead.</text:span></text:p>
      <text:p text:style-name="P41"/>
      <text:p text:style-name="P83">Reincarnation<text:span text:style-name="T268">, Rare, </text:span><text:span text:style-name="T270">Skill, </text:span><text:span text:style-name="T271">X</text:span><text:span text:style-name="T270">.</text:span></text:p>
      <text:p text:style-name="P83"><text:span text:style-name="T268">Gain </text:span><text:span text:style-name="T271">X</text:span><text:span text:style-name="T270"> (</text:span><text:span text:style-name="T271">X+1</text:span><text:span text:style-name="T270">)</text:span><text:span text:style-name="T268"> Strength and </text:span><text:span text:style-name="T271">X</text:span><text:span text:style-name="T270"> (</text:span><text:span text:style-name="T271">X+1</text:span><text:span text:style-name="T270">)</text:span><text:span text:style-name="T268"> Dexterity. End your turn. Exhaust.</text:span></text:p>
      <text:p text:style-name="P60"/>
      <text:p text:style-name="P84"><text:span text:style-name="T403">Oracle</text:span><text:span text:style-name="T268">, Rare, Power, 1:</text:span></text:p>
      <text:p text:style-name="P42"><text:span text:style-name="T326">(Innate.) </text:span>Whenever you Scry, Scry for 1 more.</text:p>
      <text:p text:style-name="P43"/>
      <text:p text:style-name="P136"><text:span text:style-name="T338">Threads</text:span><text:span text:style-name="T337"> of Fate</text:span><text:span text:style-name="T340">, Uncommon, Power, </text:span><text:span text:style-name="T341">1</text:span><text:span text:style-name="T340">:</text:span></text:p>
      <text:p text:style-name="P44">For every card you discard while <text:span text:style-name="T359">you </text:span>Scry, deal <text:span text:style-name="T327">3</text:span> (<text:span text:style-name="T360">5</text:span>) damage to a random enemy.</text:p>
      <text:p text:style-name="P44"/>
      <text:p text:style-name="P85">Blissful Ignorance<text:span text:style-name="T268">, Uncommon, Power, 1:</text:span></text:p>
      <text:p text:style-name="P137"><text:span text:style-name="T178">Whenever you discard every card you Scry, </text:span><text:span text:style-name="T187">g</text:span><text:span text:style-name="T178">ain </text:span><text:span text:style-name="T180">2</text:span><text:span text:style-name="T178"> (</text:span><text:span text:style-name="T179">3</text:span><text:span text:style-name="T178">) Block </text:span><text:span text:style-name="T179">per card Scried</text:span><text:span text:style-name="T178">.</text:span></text:p>
      <text:p text:style-name="P45"/>
      <text:p text:style-name="P45"><text:span text:style-name="T320">Free Will</text:span>, <text:span text:style-name="T361">Uncommon, Skill, 1:</text:span></text:p>
      <text:p text:style-name="P46">Scry <text:span text:style-name="T355">3</text:span> (<text:span text:style-name="T355">4</text:span>). Draw as much card<text:span text:style-name="T348">s</text:span> as you discarded.</text:p>
      <text:p text:style-name="P46"/>
      <text:p text:style-name="P46"><text:span text:style-name="T321">Fortune</text:span>, <text:span text:style-name="T328">Common, Skill, 0:</text:span></text:p>
      <text:p text:style-name="P47">Retain. Scry 9 (12). Exhaust.</text:p>
      <text:p text:style-name="P69"/>
      <text:p text:style-name="P92"><text:span text:style-name="T400">Empty Intuition</text:span><text:span text:style-name="T268">, </text:span><text:span text:style-name="T298">C</text:span><text:span text:style-name="T297">ommon, Skill, </text:span><text:span text:style-name="T299">1</text:span><text:span text:style-name="T297">:</text:span></text:p>
      <text:p text:style-name="P187">Exit your Stance. Gain <text:span text:style-name="T401">3</text:span> (<text:span text:style-name="T401">4</text:span>) Mantra.</text:p>
      <text:p text:style-name="P69"/>
      <text:p text:style-name="P219"><text:span text:style-name="T245">Friendship</text:span><text:span text:style-name="T169">, Common, Skill, </text:span><text:span text:style-name="T170">0</text:span><text:span text:style-name="T169">:</text:span></text:p>
      <text:p text:style-name="P222"><text:span text:style-name="T171">(Retain.) </text:span><text:span text:style-name="T169">A</text:span><text:span text:style-name="T166">t the end of this turn, </text:span><text:span text:style-name="T181">R</text:span><text:span text:style-name="T166">etain your entire hand.</text:span><text:span text:style-name="T171"> </text:span><text:span text:style-name="T166">Exhaust.</text:span></text:p>
      <text:p text:style-name="P12"/>
      <text:p text:style-name="P145"><text:span text:style-name="T153">Little Idol</text:span><text:span text:style-name="T40">, Rare, Relic, Watcher Exclusive:</text:span></text:p>
      <text:p text:style-name="P12">Start each fight with <text:span text:style-name="T357">3</text:span> Mantra.</text:p>
      <text:p text:style-name="P12"/>
      <text:p text:style-name="P145"><text:span text:style-name="T153">Magic Stamp</text:span><text:span text:style-name="T40">, </text:span><text:span text:style-name="T45">Uncommon</text:span><text:span text:style-name="T40">, Relic, Watcher Exclusive:</text:span></text:p>
      <text:p text:style-name="P12"><text:span text:style-name="T385">At the start of combat, apply 8 Mark to ALL enemies</text:span>.</text:p>
      <text:p text:style-name="P216"/>
      <text:p text:style-name="P223"><text:span text:style-name="T331">P</text:span><text:span text:style-name="T332">aper Stat</text:span><text:span text:style-name="T333">i</text:span><text:span text:style-name="T332">ou</text:span><text:span text:style-name="T263">, </text:span><text:span text:style-name="T264">Uncommon, Relic, Watcher Exclusive:</text:span></text:p>
      <text:p text:style-name="P223">W<text:span text:style-name="T372">hen you are in Divinity, deal 4 times more damage instead of 3.</text:span></text:p>
      <text:p text:style-name="P63"/>
      <text:p text:style-name="P101">Piece of Mind<text:span text:style-name="T254">, Uncommon, Relic:</text:span></text:p>
      <text:p text:style-name="P93">At the beginning of your turn, add an Offense and a Defense to your hand.</text:p>
      <text:p text:style-name="P59"/>
      <text:p text:style-name="P145"><text:span text:style-name="T153">Sword-Shaped Locket</text:span><text:span text:style-name="T40">, R</text:span><text:span text:style-name="T54">are</text:span><text:span text:style-name="T40">, </text:span><text:span text:style-name="T45">Re</text:span><text:span text:style-name="T54">lic</text:span><text:span text:style-name="T40">:</text:span></text:p>
      <text:p text:style-name="P62"><text:span text:style-name="T389">At the beginning of your turn</text:span>, gain <text:span text:style-name="T406">2</text:span> Vigor.</text:p>
      <text:p text:style-name="P61"/>
      <text:p text:style-name="P218">Crystal Ball<text:span text:style-name="T254">, Common, Rel</text:span><text:span text:style-name="T265">ic</text:span><text:span text:style-name="T254">:</text:span></text:p>
      <text:p text:style-name="P221"><text:span text:style-name="T214">A</text:span><text:span text:style-name="T215">t the start of combat, Scry 5.</text:span></text:p>
      <text:p text:style-name="P224"/>
      <text:p text:style-name="P229">Curses</text:p>
      <text:p text:style-name="P3"/>
      <text:p text:style-name="P138"><text:span text:style-name="T24">G</text:span><text:span text:style-name="T25">uilt</text:span><text:span text:style-name="T40">, Curse, Unplayable:</text:span></text:p>
      <text:p text:style-name="P140"><text:span text:style-name="T86">Unplayable. </text:span><text:span text:style-name="T71">At the end of your turn, lose </text:span><text:span text:style-name="T72">2</text:span><text:span text:style-name="T71"> H</text:span><text:span text:style-name="T72">P</text:span><text:span text:style-name="T71">. W</text:span><text:span text:style-name="T72">henever you shuffle </text:span><text:span text:style-name="T83">your draw pile</text:span><text:span text:style-name="T72">, return this card to your hand.</text:span></text:p>
      <text:p text:style-name="P3"/>
      <text:p text:style-name="P138"><text:span text:style-name="T10">Laziness</text:span><text:span text:style-name="T40">, Curse, Unplayable:</text:span></text:p>
      <text:p text:style-name="P6"><text:span text:style-name="T374">Unplayable. </text:span>When drawn, lose 1 energy. <text:span text:style-name="T375">Ethereal.</text:span></text:p>
      <text:p text:style-name="P3"/>
      <text:p text:style-name="P138"><text:span text:style-name="T10">Indifference</text:span><text:span text:style-name="T40">, Curse, 1:</text:span></text:p>
      <text:p text:style-name="P3">Whenever this card is in your hand, you cannot draw additional cards.</text:p>
      <text:p text:style-name="P3"/>
      <text:p text:style-name="P138"><text:span text:style-name="T10">Fragility</text:span><text:span text:style-name="T40">, Curse, Unplayable:</text:span></text:p>
      <text:p text:style-name="P6"><text:span text:style-name="T374">Unplayable. </text:span>At the end of your turn, gain 1 Vulnerable.</text:p>
      <text:p text:style-name="P3"/>
      <text:p text:style-name="P138"><text:span text:style-name="T16">Terminal</text:span><text:span text:style-name="T40">, Curse, Unplayable:</text:span></text:p>
      <text:p text:style-name="P22">Unplayable. When drawn, lose 2 HP.</text:p>
      <text:p text:style-name="P13"/>
      <text:p text:style-name="P138"><text:span text:style-name="T10">Haunt</text:span><text:span text:style-name="T40">, Curse, 1:</text:span></text:p>
      <text:p text:style-name="P3">At the end of your turn, lose 8 HP.</text:p>
      <text:p text:style-name="P12"/>
      <text:p text:style-name="P145"><text:span text:style-name="T153">Cursed Drum</text:span><text:span text:style-name="T40">, </text:span><text:span text:style-name="T55">Shop</text:span><text:span text:style-name="T40">, Relic:</text:span></text:p>
      <text:p text:style-name="P12">Whenever you draw a Curse, gain <text:span text:style-name="T352">3</text:span> Strength and lose 1 Dexterity.</text:p>
      <text:p text:style-name="P12"/>
      <text:p text:style-name="P145"><text:span text:style-name="T153">Red Water</text:span><text:span text:style-name="T40">, Common, Relic:</text:span></text:p>
      <text:p text:style-name="P12">Playable Status and Curse cards cost now 1 less energy to play.</text:p>
      <text:p text:style-name="P12"/>
      <text:p text:style-name="P138"><text:span text:style-name="T158">Crimson Bow</text:span><text:span text:style-name="T40">, Uncommon, Relic:</text:span></text:p>
      <text:p text:style-name="P138"><text:span text:style-name="T134">Every</text:span><text:span text:style-name="T40"> time you take damage from a Curse, gain 1 Strength.</text:span></text:p>
      <text:p text:style-name="P3"/>
      <text:p text:style-name="P3"/>
      <text:p text:style-name="P189">Colorless</text:p>
      <text:p text:style-name="P4"/>
      <text:p text:style-name="P139"><text:span text:style-name="T10">Breakthrough</text:span><text:span text:style-name="T40">, </text:span><text:span text:style-name="T135">Uncommon</text:span><text:span text:style-name="T40">, Power, 2:</text:span></text:p>
      <text:p text:style-name="P4">Gain 2 (3) Strength, Dexterity and Focus.</text:p>
      <text:p text:style-name="P232"/>
      <text:p text:style-name="P139"><text:span text:style-name="T243">Memories</text:span><text:span text:style-name="T165">, Uncommon, Skill, 1 (0):</text:span></text:p>
      <text:p text:style-name="P25">Exchange your discard and draw pile.</text:p>
      <text:p text:style-name="P25"/>
      <text:p text:style-name="P139"><text:span text:style-name="T243">Constant</text:span><text:span text:style-name="T165">, Uncommon, Attack, 1:</text:span></text:p>
      <text:p text:style-name="P139"><text:span text:style-name="T165">Deal </text:span><text:span text:style-name="T241">6</text:span><text:span text:style-name="T165"> (</text:span><text:span text:style-name="T241">9</text:span><text:span text:style-name="T165">) damage. Gain </text:span><text:span text:style-name="T241">6</text:span><text:span text:style-name="T165"> (</text:span><text:span text:style-name="T241">9</text:span><text:span text:style-name="T165">) Block. </text:span><text:span text:style-name="T242">Immutable</text:span><text:span text:style-name="T165">.</text:span></text:p>
      <text:p text:style-name="P25"/>
      <text:p text:style-name="P139"><text:span text:style-name="T243">Blessing</text:span><text:span text:style-name="T165">, Rare, Power, 1 </text:span><text:span text:style-name="T235">(0)</text:span><text:span text:style-name="T165">:</text:span></text:p>
      <text:p text:style-name="P191"><text:span text:style-name="T379">Latent. </text:span>At the start of your turn, gain 1 energy.</text:p>
      <text:p text:style-name="P191"/>
      <text:p text:style-name="P206"><text:span text:style-name="T365">M</text:span>onad<text:span text:style-name="T268">, Rare, Attack, 2 </text:span><text:span text:style-name="T305">(1)</text:span><text:span text:style-name="T268">:</text:span></text:p>
      <text:p text:style-name="P200">Deal damage equal to the number of cards currently in play. Immutable.</text:p>
      <text:p text:style-name="P193"/>
      <text:p text:style-name="P204">Acceptance<text:span text:style-name="T268">, Rare, Skill, 2 (1):</text:span></text:p>
      <text:p text:style-name="P127"><text:span text:style-name="T310">F</text:span><text:span text:style-name="T311">orgotten</text:span><text:span text:style-name="T312">. </text:span><text:span text:style-name="T313">Exhaust all Curses in your hand, heal 1 HP per Curse exhausted. Exhaust.</text:span></text:p>
      <text:p text:style-name="P192"/>
      <text:p text:style-name="P126"><text:span text:style-name="T306">Inner Demons</text:span><text:span text:style-name="T307">, U</text:span><text:span text:style-name="T309">ncommon</text:span><text:span text:style-name="T307">, A</text:span><text:span text:style-name="T308">ttack</text:span><text:span text:style-name="T307">, 1:</text:span></text:p>
      <text:p text:style-name="P126"><text:span text:style-name="T307">Deal 1</text:span><text:span text:style-name="T314">0</text:span><text:span text:style-name="T307"> (1</text:span><text:span text:style-name="T314">4</text:span><text:span text:style-name="T307">) damage. Gain 1</text:span><text:span text:style-name="T314">0</text:span><text:span text:style-name="T307"> (1</text:span><text:span text:style-name="T314">4</text:span><text:span text:style-name="T307">) Block. Add a random curse to your </text:span><text:span text:style-name="T315">hand</text:span><text:span text:style-name="T307">.</text:span></text:p>
      <text:p text:style-name="P196"/>
      <text:p text:style-name="P209"><text:span text:style-name="T254">Emotional</text:span><text:span text:style-name="T255">, Uncommon, Skill, 0:</text:span></text:p>
      <text:p text:style-name="P195">(Retain.) Enter Calm, Courage or Wrath. Exit it at the beginning of your next turn. Exhaust.</text:p>
      <text:p text:style-name="P194"/>
      <text:p text:style-name="P210"><text:span text:style-name="T254">Godless</text:span><text:span text:style-name="T255">, Rare, Skill,</text:span><text:span text:style-name="T260"> </text:span><text:span text:style-name="T262">5</text:span><text:span text:style-name="T261"> </text:span><text:span text:style-name="T257">(</text:span><text:span text:style-name="T262">4</text:span><text:span text:style-name="T257">)</text:span><text:span text:style-name="T255">:</text:span></text:p>
      <text:p text:style-name="P197">Enter Divinity. Exhaust.</text:p>
      <text:p text:style-name="P194"/>
      <text:p text:style-name="P211"><text:span text:style-name="T269">Picture</text:span><text:span text:style-name="T268"> Book</text:span><text:span text:style-name="T255">, Uncommon, Relic:</text:span></text:p>
      <text:p text:style-name="P202">All of your Curses gain Forgotten.</text:p>
      <text:p text:style-name="P194"/>
      <text:p text:style-name="P188">Special</text:p>
      <text:p text:style-name="P3"/>
      <text:p text:style-name="P113">Ironclad</text:p>
      <text:p text:style-name="P138"><text:span text:style-name="T10">Dark Flame</text:span><text:span text:style-name="T11">s</text:span><text:span text:style-name="T40">, Special, </text:span><text:span text:style-name="T41">Attack</text:span><text:span text:style-name="T40">, 1:</text:span></text:p>
      <text:p text:style-name="P5">Buried. Deal <text:span text:style-name="T267">20</text:span> (<text:span text:style-name="T266">3</text:span>0) damage to ALL enemies.</text:p>
      <text:p text:style-name="P201"/>
      <text:p text:style-name="P212">Watcher</text:p>
      <text:p text:style-name="P207">Vision<text:span text:style-name="T268">, Special, Skill, 0:</text:span></text:p>
      <text:p text:style-name="P203">Retain. Scry 2 (3). Exhaust.</text:p>
      <text:p text:style-name="P201"/>
      <text:p text:style-name="P208"><text:span text:style-name="T404">Plea</text:span><text:span text:style-name="T268">, Special, Skill, 0:</text:span></text:p>
      <text:p text:style-name="P208"><text:span text:style-name="T268">Retain. </text:span><text:span text:style-name="T301">Gain</text:span><text:span text:style-name="T268"> 2 (3) </text:span><text:span text:style-name="T301">Mantra</text:span><text:span text:style-name="T268">. Exhaust.</text:span></text:p>
      <text:p text:style-name="P201"/>
      <text:p text:style-name="P190">Colorless</text:p>
      <text:p text:style-name="P205">Offense<text:span text:style-name="T268">, Special, Attack, 0:</text:span></text:p>
      <text:p text:style-name="P198">[Ethereal.] (Retain.) Deal 2 damage. Exhaust.</text:p>
      <text:p text:style-name="P199"/>
      <text:p text:style-name="P205">Defense<text:span text:style-name="T268">, Special, Skill, 0:</text:span></text:p>
      <text:p text:style-name="P198">[Ethereal.] (Retain.) Gain 2 Block. Exhaus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2" svg:font-family="Calibri"/>
    <style:font-face style:name="Courier New2" svg:font-family="'Courier New'"/>
    <style:font-face style:name="Georgia1" svg:font-family="Georgia"/>
    <style:font-face style:name="Liberation Serif1" svg:font-family="'Liberation Serif'"/>
    <style:font-face style:name="UD Digi Kyokasho NK-R" svg:font-family="'UD Digi Kyokasho NK-R'"/>
    <style:font-face style:name="Arial1" svg:font-family="Arial" style:font-family-generic="swiss"/>
    <style:font-face style:name="Calibri" svg:font-family="Calibri" style:font-family-generic="swiss"/>
    <style:font-face style:name="Courier New1" svg:font-family="'Courier New'" style:font-family-generic="swiss"/>
    <style:font-face style:name="Georgia" svg:font-family="Georgia" style:font-family-generic="swiss"/>
    <style:font-face style:name="JetBrains Mono" svg:font-family="'JetBrains Mono'" style:font-family-generic="swiss"/>
    <style:font-face style:name="Liberation Serif" svg:font-family="'Liberation Serif'" style:font-family-generic="swiss"/>
    <style:font-face style:name="Courier New" svg:font-family="'Courier New'" style:font-family-generic="modern" style:font-pitch="fixed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Calibri3" svg:font-family="Calibri" style:font-family-generic="system" style:font-pitch="variable"/>
    <style:font-face style:name="Courier New3" svg:font-family="'Courier New'" style:font-family-generic="system" style:font-pitch="variable"/>
    <style:font-face style:name="Georgia2" svg:font-family="Georgia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ourier New" fo:font-family="'Courier New'" style:font-family-generic="modern" style:font-pitch="fixed" fo:font-size="24pt" style:font-name-asian="UD Digi Kyokasho NK-R" style:font-family-asian="'UD Digi Kyokasho NK-R'" style:font-size-asian="2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name-asian="Calibri" style:font-family-asian="Calibri" style:font-family-generic-asian="swiss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name-asian="Calibri" style:font-family-asian="Calibri" style:font-family-generic-asian="swiss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asian="Calibri" style:font-family-asian="Calibri" style:font-family-generic-asian="swiss" style:font-name-complex="Arial1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swiss" fo:font-size="24pt" fo:font-style="italic" style:font-name-asian="Georgia1" style:font-family-asian="Georgia" style:font-size-asian="24pt" style:font-style-asian="italic" style:font-name-complex="Georgia2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79.999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30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90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06-15T21:47:30.550000000</dc:date>
    <meta:editing-duration>P3DT22H39M3S</meta:editing-duration>
    <meta:editing-cycles>1310</meta:editing-cycles>
    <meta:document-statistic meta:table-count="0" meta:image-count="0" meta:object-count="0" meta:page-count="6" meta:paragraph-count="313" meta:word-count="2385" meta:character-count="13701" meta:non-whitespace-character-count="11627"/>
  </office:meta>
</office:document-meta>
</file>